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47in"/>
    </style:style>
    <style:style style:name="co63" style:family="table-column">
      <style:table-column-properties fo:break-before="auto" style:column-width="1.4146in"/>
    </style:style>
    <style:style style:name="co64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4764in"/>
    </style:style>
    <style:style style:name="co65" style:family="table-column">
      <style:table-column-properties fo:break-before="auto" style:column-width="1.5819in"/>
    </style:style>
    <style:style style:name="co66" style:family="table-column">
      <style:table-column-properties fo:break-before="auto" style:column-width="2.5972in"/>
    </style:style>
    <style:style style:name="co49" style:family="table-column">
      <style:table-column-properties fo:break-before="auto" style:column-width="0.8925in"/>
    </style:style>
    <style:style style:name="co28" style:family="table-column">
      <style:table-column-properties fo:break-before="auto" style:column-width="1.3764in"/>
    </style:style>
    <style:style style:name="co67" style:family="table-column">
      <style:table-column-properties fo:break-before="auto" style:column-width="0.8102in"/>
    </style:style>
    <style:style style:name="co72" style:family="table-column">
      <style:table-column-properties fo:break-before="auto" style:column-width="1.0547in"/>
    </style:style>
    <style:style style:name="co82" style:family="table-column">
      <style:table-column-properties fo:break-before="auto" style:column-width="0.5154in"/>
    </style:style>
    <style:style style:name="co83" style:family="table-column">
      <style:table-column-properties fo:break-before="auto" style:column-width="1.0165in"/>
    </style:style>
    <style:style style:name="co84" style:family="table-column">
      <style:table-column-properties fo:break-before="auto" style:column-width="1.6075in"/>
    </style:style>
    <style:style style:name="co85" style:family="table-column">
      <style:table-column-properties fo:break-before="auto" style:column-width="2.2118in"/>
    </style:style>
    <style:style style:name="co18" style:family="table-column">
      <style:table-column-properties fo:break-before="auto" style:column-width="0.6181in"/>
    </style:style>
    <style:style style:name="co45" style:family="table-column">
      <style:table-column-properties fo:break-before="auto" style:column-width="1.8134in"/>
    </style:style>
    <style:style style:name="co47" style:family="table-column">
      <style:table-column-properties fo:break-before="auto" style:column-width="1.2992in"/>
    </style:style>
    <style:style style:name="co52" style:family="table-column">
      <style:table-column-properties fo:break-before="auto" style:column-width="1.852in"/>
    </style:style>
    <style:style style:name="co48" style:family="table-column">
      <style:table-column-properties fo:break-before="auto" style:column-width="3.4327in"/>
    </style:style>
    <style:style style:name="co39" style:family="table-column">
      <style:table-column-properties fo:break-before="auto" style:column-width="1.5689in"/>
    </style:style>
    <style:style style:name="co94" style:family="table-column">
      <style:table-column-properties fo:break-before="auto" style:column-width="1.0681in"/>
    </style:style>
    <style:style style:name="co41" style:family="table-column">
      <style:table-column-properties fo:break-before="auto" style:column-width="2.1217in"/>
    </style:style>
    <style:style style:name="co95" style:family="table-column">
      <style:table-column-properties fo:break-before="auto" style:column-width="3.7028in"/>
    </style:style>
    <style:style style:name="co77" style:family="table-column">
      <style:table-column-properties fo:break-before="auto" style:column-width="1.7102in"/>
    </style:style>
    <style:style style:name="co91" style:family="table-column">
      <style:table-column-properties fo:break-before="auto" style:column-width="1.4661in"/>
    </style:style>
    <style:style style:name="co92" style:family="table-column">
      <style:table-column-properties fo:break-before="auto" style:column-width="0.4898in"/>
    </style:style>
    <style:style style:name="co56" style:family="table-column">
      <style:table-column-properties fo:break-before="auto" style:column-width="0.7209in"/>
    </style:style>
    <style:style style:name="co46" style:family="table-column">
      <style:table-column-properties fo:break-before="auto" style:column-width="1.5047in"/>
    </style:style>
    <style:style style:name="co60" style:family="table-column">
      <style:table-column-properties fo:break-before="auto" style:column-width="1.6335in"/>
    </style:style>
    <style:style style:name="co61" style:family="table-column">
      <style:table-column-properties fo:break-before="auto" style:column-width="0.7846in"/>
    </style:style>
    <style:style style:name="co62" style:family="table-column">
      <style:table-column-properties fo:break-before="auto" style:column-width="2.2634in"/>
    </style:style>
    <style:style style:name="co68" style:family="table-column">
      <style:table-column-properties fo:break-before="auto" style:column-width="0.6307in"/>
    </style:style>
    <style:style style:name="co70" style:family="table-column">
      <style:table-column-properties fo:break-before="auto" style:column-width="6.5047in"/>
    </style:style>
    <style:style style:name="co71" style:family="table-column">
      <style:table-column-properties fo:break-before="auto" style:column-width="3.1756in"/>
    </style:style>
    <style:style style:name="co55" style:family="table-column">
      <style:table-column-properties fo:break-before="auto" style:column-width="1.3634in"/>
    </style:style>
    <style:style style:name="co87" style:family="table-column">
      <style:table-column-properties fo:break-before="auto" style:column-width="2.0957in"/>
    </style:style>
    <style:style style:name="co88" style:family="table-column">
      <style:table-column-properties fo:break-before="auto" style:column-width="2.8283in"/>
    </style:style>
    <style:style style:name="co89" style:family="table-column">
      <style:table-column-properties fo:break-before="auto" style:column-width="2.7256in"/>
    </style:style>
    <style:style style:name="co86" style:family="table-column">
      <style:table-column-properties fo:break-before="auto" style:column-width="1.2602in"/>
    </style:style>
    <style:style style:name="co90" style:family="table-column">
      <style:table-column-properties fo:break-before="auto" style:column-width="5.2193in"/>
    </style:style>
    <style:style style:name="co69" style:family="table-column">
      <style:table-column-properties fo:break-before="auto" style:column-width="1.7492in"/>
    </style:style>
    <style:style style:name="co73" style:family="table-column">
      <style:table-column-properties fo:break-before="auto" style:column-width="0.5535in"/>
    </style:style>
    <style:style style:name="co76" style:family="table-column">
      <style:table-column-properties fo:break-before="auto" style:column-width="3.5866in"/>
    </style:style>
    <style:style style:name="co81" style:family="table-column">
      <style:table-column-properties fo:break-before="auto" style:column-width="2.1346in"/>
    </style:style>
    <style:style style:name="co57" style:family="table-column">
      <style:table-column-properties fo:break-before="auto" style:column-width="0.7335in"/>
    </style:style>
    <style:style style:name="co58" style:family="table-column">
      <style:table-column-properties fo:break-before="auto" style:column-width="1.0807in"/>
    </style:style>
    <style:style style:name="co59" style:family="table-column">
      <style:table-column-properties fo:break-before="auto" style:column-width="1.5173in"/>
    </style:style>
    <style:style style:name="co74" style:family="table-column">
      <style:table-column-properties fo:break-before="auto" style:column-width="1.6209in"/>
    </style:style>
    <style:style style:name="co75" style:family="table-column">
      <style:table-column-properties fo:break-before="auto" style:column-width="2.7772in"/>
    </style:style>
    <style:style style:name="co78" style:family="table-column">
      <style:table-column-properties fo:break-before="auto" style:column-width="0.6693in"/>
    </style:style>
    <style:style style:name="co79" style:family="table-column">
      <style:table-column-properties fo:break-before="auto" style:column-width="5.8492in"/>
    </style:style>
    <style:style style:name="ro1" style:family="table-row">
      <style:table-row-properties style:row-height="0.1783in" fo:break-before="auto" style:use-optimal-row-height="true"/>
    </style:style>
    <style:style style:name="ro10" style:family="table-row">
      <style:table-row-properties style:row-height="0.1783in" fo:break-before="auto" style:use-optimal-row-height="true"/>
    </style:style>
    <style:style style:name="ro1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1783in" fo:break-before="auto" style:use-optimal-row-height="true"/>
    </style:style>
    <style:style style:name="ro18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1665in" fo:break-before="auto" style:use-optimal-row-height="true"/>
    </style:style>
    <style:style style:name="ro12" style:family="table-row">
      <style:table-row-properties style:row-height="0.1827in" fo:break-before="auto" style:use-optimal-row-height="true"/>
    </style:style>
    <style:style style:name="ta8" style:family="table" style:master-page-name="PageStyle_5f_wands">
      <style:table-properties table:display="true" style:writing-mode="lr-tb"/>
    </style:style>
    <style:style style:name="ta10" style:family="table" style:master-page-name="PageStyle_5f_staves">
      <style:table-properties table:display="true" style:writing-mode="lr-tb"/>
    </style:style>
    <style:style style:name="ta11" style:family="table" style:master-page-name="PageStyle_5f_potion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9" style:family="table" style:master-page-name="PageStyle_5f_sci">
      <style:table-properties table:display="true" style:writing-mode="lr-tb"/>
    </style:style>
    <style:style style:name="ta12" style:family="table" style:master-page-name="PageStyle_5f_cha">
      <style:table-properties table:display="true" style:writing-mode="lr-tb"/>
    </style:style>
    <style:style style:name="ta7" style:family="table" style:master-page-name="PageStyle_5f_fan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</style:style>
    <style:style style:name="ce12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0008in solid #000000" fo:border-left="none" fo:border-right="none" fo:border-top="none"/>
    </style:style>
    <style:style style:name="ce1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9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</style:style>
    <style:style style:name="ce6" style:family="table-cell" style:parent-style-name="Default" style:data-style-name="N3">
      <style:table-cell-properties fo:border-bottom="0.0008in solid #000000" fo:border-left="none" fo:border-right="none" fo:border-top="none"/>
    </style:style>
    <style:style style:name="ce7" style:family="table-cell" style:parent-style-name="Default" style:data-style-name="N3"/>
    <style:style style:name="ce8" style:family="table-cell" style:parent-style-name="Default">
      <style:table-cell-properties fo:background-color="#ffffcc"/>
    </style:style>
    <style:style style:name="ce13" style:family="table-cell" style:parent-style-name="Default" style:data-style-name="N37">
      <style:table-cell-properties fo:background-color="#ffffcc"/>
    </style:style>
  </office:automatic-styles>
  <office:body>
    <office:spreadsheet>
      <table:calculation-settings table:case-sensitive="false" table:automatic-find-labels="false" table:use-regular-expressions="false"/>
      <table:table table:name="wands" table:style-name="ta8" table:print="false">
        <office:forms form:automatic-focus="false" form:apply-design-mode="false"/>
        <table:table-column table:style-name="co1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49" table:default-cell-style-name="Default"/>
        <table:table-row table:style-name="ro1">
          <table:table-cell table:style-name="ce10" office:value-type="string">
            <text:p>Realm</text:p>
          </table:table-cell>
          <table:table-cell table:style-name="ce10" office:value-type="string">
            <text:p>Area</text:p>
          </table:table-cell>
          <table:table-cell table:style-name="ce10" office:value-type="string">
            <text:p>Mob</text:p>
          </table:table-cell>
          <table:table-cell table:style-name="ce10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office:value-type="string">
            <text:p>Notes</text:p>
          </table:table-cell>
          <table:table-cell/>
        </table:table-row>
        <table:table-row table:style-name="ro10">
          <table:table-cell office:value-type="string">
            <text:p>fantasy</text:p>
          </table:table-cell>
          <table:table-cell office:value-type="string">
            <text:p>ao</text:p>
          </table:table-cell>
          <table:table-cell office:value-type="string">
            <text:p>zaubernuss</text:p>
          </table:table-cell>
          <table:table-cell office:value-type="string">
            <text:p>45k</text:p>
          </table:table-cell>
          <table:table-cell office:value-type="string">
            <text:p>poison wand</text:p>
          </table:table-cell>
          <table:table-cell table:number-columns-repeated="2"/>
        </table:table-row>
        <table:table-row table:style-name="ro13">
          <table:table-cell table:style-name="ce12" office:value-type="string">
            <text:p>fantasy</text:p>
          </table:table-cell>
          <table:table-cell table:style-name="ce12" office:value-type="string">
            <text:p>angelo</text:p>
          </table:table-cell>
          <table:table-cell table:style-name="ce12" table:number-columns-repeated="2"/>
          <table:table-cell table:style-name="ce12" office:value-type="string">
            <text:p>luck wand</text:p>
          </table:table-cell>
          <table:table-cell table:style-name="ce12" office:value-type="string">
            <text:p>in willow's house of wonders</text:p>
          </table:table-cell>
          <table:table-cell table:style-name="ce12" office:value-type="string">
            <text:p>15000, heals 25 hp/sp, has to recharge</text:p>
          </table:table-cell>
        </table:table-row>
        <table:table-row table:style-name="ro13">
          <table:table-cell table:style-name="ce12" office:value-type="string">
            <text:p>fantasy</text:p>
          </table:table-cell>
          <table:table-cell table:style-name="ce12" office:value-type="string">
            <text:p>angelo</text:p>
          </table:table-cell>
          <table:table-cell table:style-name="ce12" table:number-columns-repeated="2"/>
          <table:table-cell table:style-name="ce12" office:value-type="string">
            <text:p>luck wand (endurance)</text:p>
          </table:table-cell>
          <table:table-cell table:style-name="ce12" office:value-type="string">
            <text:p>in willow's house of wonders</text:p>
          </table:table-cell>
          <table:table-cell table:style-name="ce12" office:value-type="string">
            <text:p>7500, heals 25 hps per charge, has to recharge</text:p>
          </table:table-cell>
        </table:table-row>
        <table:table-row table:style-name="ro13">
          <table:table-cell table:style-name="ce12" office:value-type="string">
            <text:p>fantasy</text:p>
          </table:table-cell>
          <table:table-cell table:style-name="ce12" office:value-type="string">
            <text:p>angelo</text:p>
          </table:table-cell>
          <table:table-cell table:style-name="ce12" table:number-columns-repeated="2"/>
          <table:table-cell table:style-name="ce12" office:value-type="string">
            <text:p>luck wand (energy)</text:p>
          </table:table-cell>
          <table:table-cell table:style-name="ce12" office:value-type="string">
            <text:p>in willow's house of wonders</text:p>
          </table:table-cell>
          <table:table-cell table:style-name="ce12" office:value-type="string">
            <text:p>7500, heals 25 sps per charge</text:p>
          </table:table-cell>
        </table:table-row>
        <table:table-row table:style-name="ro10">
          <table:table-cell office:value-type="string">
            <text:p>fantasy</text:p>
          </table:table-cell>
          <table:table-cell office:value-type="string">
            <text:p>enchanted spring</text:p>
          </table:table-cell>
          <table:table-cell office:value-type="string">
            <text:p>ashly</text:p>
          </table:table-cell>
          <table:table-cell office:value-type="string">
            <text:p>45k</text:p>
          </table:table-cell>
          <table:table-cell office:value-type="string">
            <text:p>random</text:p>
          </table:table-cell>
          <table:table-cell table:number-columns-repeated="2"/>
        </table:table-row>
        <table:table-row table:style-name="ro10">
          <table:table-cell office:value-type="string">
            <text:p>fantasy</text:p>
          </table:table-cell>
          <table:table-cell office:value-type="string">
            <text:p>enchanted spring</text:p>
          </table:table-cell>
          <table:table-cell office:value-type="string">
            <text:p>tashara</text:p>
          </table:table-cell>
          <table:table-cell office:value-type="string">
            <text:p>33k</text:p>
          </table:table-cell>
          <table:table-cell office:value-type="string">
            <text:p>random</text:p>
          </table:table-cell>
          <table:table-cell table:number-columns-repeated="2"/>
        </table:table-row>
        <table:table-row table:style-name="ro10">
          <table:table-cell office:value-type="string">
            <text:p>fantasy</text:p>
          </table:table-cell>
          <table:table-cell office:value-type="string">
            <text:p>enchanted spring</text:p>
          </table:table-cell>
          <table:table-cell office:value-type="string">
            <text:p>luna maray</text:p>
          </table:table-cell>
          <table:table-cell office:value-type="string">
            <text:p>50k</text:p>
          </table:table-cell>
          <table:table-cell office:value-type="string">
            <text:p>random</text:p>
          </table:table-cell>
          <table:table-cell table:number-columns-repeated="2"/>
        </table:table-row>
        <table:table-row table:style-name="ro10">
          <table:table-cell office:value-type="string">
            <text:p>fantasy</text:p>
          </table:table-cell>
          <table:table-cell office:value-type="string">
            <text:p>enchanted spring</text:p>
          </table:table-cell>
          <table:table-cell office:value-type="string">
            <text:p>mary</text:p>
          </table:table-cell>
          <table:table-cell office:value-type="string">
            <text:p>20k</text:p>
          </table:table-cell>
          <table:table-cell office:value-type="string">
            <text:p>random</text:p>
          </table:table-cell>
          <table:table-cell table:number-columns-repeated="2"/>
        </table:table-row>
        <table:table-row table:style-name="ro13">
          <table:table-cell office:value-type="string">
            <text:p>chaos</text:p>
          </table:table-cell>
          <table:table-cell office:value-type="string">
            <text:p>chaos museum</text:p>
          </table:table-cell>
          <table:table-cell table:number-columns-repeated="2"/>
          <table:table-cell office:value-type="string">
            <text:p>soulfire</text:p>
          </table:table-cell>
          <table:table-cell office:value-type="string">
            <text:p>zappo living, syphon dead</text:p>
          </table:table-cell>
          <table:table-cell office:value-type="string">
            <text:p>dests after several uses...not sure what it does to corpses; drains mob sps?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bandit hut</text:p>
          </table:table-cell>
          <table:table-cell table:number-columns-repeated="2" office:value-type="string">
            <text:p>n/a</text:p>
          </table:table-cell>
          <table:table-cell office:value-type="string">
            <text:p>wand of icy daggers</text:p>
          </table:table-cell>
          <table:table-cell office:value-type="string">
            <text:p>stab &lt;target&gt;</text:p>
          </table:table-cell>
          <table:table-cell/>
        </table:table-row>
        <table:table-row table:style-name="ro10">
          <table:table-cell office:value-type="string">
            <text:p>fantasy</text:p>
          </table:table-cell>
          <table:table-cell office:value-type="string">
            <text:p>realm of the verbeeg</text:p>
          </table:table-cell>
          <table:table-cell office:value-type="string">
            <text:p>azalin</text:p>
          </table:table-cell>
          <table:table-cell office:value-type="string">
            <text:p>200k</text:p>
          </table:table-cell>
          <table:table-cell office:value-type="string">
            <text:p>random</text:p>
          </table:table-cell>
          <table:table-cell table:number-columns-repeated="2"/>
        </table:table-row>
        <table:table-row table:style-name="ro1">
          <table:table-cell office:value-type="string">
            <text:p>fantasy</text:p>
          </table:table-cell>
          <table:table-cell office:value-type="string">
            <text:p>hell</text:p>
          </table:table-cell>
          <table:table-cell table:number-columns-repeated="2" office:value-type="string">
            <text:p>*</text:p>
          </table:table-cell>
          <table:table-cell office:value-type="string">
            <text:p>random wands</text:p>
          </table:table-cell>
          <table:table-cell table:number-columns-repeated="2"/>
        </table:table-row>
        <table:table-row table:style-name="ro10">
          <table:table-cell office:value-type="string">
            <text:p>fantasy</text:p>
          </table:table-cell>
          <table:table-cell office:value-type="string">
            <text:p>dragon isle (serinth)</text:p>
          </table:table-cell>
          <table:table-cell table:number-columns-repeated="2" office:value-type="string">
            <text:p>*</text:p>
          </table:table-cell>
          <table:table-cell office:value-type="string">
            <text:p>random wands</text:p>
          </table:table-cell>
          <table:table-cell table:number-columns-repeated="2"/>
        </table:table-row>
        <table:table-row table:style-name="ro10">
          <table:table-cell office:value-type="string">
            <text:p>chaos</text:p>
          </table:table-cell>
          <table:table-cell office:value-type="string">
            <text:p>myth area</text:p>
          </table:table-cell>
          <table:table-cell office:value-type="string">
            <text:p>themis</text:p>
          </table:table-cell>
          <table:table-cell office:value-type="string">
            <text:p>40k</text:p>
          </table:table-cell>
          <table:table-cell office:value-type="string">
            <text:p>wand of libra</text:p>
          </table:table-cell>
          <table:table-cell office:value-type="string">
            <text:p>flog</text:p>
          </table:table-cell>
          <table:table-cell/>
        </table:table-row>
        <table:table-row table:style-name="ro10">
          <table:table-cell office:value-type="string">
            <text:p>fantasy</text:p>
          </table:table-cell>
          <table:table-cell office:value-type="string">
            <text:p>catacombs</text:p>
          </table:table-cell>
          <table:table-cell office:value-type="string">
            <text:p>evil lich</text:p>
          </table:table-cell>
          <table:table-cell office:value-type="string">
            <text:p>40k</text:p>
          </table:table-cell>
          <table:table-cell office:value-type="string">
            <text:p>random</text:p>
          </table:table-cell>
          <table:table-cell table:number-columns-repeated="2"/>
        </table:table-row>
        <table:table-row table:style-name="ro10">
          <table:table-cell office:value-type="string">
            <text:p>fantasy</text:p>
          </table:table-cell>
          <table:table-cell office:value-type="string">
            <text:p>fauntist guild</text:p>
          </table:table-cell>
          <table:table-cell office:value-type="string">
            <text:p>ixitxachitl</text:p>
          </table:table-cell>
          <table:table-cell office:value-type="string">
            <text:p>90k</text:p>
          </table:table-cell>
          <table:table-cell office:value-type="string">
            <text:p>ivory wand</text:p>
          </table:table-cell>
          <table:table-cell office:value-type="string">
            <text:p>point wand at &lt;mob&gt;; eltzamm – paralyzes mob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4"/>
          <table:table-cell table:style-name="ce10" office:value-type="string">
            <text:p>wands/rods</text:p>
          </table:table-cell>
          <table:table-cell table:style-name="ce10" office:value-type="string">
            <text:p>notes</text:p>
          </table:table-cell>
          <table:table-cell/>
        </table:table-row>
        <table:table-row table:style-name="ro10">
          <table:table-cell table:number-columns-repeated="4"/>
          <table:table-cell office:value-type="string">
            <text:p>stoning</text:p>
          </table:table-cell>
          <table:table-cell office:value-type="string">
            <text:p>stone, blunt dmg</text:p>
          </table:table-cell>
          <table:table-cell/>
        </table:table-row>
        <table:table-row table:style-name="ro10">
          <table:table-cell table:number-columns-repeated="4"/>
          <table:table-cell office:value-type="string">
            <text:p>fire</text:p>
          </table:table-cell>
          <table:table-cell office:value-type="string">
            <text:p>scorch, fire dmg</text:p>
          </table:table-cell>
          <table:table-cell/>
        </table:table-row>
        <table:table-row table:style-name="ro10">
          <table:table-cell table:number-columns-repeated="4"/>
          <table:table-cell office:value-type="string">
            <text:p>parylyzation</text:p>
          </table:table-cell>
          <table:table-cell office:value-type="string">
            <text:p>crime, mob can't attack for one round</text:p>
          </table:table-cell>
          <table:table-cell/>
        </table:table-row>
        <table:table-row table:style-name="ro10">
          <table:table-cell table:number-columns-repeated="4"/>
          <table:table-cell office:value-type="string">
            <text:p>flame</text:p>
          </table:table-cell>
          <table:table-cell office:value-type="string">
            <text:p>crips, fire dmg</text:p>
          </table:table-cell>
          <table:table-cell/>
        </table:table-row>
        <table:table-row table:style-name="ro10">
          <table:table-cell table:number-columns-repeated="4"/>
          <table:table-cell office:value-type="string">
            <text:p>fear</text:p>
          </table:table-cell>
          <table:table-cell office:value-type="string">
            <text:p>hotuvy, fear a mob</text:p>
          </table:table-cell>
          <table:table-cell/>
        </table:table-row>
        <table:table-row table:style-name="ro10">
          <table:table-cell table:number-columns-repeated="4"/>
          <table:table-cell office:value-type="string">
            <text:p>secret door location</text:p>
          </table:table-cell>
          <table:table-cell office:value-type="string">
            <text:p>secret, tells you where a hidden exit is, dests after use</text:p>
          </table:table-cell>
          <table:table-cell/>
        </table:table-row>
        <table:table-row table:style-name="ro10">
          <table:table-cell table:number-columns-repeated="4"/>
          <table:table-cell office:value-type="string">
            <text:p>lightning</text:p>
          </table:table-cell>
          <table:table-cell office:value-type="string">
            <text:p>bepupu, elec dmg</text:p>
          </table:table-cell>
          <table:table-cell/>
        </table:table-row>
        <table:table-row table:style-name="ro10">
          <table:table-cell table:number-columns-repeated="4"/>
          <table:table-cell office:value-type="string">
            <text:p>flailing</text:p>
          </table:table-cell>
          <table:table-cell office:value-type="string">
            <text:p>'qily', assuming edge dmg</text:p>
          </table:table-cell>
          <table:table-cell/>
        </table:table-row>
        <table:table-row table:style-name="ro10">
          <table:table-cell table:number-columns-repeated="4"/>
          <table:table-cell office:value-type="string">
            <text:p>magic missile</text:p>
          </table:table-cell>
          <table:table-cell office:value-type="string">
            <text:p>'fire', energy dmg I would think</text:p>
          </table:table-cell>
          <table:table-cell/>
        </table:table-row>
        <table:table-row table:style-name="ro10">
          <table:table-cell table:number-columns-repeated="4"/>
          <table:table-cell office:value-type="string">
            <text:p>security</text:p>
          </table:table-cell>
          <table:table-cell office:value-type="string">
            <text:p>'lazo', teleports you to safe room for duration</text:p>
          </table:table-cell>
          <table:table-cell/>
        </table:table-row>
        <table:table-row table:style-name="ro10">
          <table:table-cell table:number-columns-repeated="4"/>
          <table:table-cell office:value-type="string">
            <text:p>terror</text:p>
          </table:table-cell>
          <table:table-cell office:value-type="string">
            <text:p>'guzy', make mob flee</text:p>
          </table:table-cell>
          <table:table-cell/>
        </table:table-row>
        <table:table-row table:style-name="ro10">
          <table:table-cell table:number-columns-repeated="4"/>
          <table:table-cell office:value-type="string">
            <text:p>rejuvenation</text:p>
          </table:table-cell>
          <table:table-cell office:value-type="string">
            <text:p>'gipo', heals sps</text:p>
          </table:table-cell>
          <table:table-cell/>
        </table:table-row>
        <table:table-row table:style-name="ro10">
          <table:table-cell table:number-columns-repeated="4"/>
          <table:table-cell office:value-type="string">
            <text:p>benevolence</text:p>
          </table:table-cell>
          <table:table-cell office:value-type="string">
            <text:p>'suwa', stops all combat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>
            <text:p>staff</text:p>
          </table:table-cell>
          <table:table-cell table:style-name="ce2" office:value-type="string">
            <text:p>Note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nergy</text:p>
          </table:table-cell>
          <table:table-cell office:value-type="string">
            <text:p>energize, big energy hit</text:p>
          </table:table-cell>
          <table:table-cell/>
        </table:table-row>
      </table:table>
      <table:table table:name="staves" table:style-name="ta10" table:print="false">
        <office:forms form:automatic-focus="false" form:apply-design-mode="false"/>
        <table:table-column table:style-name="co1" table:default-cell-style-name="Default"/>
        <table:table-column table:style-name="co28" table:default-cell-style-name="Default"/>
        <table:table-column table:style-name="co67" table:default-cell-style-name="Default"/>
        <table:table-column table:style-name="co4" table:default-cell-style-name="Default"/>
        <table:table-column table:style-name="co72" table:default-cell-style-name="Default"/>
        <table:table-column table:style-name="co82" table:default-cell-style-name="Default"/>
        <table:table-row table:style-name="ro1">
          <table:table-cell office:value-type="string">
            <text:p>Realm</text:p>
          </table:table-cell>
          <table:table-cell office:value-type="string">
            <text:p>Area</text:p>
          </table:table-cell>
          <table:table-cell office:value-type="string">
            <text:p>Mob</text:p>
          </table:table-cell>
          <table:table-cell office:value-type="string">
            <text:p>Class</text:p>
          </table:table-cell>
          <table:table-cell office:value-type="string">
            <text:p>Name</text:p>
          </table:table-cell>
          <table:table-cell office:value-type="string">
            <text:p>Notes</text:p>
          </table:table-cell>
        </table:table-row>
        <table:table-row table:style-name="ro2">
          <table:table-cell office:value-type="string">
            <text:p>fantasy</text:p>
          </table:table-cell>
          <table:table-cell office:value-type="string">
            <text:p>enchanted spring</text:p>
          </table:table-cell>
          <table:table-cell office:value-type="string">
            <text:p>luna maray</text:p>
          </table:table-cell>
          <table:table-cell office:value-type="string">
            <text:p>50k</text:p>
          </table:table-cell>
          <table:table-cell office:value-type="string">
            <text:p>random</text:p>
          </table:table-cell>
          <table:table-cell/>
        </table:table-row>
        <table:table-row table:style-name="ro8">
          <table:table-cell office:value-type="string">
            <text:p>fantasy</text:p>
          </table:table-cell>
          <table:table-cell office:value-type="string">
            <text:p>hell</text:p>
          </table:table-cell>
          <table:table-cell table:number-columns-repeated="2" office:value-type="string">
            <text:p>*</text:p>
          </table:table-cell>
          <table:table-cell office:value-type="string">
            <text:p>random staves</text:p>
          </table:table-cell>
          <table:table-cell/>
        </table:table-row>
        <table:table-row table:style-name="ro8">
          <table:table-cell office:value-type="string">
            <text:p>fantasy</text:p>
          </table:table-cell>
          <table:table-cell office:value-type="string">
            <text:p>dragon isle (serinth)</text:p>
          </table:table-cell>
          <table:table-cell table:number-columns-repeated="2" office:value-type="string">
            <text:p>*</text:p>
          </table:table-cell>
          <table:table-cell office:value-type="string">
            <text:p>random stave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10" office:value-type="string">
            <text:p>wands</text:p>
          </table:table-cell>
          <table:table-cell table:style-name="ce10" office:value-type="string">
            <text:p>notes</text:p>
          </table:table-cell>
        </table:table-row>
        <table:table-row table:style-name="ro1">
          <table:table-cell table:number-columns-repeated="4"/>
          <table:table-cell table:style-name="ce11" office:value-type="string">
            <text:p>slinging</text:p>
          </table:table-cell>
          <table:table-cell office:value-type="string">
            <text:p>"sling"</text:p>
          </table:table-cell>
        </table:table-row>
        <table:table-row table:style-name="ro1">
          <table:table-cell table:number-columns-repeated="4"/>
          <table:table-cell table:style-name="ce11" office:value-type="string">
            <text:p>healing</text:p>
          </table:table-cell>
          <table:table-cell office:value-type="string">
            <text:p>"heal"</text:p>
          </table:table-cell>
        </table:table-row>
      </table:table>
      <table:table table:name="potions" table:style-name="ta11" table:print="false">
        <office:forms form:automatic-focus="false" form:apply-design-mode="false"/>
        <table:table-column table:style-name="co1" table:default-cell-style-name="Default"/>
        <table:table-column table:style-name="co28" table:default-cell-style-name="Default"/>
        <table:table-column table:style-name="co83" table:default-cell-style-name="Default"/>
        <table:table-column table:style-name="co4" table:default-cell-style-name="Default"/>
        <table:table-column table:style-name="co84" table:default-cell-style-name="Default"/>
        <table:table-column table:style-name="co85" table:default-cell-style-name="Default"/>
        <table:table-row table:style-name="ro1">
          <table:table-cell office:value-type="string">
            <text:p>Realm</text:p>
          </table:table-cell>
          <table:table-cell office:value-type="string">
            <text:p>Area</text:p>
          </table:table-cell>
          <table:table-cell office:value-type="string">
            <text:p>Mob</text:p>
          </table:table-cell>
          <table:table-cell office:value-type="string">
            <text:p>Class</text:p>
          </table:table-cell>
          <table:table-cell office:value-type="string">
            <text:p>Name</text:p>
          </table:table-cell>
          <table:table-cell office:value-type="string">
            <text:p>Notes</text:p>
          </table:table-cell>
        </table:table-row>
        <table:table-row table:style-name="ro2">
          <table:table-cell office:value-type="string">
            <text:p>fantasy</text:p>
          </table:table-cell>
          <table:table-cell office:value-type="string">
            <text:p>enchanted spring</text:p>
          </table:table-cell>
          <table:table-cell office:value-type="string">
            <text:p>ashly</text:p>
          </table:table-cell>
          <table:table-cell office:value-type="string">
            <text:p>45k</text:p>
          </table:table-cell>
          <table:table-cell office:value-type="string">
            <text:p>potion of righteousness</text:p>
          </table:table-cell>
          <table:table-cell office:value-type="string">
            <text:p>boosts align</text:p>
          </table:table-cell>
        </table:table-row>
        <table:table-row table:style-name="ro2">
          <table:table-cell office:value-type="string">
            <text:p>fantasy</text:p>
          </table:table-cell>
          <table:table-cell office:value-type="string">
            <text:p>roc nest</text:p>
          </table:table-cell>
          <table:table-cell office:value-type="string">
            <text:p>elysium bird</text:p>
          </table:table-cell>
          <table:table-cell office:value-type="string">
            <text:p>80k</text:p>
          </table:table-cell>
          <table:table-cell office:value-type="string">
            <text:p>alabaster potion</text:p>
          </table:table-cell>
          <table:table-cell office:value-type="string">
            <text:p>big sp heal</text:p>
          </table:table-cell>
        </table:table-row>
        <table:table-row table:style-name="ro2">
          <table:table-cell office:value-type="string">
            <text:p>fantasy</text:p>
          </table:table-cell>
          <table:table-cell office:value-type="string">
            <text:p>enchanted spring</text:p>
          </table:table-cell>
          <table:table-cell office:value-type="string">
            <text:p>hallas</text:p>
          </table:table-cell>
          <table:table-cell office:value-type="string">
            <text:p>52k</text:p>
          </table:table-cell>
          <table:table-cell office:value-type="string">
            <text:p>potion of corruption</text:p>
          </table:table-cell>
          <table:table-cell office:value-type="string">
            <text:p>lowers align</text:p>
          </table:table-cell>
        </table:table-row>
        <table:table-row table:style-name="ro2">
          <table:table-cell office:value-type="string">
            <text:p>fantasy</text:p>
          </table:table-cell>
          <table:table-cell office:value-type="string">
            <text:p>enchanted spring</text:p>
          </table:table-cell>
          <table:table-cell office:value-type="string">
            <text:p>luna maray</text:p>
          </table:table-cell>
          <table:table-cell office:value-type="string">
            <text:p>50k</text:p>
          </table:table-cell>
          <table:table-cell office:value-type="string">
            <text:p>random</text:p>
          </table:table-cell>
          <table:table-cell/>
        </table:table-row>
        <table:table-row table:style-name="ro2">
          <table:table-cell office:value-type="string">
            <text:p>fantasy</text:p>
          </table:table-cell>
          <table:table-cell office:value-type="string">
            <text:p>serinth</text:p>
          </table:table-cell>
          <table:table-cell office:value-type="string">
            <text:p>brytex</text:p>
          </table:table-cell>
          <table:table-cell office:value-type="string">
            <text:p>70k</text:p>
          </table:table-cell>
          <table:table-cell office:value-type="string">
            <text:p>pale blue potion, 'giant'</text:p>
          </table:table-cell>
          <table:table-cell office:value-type="string">
            <text:p>+5 str for a while</text:p>
          </table:table-cell>
        </table:table-row>
        <table:table-row table:style-name="ro8">
          <table:table-cell office:value-type="string">
            <text:p>fantasy</text:p>
          </table:table-cell>
          <table:table-cell office:value-type="string">
            <text:p>serinth</text:p>
          </table:table-cell>
          <table:table-cell table:number-columns-repeated="2"/>
          <table:table-cell office:value-type="string">
            <text:p>pale green potion, 'hero'</text:p>
          </table:table-cell>
          <table:table-cell office:value-type="string">
            <text:p>+96 hp overheal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black pyramid</text:p>
          </table:table-cell>
          <table:table-cell office:value-type="string">
            <text:p>avatar of rage</text:p>
          </table:table-cell>
          <table:table-cell office:value-type="string">
            <text:p>90k</text:p>
          </table:table-cell>
          <table:table-cell office:value-type="string">
            <text:p>potion of rage</text:p>
          </table:table-cell>
          <table:table-cell office:value-type="string">
            <text:p>makes you auto attack everything</text:p>
          </table:table-cell>
        </table:table-row>
        <table:table-row table:style-name="ro8">
          <table:table-cell office:value-type="string">
            <text:p>fantasy</text:p>
          </table:table-cell>
          <table:table-cell office:value-type="string">
            <text:p>serinth (dragon isle)</text:p>
          </table:table-cell>
          <table:table-cell table:number-columns-repeated="2" office:value-type="string">
            <text:p>*</text:p>
          </table:table-cell>
          <table:table-cell office:value-type="string">
            <text:p>random potions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hell</text:p>
          </table:table-cell>
          <table:table-cell table:number-columns-repeated="2" office:value-type="string">
            <text:p>*</text:p>
          </table:table-cell>
          <table:table-cell office:value-type="string">
            <text:p>random potions</text:p>
          </table:table-cell>
          <table:table-cell/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number-columns-repeated="4"/>
          <table:table-cell table:style-name="ce10" office:value-type="string">
            <text:p>potions</text:p>
          </table:table-cell>
          <table:table-cell table:style-name="ce10" office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>
            <text:p>acid protection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perience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softening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fortune</text:p>
          </table:table-cell>
          <table:table-cell office:value-type="string">
            <text:p>drops money in room</text:p>
          </table:table-cell>
        </table:table-row>
      </table:table>
      <table:table table:name="tools" table:style-name="ta4" table:print="false">
        <office:forms form:automatic-focus="false" form:apply-design-mode="false"/>
        <table:table-column table:style-name="co18" table:default-cell-style-name="Default"/>
        <table:table-column table:style-name="co45" table:default-cell-style-name="Default"/>
        <table:table-column table:style-name="co47" table:default-cell-style-name="Default"/>
        <table:table-column table:style-name="co4" table:default-cell-style-name="Default"/>
        <table:table-column table:style-name="co52" table:default-cell-style-name="Default"/>
        <table:table-column table:style-name="co48" table:default-cell-style-name="Default"/>
        <table:table-row table:style-name="ro1">
          <table:table-cell table:style-name="ce2" office:value-type="string">
            <text:p>Realm</text:p>
          </table:table-cell>
          <table:table-cell table:style-name="ce2" office:value-type="string">
            <text:p>Area</text:p>
          </table:table-cell>
          <table:table-cell table:style-name="ce2" office:value-type="string">
            <text:p>Mob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Notes</text:p>
          </table:table-cell>
        </table:table-row>
        <table:table-row table:style-name="ro2">
          <table:table-cell office:value-type="string">
            <text:p>chaos</text:p>
          </table:table-cell>
          <table:table-cell/>
          <table:table-cell office:value-type="string">
            <text:p>dozer</text:p>
          </table:table-cell>
          <table:table-cell/>
          <table:table-cell office:value-type="string">
            <text:p>crowbar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ice fishing</text:p>
          </table:table-cell>
          <table:table-cell table:number-columns-repeated="2" office:value-type="string">
            <text:p>n/a</text:p>
          </table:table-cell>
          <table:table-cell office:value-type="string">
            <text:p>fishing pole</text:p>
          </table:table-cell>
          <table:table-cell office:value-type="string">
            <text:p>for fishing :)</text:p>
          </table:table-cell>
        </table:table-row>
        <table:table-row table:style-name="ro2">
          <table:table-cell office:value-type="string">
            <text:p>chaos</text:p>
          </table:table-cell>
          <table:table-cell office:value-type="string">
            <text:p>monkeytown!</text:p>
          </table:table-cell>
          <table:table-cell table:number-columns-repeated="2" office:value-type="string">
            <text:p>n/a</text:p>
          </table:table-cell>
          <table:table-cell office:value-type="string">
            <text:p>half of some garden shears</text:p>
          </table:table-cell>
          <table:table-cell office:value-type="string">
            <text:p>search chest in kings room</text:p>
          </table:table-cell>
        </table:table-row>
        <table:table-row table:style-name="ro2">
          <table:table-cell office:value-type="string">
            <text:p>chaos</text:p>
          </table:table-cell>
          <table:table-cell office:value-type="string">
            <text:p>Diablo 2</text:p>
          </table:table-cell>
          <table:table-cell office:value-type="string">
            <text:p>herds</text:p>
          </table:table-cell>
          <table:table-cell office:value-type="string">
            <text:p>*</text:p>
          </table:table-cell>
          <table:table-cell office:value-type="string">
            <text:p>thieves lockpicks</text:p>
          </table:table-cell>
          <table:table-cell office:value-type="string">
            <text:p>lets you pick doors, not sure how effective these are</text:p>
          </table:table-cell>
        </table:table-row>
        <table:table-row table:style-name="ro2">
          <table:table-cell office:value-type="string">
            <text:p>chaos</text:p>
          </table:table-cell>
          <table:table-cell office:value-type="string">
            <text:p>oj cow</text:p>
          </table:table-cell>
          <table:table-cell office:value-type="string">
            <text:p>thief</text:p>
          </table:table-cell>
          <table:table-cell office:value-type="string">
            <text:p>8k</text:p>
          </table:table-cell>
          <table:table-cell office:value-type="string">
            <text:p>crowbar</text:p>
          </table:table-cell>
          <table:table-cell/>
        </table:table-row>
        <table:table-row table:style-name="ro2">
          <table:table-cell office:value-type="string">
            <text:p>fantasy</text:p>
          </table:table-cell>
          <table:table-cell office:value-type="string">
            <text:p>grindur</text:p>
          </table:table-cell>
          <table:table-cell office:value-type="string">
            <text:p>quarry worker</text:p>
          </table:table-cell>
          <table:table-cell/>
          <table:table-cell office:value-type="string">
            <text:p>coil of rope</text:p>
          </table:table-cell>
          <table:table-cell/>
        </table:table-row>
        <table:table-row table:style-name="ro2">
          <table:table-cell office:value-type="string">
            <text:p>fantasy</text:p>
          </table:table-cell>
          <table:table-cell office:value-type="string">
            <text:p>westersea</text:p>
          </table:table-cell>
          <table:table-cell table:number-columns-repeated="2" office:value-type="string">
            <text:p>n/a</text:p>
          </table:table-cell>
          <table:table-cell office:value-type="string">
            <text:p>fishing pole</text:p>
          </table:table-cell>
          <table:table-cell office:value-type="string">
            <text:p>randomly in lockboxes in sewer</text:p>
          </table:table-cell>
        </table:table-row>
        <table:table-row table:style-name="ro2">
          <table:table-cell office:value-type="string">
            <text:p>fantasy</text:p>
          </table:table-cell>
          <table:table-cell office:value-type="string">
            <text:p>a hidden crevice</text:p>
          </table:table-cell>
          <table:table-cell office:value-type="string">
            <text:p>philatarius</text:p>
          </table:table-cell>
          <table:table-cell office:value-type="string">
            <text:p>15k</text:p>
          </table:table-cell>
          <table:table-cell office:value-type="string">
            <text:p>fishing pole</text:p>
          </table:table-cell>
          <table:table-cell office:value-type="string">
            <text:p>pole is in room, search shadow, take pole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portal of life 1.0</text:p>
          </table:table-cell>
          <table:table-cell office:value-type="string">
            <text:p>old woman</text:p>
          </table:table-cell>
          <table:table-cell/>
          <table:table-cell office:value-type="string">
            <text:p>holy torch</text:p>
          </table:table-cell>
          <table:table-cell office:value-type="string">
            <text:p>super light source</text:p>
          </table:table-cell>
        </table:table-row>
        <table:table-row table:style-name="ro2">
          <table:table-cell office:value-type="string">
            <text:p>fantasy</text:p>
          </table:table-cell>
          <table:table-cell office:value-type="string">
            <text:p>serinth</text:p>
          </table:table-cell>
          <table:table-cell office:value-type="string">
            <text:p>lizard warrior</text:p>
          </table:table-cell>
          <table:table-cell/>
          <table:table-cell office:value-type="string">
            <text:p>oil of impact</text:p>
          </table:table-cell>
          <table:table-cell office:value-type="string">
            <text:p>makes a weapon do blunt dmg, razorin</text:p>
          </table:table-cell>
        </table:table-row>
        <table:table-row table:style-name="ro2">
          <table:table-cell office:value-type="string">
            <text:p>fantasy</text:p>
          </table:table-cell>
          <table:table-cell office:value-type="string">
            <text:p>(mira's) cottage</text:p>
          </table:table-cell>
          <table:table-cell office:value-type="string">
            <text:p>gardener</text:p>
          </table:table-cell>
          <table:table-cell office:value-type="string">
            <text:p>12k</text:p>
          </table:table-cell>
          <table:table-cell office:value-type="string">
            <text:p>pail</text:p>
          </table:table-cell>
          <table:table-cell/>
        </table:table-row>
        <table:table-row table:style-name="ro2">
          <table:table-cell office:value-type="string">
            <text:p>fantasy</text:p>
          </table:table-cell>
          <table:table-cell office:value-type="string">
            <text:p>knivur</text:p>
          </table:table-cell>
          <table:table-cell office:value-type="string">
            <text:p>*</text:p>
          </table:table-cell>
          <table:table-cell/>
          <table:table-cell office:value-type="string">
            <text:p>pick axe</text:p>
          </table:table-cell>
          <table:table-cell office:value-type="string">
            <text:p>used in plumed helmet area</text:p>
          </table:table-cell>
        </table:table-row>
        <table:table-row table:style-name="ro2">
          <table:table-cell office:value-type="string">
            <text:p>fantasy</text:p>
          </table:table-cell>
          <table:table-cell office:value-type="string">
            <text:p>bandit hut</text:p>
          </table:table-cell>
          <table:table-cell office:value-type="string">
            <text:p>miner</text:p>
          </table:table-cell>
          <table:table-cell office:value-type="string">
            <text:p>9k</text:p>
          </table:table-cell>
          <table:table-cell office:value-type="string">
            <text:p>pick axe</text:p>
          </table:table-cell>
          <table:table-cell/>
        </table:table-row>
        <table:table-row table:style-name="ro2">
          <table:table-cell office:value-type="string">
            <text:p>fantasy</text:p>
          </table:table-cell>
          <table:table-cell office:value-type="string">
            <text:p>harfain</text:p>
          </table:table-cell>
          <table:table-cell office:value-type="string">
            <text:p>gardener</text:p>
          </table:table-cell>
          <table:table-cell/>
          <table:table-cell office:value-type="string">
            <text:p>rake</text:p>
          </table:table-cell>
          <table:table-cell/>
        </table:table-row>
        <table:table-row table:style-name="ro2">
          <table:table-cell office:value-type="string">
            <text:p>fantasy</text:p>
          </table:table-cell>
          <table:table-cell office:value-type="string">
            <text:p>(mira's) cottage</text:p>
          </table:table-cell>
          <table:table-cell office:value-type="string">
            <text:p>gardener</text:p>
          </table:table-cell>
          <table:table-cell office:value-type="string">
            <text:p>12k</text:p>
          </table:table-cell>
          <table:table-cell office:value-type="string">
            <text:p>shovel</text:p>
          </table:table-cell>
          <table:table-cell office:value-type="string">
            <text:p>area is 'cottage' I put mira so it's more descriptive</text:p>
          </table:table-cell>
        </table:table-row>
        <table:table-row table:style-name="ro2">
          <table:table-cell office:value-type="string">
            <text:p>fantasy</text:p>
          </table:table-cell>
          <table:table-cell office:value-type="string">
            <text:p>abbey</text:p>
          </table:table-cell>
          <table:table-cell table:number-columns-repeated="2" office:value-type="string">
            <text:p>n/a</text:p>
          </table:table-cell>
          <table:table-cell office:value-type="string">
            <text:p>shovel</text:p>
          </table:table-cell>
          <table:table-cell office:value-type="string">
            <text:p>sw of grave site in abbey, in ravenloft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clear valley falls</text:p>
          </table:table-cell>
          <table:table-cell table:number-columns-repeated="2" office:value-type="string">
            <text:p>n/a</text:p>
          </table:table-cell>
          <table:table-cell office:value-type="string">
            <text:p>shovel</text:p>
          </table:table-cell>
          <table:table-cell office:value-type="string">
            <text:p>search straw in chicken coupe</text:p>
          </table:table-cell>
        </table:table-row>
        <table:table-row table:style-name="ro2">
          <table:table-cell office:value-type="string">
            <text:p>fantasy</text:p>
          </table:table-cell>
          <table:table-cell office:value-type="string">
            <text:p>town of grindur</text:p>
          </table:table-cell>
          <table:table-cell office:value-type="string">
            <text:p>dundur</text:p>
          </table:table-cell>
          <table:table-cell/>
          <table:table-cell office:value-type="string">
            <text:p>wooden hammer</text:p>
          </table:table-cell>
          <table:table-cell/>
        </table:table-row>
        <table:table-row table:style-name="ro1">
          <table:table-cell office:value-type="string">
            <text:p>science</text:p>
          </table:table-cell>
          <table:table-cell office:value-type="string">
            <text:p>air force base</text:p>
          </table:table-cell>
          <table:table-cell office:value-type="string">
            <text:p>talon gang member</text:p>
          </table:table-cell>
          <table:table-cell office:value-type="string">
            <text:p>10k</text:p>
          </table:table-cell>
          <table:table-cell office:value-type="string">
            <text:p>crowbar</text:p>
          </table:table-cell>
          <table:table-cell/>
        </table:table-row>
        <table:table-row table:style-name="ro1">
          <table:table-cell office:value-type="string">
            <text:p>science</text:p>
          </table:table-cell>
          <table:table-cell office:value-type="string">
            <text:p>gas station</text:p>
          </table:table-cell>
          <table:table-cell office:value-type="string">
            <text:p>mechanic</text:p>
          </table:table-cell>
          <table:table-cell office:value-type="string">
            <text:p>20k</text:p>
          </table:table-cell>
          <table:table-cell office:value-type="string">
            <text:p>mechanics toolbox</text:p>
          </table:table-cell>
          <table:table-cell office:value-type="string">
            <text:p>holds tools</text:p>
          </table:table-cell>
        </table:table-row>
        <table:table-row table:style-name="ro1">
          <table:table-cell office:value-type="string">
            <text:p>science</text:p>
          </table:table-cell>
          <table:table-cell office:value-type="string">
            <text:p>bandit camp</text:p>
          </table:table-cell>
          <table:table-cell office:value-type="string">
            <text:p>?</text:p>
          </table:table-cell>
          <table:table-cell office:value-type="string">
            <text:p>9k</text:p>
          </table:table-cell>
          <table:table-cell office:value-type="string">
            <text:p>pipe wrench</text:p>
          </table:table-cell>
          <table:table-cell office:value-type="string">
            <text:p>used to get machine gun from military bunker</text:p>
          </table:table-cell>
        </table:table-row>
        <table:table-row table:style-name="ro1">
          <table:table-cell office:value-type="string">
            <text:p>science</text:p>
          </table:table-cell>
          <table:table-cell office:value-type="string">
            <text:p>gas station</text:p>
          </table:table-cell>
          <table:table-cell office:value-type="string">
            <text:p>mechanic</text:p>
          </table:table-cell>
          <table:table-cell office:value-type="string">
            <text:p>20k</text:p>
          </table:table-cell>
          <table:table-cell office:value-type="string">
            <text:p>pliers</text:p>
          </table:table-cell>
          <table:table-cell/>
        </table:table-row>
        <table:table-row table:style-name="ro1">
          <table:table-cell office:value-type="string">
            <text:p>science</text:p>
          </table:table-cell>
          <table:table-cell office:value-type="string">
            <text:p>contention training grounds</text:p>
          </table:table-cell>
          <table:table-cell table:number-columns-repeated="2" office:value-type="string">
            <text:p>n/a</text:p>
          </table:table-cell>
          <table:table-cell office:value-type="string">
            <text:p>shovel</text:p>
          </table:table-cell>
          <table:table-cell office:value-type="string">
            <text:p>trailer shop has it for 500 coins</text:p>
          </table:table-cell>
        </table:table-row>
        <table:table-row table:style-name="ro1">
          <table:table-cell office:value-type="string">
            <text:p>science</text:p>
          </table:table-cell>
          <table:table-cell office:value-type="string">
            <text:p>old sewers</text:p>
          </table:table-cell>
          <table:table-cell table:number-columns-repeated="2" office:value-type="string">
            <text:p>n/a</text:p>
          </table:table-cell>
          <table:table-cell office:value-type="string">
            <text:p>shovel</text:p>
          </table:table-cell>
          <table:table-cell office:value-type="string">
            <text:p>just sitting a room</text:p>
          </table:table-cell>
        </table:table-row>
        <table:table-row table:style-name="ro2">
          <table:table-cell office:value-type="string">
            <text:p>science</text:p>
          </table:table-cell>
          <table:table-cell office:value-type="string">
            <text:p>swede research center</text:p>
          </table:table-cell>
          <table:table-cell office:value-type="string">
            <text:p>berra</text:p>
          </table:table-cell>
          <table:table-cell/>
          <table:table-cell office:value-type="string">
            <text:p>small screwdriver</text:p>
          </table:table-cell>
          <table:table-cell/>
        </table:table-row>
        <table:table-row table:style-name="ro2">
          <table:table-cell office:value-type="string">
            <text:p>science</text:p>
          </table:table-cell>
          <table:table-cell office:value-type="string">
            <text:p>hidden bunkers</text:p>
          </table:table-cell>
          <table:table-cell table:number-columns-repeated="2" office:value-type="string">
            <text:p>n/a</text:p>
          </table:table-cell>
          <table:table-cell office:value-type="string">
            <text:p>solder</text:p>
          </table:table-cell>
          <table:table-cell office:value-type="string">
            <text:p>it's in the ne bunker</text:p>
          </table:table-cell>
        </table:table-row>
        <table:table-row table:style-name="ro1">
          <table:table-cell office:value-type="string">
            <text:p>science</text:p>
          </table:table-cell>
          <table:table-cell office:value-type="string">
            <text:p>swede research center</text:p>
          </table:table-cell>
          <table:table-cell table:number-columns-repeated="2" office:value-type="string">
            <text:p>n/a</text:p>
          </table:table-cell>
          <table:table-cell office:value-type="string">
            <text:p>some electrical wires</text:p>
          </table:table-cell>
          <table:table-cell office:value-type="string">
            <text:p>used maybe to repair wires elsewhere?</text:p>
          </table:table-cell>
        </table:table-row>
        <table:table-row table:style-name="ro2">
          <table:table-cell office:value-type="string">
            <text:p>science</text:p>
          </table:table-cell>
          <table:table-cell office:value-type="string">
            <text:p>dan's garage</text:p>
          </table:table-cell>
          <table:table-cell table:number-columns-repeated="2" office:value-type="string">
            <text:p>n/a</text:p>
          </table:table-cell>
          <table:table-cell office:value-type="string">
            <text:p>yellow screwdriver</text:p>
          </table:table-cell>
          <table:table-cell office:value-type="string">
            <text:p>search screwdrivers in room with tools</text:p>
          </table:table-cell>
        </table:table-row>
      </table:table>
      <table:table table:name="misc" table:style-name="ta4" table:print="false">
        <office:forms form:automatic-focus="false" form:apply-design-mode="false"/>
        <table:table-column table:style-name="co1" table:default-cell-style-name="Default"/>
        <table:table-column table:style-name="co39" table:default-cell-style-name="Default"/>
        <table:table-column table:style-name="co94" table:default-cell-style-name="Default"/>
        <table:table-column table:style-name="co4" table:default-cell-style-name="Default"/>
        <table:table-column table:style-name="co41" table:default-cell-style-name="Default"/>
        <table:table-column table:style-name="co95" table:default-cell-style-name="Default"/>
        <table:table-column table:style-name="co77" table:default-cell-style-name="Default"/>
        <table:table-row table:style-name="ro1">
          <table:table-cell table:style-name="ce2" office:value-type="string">
            <text:p>Realm</text:p>
          </table:table-cell>
          <table:table-cell table:style-name="ce2" office:value-type="string">
            <text:p>Area</text:p>
          </table:table-cell>
          <table:table-cell table:style-name="ce2" office:value-type="string">
            <text:p>Mob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Notes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simpsons</text:p>
          </table:table-cell>
          <table:table-cell office:value-type="string">
            <text:p>burns</text:p>
          </table:table-cell>
          <table:table-cell office:value-type="float" office:value="150">
            <text:p>150</text:p>
          </table:table-cell>
          <table:table-cell office:value-type="string">
            <text:p>mr. burns' wallet</text:p>
          </table:table-cell>
          <table:table-cell office:value-type="string">
            <text:p>has 5k coins in it, holds 25k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kandy mountain</text:p>
          </table:table-cell>
          <table:table-cell table:number-columns-repeated="2" office:value-type="string">
            <text:p>n/a</text:p>
          </table:table-cell>
          <table:table-cell office:value-type="string">
            <text:p>plastic ice kream spoon</text:p>
          </table:table-cell>
          <table:table-cell office:value-type="string">
            <text:p>lets you eat corpses for heals</text:p>
          </table:table-cell>
          <table:table-cell office:value-type="string">
            <text:p>COMPARE to other spoon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tunnels of rohm griddor</text:p>
          </table:table-cell>
          <table:table-cell table:number-columns-repeated="2" office:value-type="string">
            <text:p>n/a</text:p>
          </table:table-cell>
          <table:table-cell office:value-type="string">
            <text:p>A book entitled 'The Art of Hope'</text:p>
          </table:table-cell>
          <table:table-cell office:value-type="string">
            <text:p>one use, moves you to a safe room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dayln's mind</text:p>
          </table:table-cell>
          <table:table-cell office:value-type="string">
            <text:p>dalyn</text:p>
          </table:table-cell>
          <table:table-cell office:value-type="string">
            <text:p>70k</text:p>
          </table:table-cell>
          <table:table-cell office:value-type="string">
            <text:p>golden book of severing</text:p>
          </table:table-cell>
          <table:table-cell office:value-type="string">
            <text:p>let's you 'rescueme' which sounds like an hmsever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land of the dinosaurs</text:p>
          </table:table-cell>
          <table:table-cell table:number-columns-repeated="2" office:value-type="string">
            <text:p>n/a</text:p>
          </table:table-cell>
          <table:table-cell office:value-type="string">
            <text:p>dinosaur follower</text:p>
          </table:table-cell>
          <table:table-cell office:value-type="string">
            <text:p>sit on egg hidden in area and get a follower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serinth (dragon isle)</text:p>
          </table:table-cell>
          <table:table-cell office:value-type="string">
            <text:p>random</text:p>
          </table:table-cell>
          <table:table-cell office:value-type="string">
            <text:p>300k</text:p>
          </table:table-cell>
          <table:table-cell office:value-type="string">
            <text:p>magical crystal ball</text:p>
          </table:table-cell>
          <table:table-cell office:value-type="string">
            <text:p>check mobs % hp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isle of vilanthia</text:p>
          </table:table-cell>
          <table:table-cell office:value-type="string">
            <text:p>witch</text:p>
          </table:table-cell>
          <table:table-cell office:value-type="string">
            <text:p>42k</text:p>
          </table:table-cell>
          <table:table-cell office:value-type="string">
            <text:p>titanium flask</text:p>
          </table:table-cell>
          <table:table-cell office:value-type="string">
            <text:p>can be filled...with what though?</text:p>
          </table:table-cell>
          <table:table-cell/>
        </table:table-row>
        <table:table-row table:style-name="ro13">
          <table:table-cell office:value-type="string">
            <text:p>fantasy</text:p>
          </table:table-cell>
          <table:table-cell office:value-type="string">
            <text:p>hell</text:p>
          </table:table-cell>
          <table:table-cell office:value-type="string">
            <text:p>cerberus</text:p>
          </table:table-cell>
          <table:table-cell office:value-type="string">
            <text:p>80k</text:p>
          </table:table-cell>
          <table:table-cell office:value-type="string">
            <text:p>little silver bell</text:p>
          </table:table-cell>
          <table:table-cell office:value-type="string">
            <text:p>ports you to cerberus from within hell only apparently</text:p>
          </table:table-cell>
          <table:table-cell/>
        </table:table-row>
        <table:table-row table:style-name="ro1">
          <table:table-cell office:value-type="string">
            <text:p>science</text:p>
          </table:table-cell>
          <table:table-cell office:value-type="string">
            <text:p>dune</text:p>
          </table:table-cell>
          <table:table-cell office:value-type="string">
            <text:p>baron</text:p>
          </table:table-cell>
          <table:table-cell office:value-type="string">
            <text:p>30k</text:p>
          </table:table-cell>
          <table:table-cell office:value-type="string">
            <text:p>anti-grvity module</text:p>
          </table:table-cell>
          <table:table-cell office:value-type="string">
            <text:p>makes encumbrance go down</text:p>
          </table:table-cell>
          <table:table-cell/>
        </table:table-row>
        <table:table-row table:style-name="ro1">
          <table:table-cell office:value-type="string">
            <text:p>science</text:p>
          </table:table-cell>
          <table:table-cell office:value-type="string">
            <text:p>voodoo scavengers</text:p>
          </table:table-cell>
          <table:table-cell office:value-type="string">
            <text:p>ozando</text:p>
          </table:table-cell>
          <table:table-cell office:value-type="string">
            <text:p>90k</text:p>
          </table:table-cell>
          <table:table-cell office:value-type="string">
            <text:p>voodoo doll</text:p>
          </table:table-cell>
          <table:table-cell office:value-type="string">
            <text:p>need pin in area; impale brain → mob wimpies, legs → no wimpy?, torso → ? eyes → blind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death taco</text:p>
          </table:table-cell>
          <table:table-cell office:value-type="string">
            <text:p>cheesy taco</text:p>
          </table:table-cell>
          <table:table-cell office:value-type="string">
            <text:p>70k</text:p>
          </table:table-cell>
          <table:table-cell office:value-type="string">
            <text:p>nacho cheese (tiny)</text:p>
          </table:table-cell>
          <table:table-cell office:value-type="string">
            <text:p>smear on eq to boost ac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death taco</text:p>
          </table:table-cell>
          <table:table-cell office:value-type="string">
            <text:p>meat taco</text:p>
          </table:table-cell>
          <table:table-cell office:value-type="string">
            <text:p>90k</text:p>
          </table:table-cell>
          <table:table-cell office:value-type="string">
            <text:p>wet wipe (tiny)</text:p>
          </table:table-cell>
          <table:table-cell office:value-type="string">
            <text:p>peace a mob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the black case</text:p>
          </table:table-cell>
          <table:table-cell office:value-type="string">
            <text:p>rest</text:p>
          </table:table-cell>
          <table:table-cell office:value-type="string">
            <text:p>20k</text:p>
          </table:table-cell>
          <table:table-cell office:value-type="string">
            <text:p>lullabye</text:p>
          </table:table-cell>
          <table:table-cell office:value-type="string">
            <text:p>sing lullaby, peace mob; really useful, worked on 90k mobs</text:p>
          </table:table-cell>
          <table:table-cell/>
        </table:table-row>
      </table:table>
      <table:table table:name="books" table:style-name="ta4" table:print="false">
        <office:forms form:automatic-focus="false" form:apply-design-mode="false"/>
        <table:table-column table:style-name="co18" table:default-cell-style-name="Default"/>
        <table:table-column table:style-name="co28" table:default-cell-style-name="Default"/>
        <table:table-column table:style-name="co1" table:default-cell-style-name="Default"/>
        <table:table-column table:style-name="co4" table:default-cell-style-name="Default"/>
        <table:table-column table:style-name="co91" table:default-cell-style-name="Default"/>
        <table:table-column table:style-name="co92" table:default-cell-style-name="Default"/>
        <table:table-row table:style-name="ro1">
          <table:table-cell table:style-name="ce2" office:value-type="string">
            <text:p>Realm</text:p>
          </table:table-cell>
          <table:table-cell table:style-name="ce2" office:value-type="string">
            <text:p>Area</text:p>
          </table:table-cell>
          <table:table-cell table:style-name="ce2" office:value-type="string">
            <text:p>Mob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office:value-type="string">
            <text:p>science</text:p>
          </table:table-cell>
          <table:table-cell office:value-type="string">
            <text:p>voodoo scavengers</text:p>
          </table:table-cell>
          <table:table-cell office:value-type="string">
            <text:p>brigitte</text:p>
          </table:table-cell>
          <table:table-cell office:value-type="string">
            <text:p>70k</text:p>
          </table:table-cell>
          <table:table-cell office:value-type="string">
            <text:p>book of voodoo ritual</text:p>
          </table:table-cell>
          <table:table-cell/>
        </table:table-row>
        <table:table-row table:style-name="ro1">
          <table:table-cell office:value-type="string">
            <text:p>science</text:p>
          </table:table-cell>
          <table:table-cell office:value-type="string">
            <text:p>voodoo scavengers</text:p>
          </table:table-cell>
          <table:table-cell office:value-type="string">
            <text:p>loray</text:p>
          </table:table-cell>
          <table:table-cell office:value-type="string">
            <text:p>50k</text:p>
          </table:table-cell>
          <table:table-cell office:value-type="string">
            <text:p>book of voodoo lore</text:p>
          </table:table-cell>
          <table:table-cell/>
        </table:table-row>
        <table:table-row table:style-name="ro1">
          <table:table-cell office:value-type="string">
            <text:p>science</text:p>
          </table:table-cell>
          <table:table-cell office:value-type="string">
            <text:p>voodoo scavengers</text:p>
          </table:table-cell>
          <table:table-cell office:value-type="string">
            <text:p>makaya</text:p>
          </table:table-cell>
          <table:table-cell office:value-type="string">
            <text:p>50k</text:p>
          </table:table-cell>
          <table:table-cell office:value-type="string">
            <text:p>book of voodoo icons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balurs cave</text:p>
          </table:table-cell>
          <table:table-cell table:number-columns-repeated="2"/>
          <table:table-cell office:value-type="string">
            <text:p>a torn diary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hovel</text:p>
          </table:table-cell>
          <table:table-cell table:number-columns-repeated="2"/>
          <table:table-cell office:value-type="string">
            <text:p>large red book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dayln's mind</text:p>
          </table:table-cell>
          <table:table-cell table:number-columns-repeated="2"/>
          <table:table-cell office:value-type="string">
            <text:p>golden book of severing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xanth swamp</text:p>
          </table:table-cell>
          <table:table-cell table:number-columns-repeated="2"/>
          <table:table-cell office:value-type="string">
            <text:p>forbidden region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chapel field</text:p>
          </table:table-cell>
          <table:table-cell table:number-columns-repeated="2"/>
          <table:table-cell office:value-type="string">
            <text:p>black leather book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harfain</text:p>
          </table:table-cell>
          <table:table-cell table:number-columns-repeated="2"/>
          <table:table-cell office:value-type="string">
            <text:p>a collection of love letters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harfain</text:p>
          </table:table-cell>
          <table:table-cell table:number-columns-repeated="2"/>
          <table:table-cell office:value-type="string">
            <text:p>a research journal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norgirth manor</text:p>
          </table:table-cell>
          <table:table-cell table:number-columns-repeated="2"/>
          <table:table-cell office:value-type="string">
            <text:p>a thin blue book (original)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norgirth manor</text:p>
          </table:table-cell>
          <table:table-cell table:number-columns-repeated="2"/>
          <table:table-cell office:value-type="string">
            <text:p>a thin blue book (translated)</text:p>
          </table:table-cell>
          <table:table-cell/>
        </table:table-row>
        <table:table-row table:style-name="ro8">
          <table:table-cell office:value-type="string">
            <text:p>chaos</text:p>
          </table:table-cell>
          <table:table-cell office:value-type="string">
            <text:p>starnger's treehouse</text:p>
          </table:table-cell>
          <table:table-cell office:value-type="string">
            <text:p>oliver the cat</text:p>
          </table:table-cell>
          <table:table-cell/>
          <table:table-cell office:value-type="string">
            <text:p>cat diary</text:p>
          </table:table-cell>
          <table:table-cell office:value-type="string">
            <text:p>search litter box</text:p>
          </table:table-cell>
        </table:table-row>
      </table:table>
      <table:table table:name="stats" table:style-name="ta4" table:print="false">
        <office:forms form:automatic-focus="false" form:apply-design-mode="false"/>
        <table:table-column table:style-name="co56" table:default-cell-style-name="Default"/>
        <table:table-column table:style-name="co46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70" table:default-cell-style-name="Default"/>
        <table:table-column table:style-name="co49" table:number-columns-repeated="10" table:default-cell-style-name="Default"/>
        <table:table-column table:style-name="co71" table:default-cell-style-name="Default"/>
        <table:table-row table:style-name="ro1">
          <table:table-cell table:style-name="ce2" office:value-type="string">
            <text:p>Realm</text:p>
          </table:table-cell>
          <table:table-cell table:style-name="ce2" office:value-type="string">
            <text:p>Area</text:p>
          </table:table-cell>
          <table:table-cell table:style-name="ce2" office:value-type="string">
            <text:p>Mob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Stat</text:p>
          </table:table-cell>
          <table:table-cell table:style-name="ce2" office:value-type="string">
            <text:p>EQ?</text:p>
          </table:table-cell>
          <table:table-cell table:style-name="ce2" office:value-type="string">
            <text:p>Notes</text:p>
          </table:table-cell>
          <table:table-cell table:number-columns-repeated="12"/>
        </table:table-row>
        <table:table-row table:style-name="ro1">
          <table:table-cell office:value-type="string">
            <text:p>chaos</text:p>
          </table:table-cell>
          <table:table-cell office:value-type="string">
            <text:p>cloud city</text:p>
          </table:table-cell>
          <table:table-cell office:value-type="string">
            <text:p>left brain</text:p>
          </table:table-cell>
          <table:table-cell office:value-type="string">
            <text:p>250k</text:p>
          </table:table-cell>
          <table:table-cell office:value-type="string">
            <text:p>ring of left brain control</text:p>
          </table:table-cell>
          <table:table-cell office:value-type="string">
            <text:p>wis</text:p>
          </table:table-cell>
          <table:table-cell office:value-type="string">
            <text:p>Y</text:p>
          </table:table-cell>
          <table:table-cell office:value-type="string">
            <text:p>+3 wis</text:p>
          </table:table-cell>
          <table:table-cell office:value-type="string">
            <text:p>both gives +3 int</text:p>
          </table:table-cell>
          <table:table-cell table:number-columns-repeated="11"/>
        </table:table-row>
        <table:table-row table:style-name="ro1" table:visibility="filter">
          <table:table-cell office:value-type="string">
            <text:p>chaos</text:p>
          </table:table-cell>
          <table:table-cell office:value-type="string">
            <text:p>cloud city</text:p>
          </table:table-cell>
          <table:table-cell office:value-type="string">
            <text:p>left brain</text:p>
          </table:table-cell>
          <table:table-cell office:value-type="string">
            <text:p>58K</text:p>
          </table:table-cell>
          <table:table-cell office:value-type="string">
            <text:p>ring of right brain control</text:p>
          </table:table-cell>
          <table:table-cell office:value-type="string">
            <text:p>cha</text:p>
          </table:table-cell>
          <table:table-cell office:value-type="string">
            <text:p>Y</text:p>
          </table:table-cell>
          <table:table-cell office:value-type="string">
            <text:p>+3 cha</text:p>
          </table:table-cell>
          <table:table-cell office:value-type="string">
            <text:p>both gives +3 int</text:p>
          </table:table-cell>
          <table:table-cell table:number-columns-repeated="11"/>
        </table:table-row>
        <table:table-row table:style-name="ro1">
          <table:table-cell office:value-type="string">
            <text:p>chaos</text:p>
          </table:table-cell>
          <table:table-cell office:value-type="string">
            <text:p>einstein's cottage</text:p>
          </table:table-cell>
          <table:table-cell office:value-type="string">
            <text:p>einstein</text:p>
          </table:table-cell>
          <table:table-cell office:value-type="string">
            <text:p>200k</text:p>
          </table:table-cell>
          <table:table-cell office:value-type="string">
            <text:p>einstein's brain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office:value-type="string">
            <text:p>+3 int</text:p>
          </table:table-cell>
          <table:table-cell table:number-columns-repeated="12"/>
        </table:table-row>
        <table:table-row table:style-name="ro1" table:visibility="filter">
          <table:table-cell office:value-type="string">
            <text:p>chaos</text:p>
          </table:table-cell>
          <table:table-cell office:value-type="string">
            <text:p>inn of the last home</text:p>
          </table:table-cell>
          <table:table-cell office:value-type="string">
            <text:p>rian</text:p>
          </table:table-cell>
          <table:table-cell/>
          <table:table-cell office:value-type="string">
            <text:p>small silver flute</text:p>
          </table:table-cell>
          <table:table-cell office:value-type="string">
            <text:p>cha</text:p>
          </table:table-cell>
          <table:table-cell office:value-type="string">
            <text:p>N</text:p>
          </table:table-cell>
          <table:table-cell office:value-type="string">
            <text:p>+1 cha</text:p>
          </table:table-cell>
          <table:table-cell office:value-type="string">
            <text:p>does it boost defense?</text:p>
          </table:table-cell>
          <table:table-cell table:number-columns-repeated="11"/>
        </table:table-row>
        <table:table-row table:style-name="ro1" table:visibility="filter">
          <table:table-cell office:value-type="string">
            <text:p>chaos</text:p>
          </table:table-cell>
          <table:table-cell office:value-type="string">
            <text:p>kandy mountain</text:p>
          </table:table-cell>
          <table:table-cell table:number-columns-repeated="2" office:value-type="string">
            <text:p>n/a</text:p>
          </table:table-cell>
          <table:table-cell office:value-type="string">
            <text:p>silver coin</text:p>
          </table:table-cell>
          <table:table-cell office:value-type="string">
            <text:p>str</text:p>
          </table:table-cell>
          <table:table-cell office:value-type="string">
            <text:p>N</text:p>
          </table:table-cell>
          <table:table-cell office:value-type="string">
            <text:p>+1 str</text:p>
          </table:table-cell>
          <table:table-cell office:value-type="string">
            <text:p>make wish at well (once per boot maybe?)</text:p>
          </table:table-cell>
          <table:table-cell table:number-columns-repeated="11"/>
        </table:table-row>
        <table:table-row table:style-name="ro1" table:visibility="filter">
          <table:table-cell office:value-type="string">
            <text:p>chaos</text:p>
          </table:table-cell>
          <table:table-cell office:value-type="string">
            <text:p>myth area</text:p>
          </table:table-cell>
          <table:table-cell office:value-type="string">
            <text:p>venus</text:p>
          </table:table-cell>
          <table:table-cell office:value-type="string">
            <text:p>50k</text:p>
          </table:table-cell>
          <table:table-cell office:value-type="string">
            <text:p>cestus girdle</text:p>
          </table:table-cell>
          <table:table-cell office:value-type="string">
            <text:p>cha</text:p>
          </table:table-cell>
          <table:table-cell office:value-type="string">
            <text:p>Y</text:p>
          </table:table-cell>
          <table:table-cell office:value-type="string">
            <text:p>+2 cha</text:p>
          </table:table-cell>
          <table:table-cell table:number-columns-repeated="12"/>
        </table:table-row>
        <table:table-row table:style-name="ro1">
          <table:table-cell office:value-type="string">
            <text:p>chaos</text:p>
          </table:table-cell>
          <table:table-cell office:value-type="string">
            <text:p>princess bride</text:p>
          </table:table-cell>
          <table:table-cell office:value-type="string">
            <text:p>miracle max</text:p>
          </table:table-cell>
          <table:table-cell office:value-type="string">
            <text:p>160k</text:p>
          </table:table-cell>
          <table:table-cell office:value-type="string">
            <text:p>ancient paper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office:value-type="string">
            <text:p>+2 int</text:p>
          </table:table-cell>
          <table:table-cell office:value-type="string">
            <text:p>speaking in foreign tongue, can I use this for keylon?</text:p>
          </table:table-cell>
          <table:table-cell table:number-columns-repeated="11"/>
        </table:table-row>
        <table:table-row table:style-name="ro1" table:visibility="filter">
          <table:table-cell office:value-type="string">
            <text:p>chaos</text:p>
          </table:table-cell>
          <table:table-cell office:value-type="string">
            <text:p>pulp fiction</text:p>
          </table:table-cell>
          <table:table-cell office:value-type="string">
            <text:p>marsellus wallace</text:p>
          </table:table-cell>
          <table:table-cell office:value-type="string">
            <text:p>170k</text:p>
          </table:table-cell>
          <table:table-cell office:value-type="string">
            <text:p>golden macguffin</text:p>
          </table:table-cell>
          <table:table-cell office:value-type="string">
            <text:p>*</text:p>
          </table:table-cell>
          <table:table-cell office:value-type="string">
            <text:p>Y</text:p>
          </table:table-cell>
          <table:table-cell office:value-type="string">
            <text:p>+4 or +2/2</text:p>
          </table:table-cell>
          <table:table-cell office:value-type="string">
            <text:p>+4 one stat, or 2/2 combo, some mobs aggro you, remove or leave room, summons 80k aggro hunters?</text:p>
          </table:table-cell>
          <table:table-cell table:number-columns-repeated="11"/>
        </table:table-row>
        <table:table-row table:style-name="ro1" table:visibility="filter">
          <table:table-cell office:value-type="string">
            <text:p>chaos</text:p>
          </table:table-cell>
          <table:table-cell office:value-type="string">
            <text:p>rotc</text:p>
          </table:table-cell>
          <table:table-cell office:value-type="string">
            <text:p>admiral rogers</text:p>
          </table:table-cell>
          <table:table-cell office:value-type="string">
            <text:p>80k</text:p>
          </table:table-cell>
          <table:table-cell office:value-type="string">
            <text:p>navy seal pin</text:p>
          </table:table-cell>
          <table:table-cell office:value-type="string">
            <text:p>str/con</text:p>
          </table:table-cell>
          <table:table-cell office:value-type="string">
            <text:p>Y</text:p>
          </table:table-cell>
          <table:table-cell office:value-type="string">
            <text:p>+1 str, +3 con</text:p>
          </table:table-cell>
          <table:table-cell table:number-columns-repeated="12"/>
        </table:table-row>
        <table:table-row table:style-name="ro1" table:visibility="filter">
          <table:table-cell office:value-type="string">
            <text:p>chaos</text:p>
          </table:table-cell>
          <table:table-cell office:value-type="string">
            <text:p>simpsons</text:p>
          </table:table-cell>
          <table:table-cell table:number-columns-repeated="2" office:value-type="string">
            <text:p>n/a</text:p>
          </table:table-cell>
          <table:table-cell office:value-type="string">
            <text:p>scroll of well-being</text:p>
          </table:table-cell>
          <table:table-cell office:value-type="string">
            <text:p>con/int</text:p>
          </table:table-cell>
          <table:table-cell office:value-type="string">
            <text:p>N</text:p>
          </table:table-cell>
          <table:table-cell/>
          <table:table-cell office:value-type="string">
            <text:p>search bookcase and read book, lets you boost int or con</text:p>
          </table:table-cell>
          <table:table-cell table:number-columns-repeated="10"/>
          <table:table-cell office:value-type="string">
            <text:p>+3 wis, guarded by 3 mist wraiths (hit like 150ks)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string">
            <text:p>simpsons</text:p>
          </table:table-cell>
          <table:table-cell office:value-type="string">
            <text:p>radioactive core</text:p>
          </table:table-cell>
          <table:table-cell office:value-type="string">
            <text:p>155k</text:p>
          </table:table-cell>
          <table:table-cell office:value-type="string">
            <text:p>radioactive armour</text:p>
          </table:table-cell>
          <table:table-cell office:value-type="string">
            <text:p>wis/str</text:p>
          </table:table-cell>
          <table:table-cell office:value-type="string">
            <text:p>Y</text:p>
          </table:table-cell>
          <table:table-cell office:value-type="string">
            <text:p>+2 wis/str, -2 cha</text:p>
          </table:table-cell>
          <table:table-cell table:number-columns-repeated="12"/>
        </table:table-row>
        <table:table-row table:style-name="ro1" table:visibility="filter">
          <table:table-cell office:value-type="string">
            <text:p>chaos</text:p>
          </table:table-cell>
          <table:table-cell office:value-type="string">
            <text:p>smileyland</text:p>
          </table:table-cell>
          <table:table-cell office:value-type="string">
            <text:p>undead smiley</text:p>
          </table:table-cell>
          <table:table-cell office:value-type="string">
            <text:p>20k</text:p>
          </table:table-cell>
          <table:table-cell office:value-type="string">
            <text:p>smile(tm)</text:p>
          </table:table-cell>
          <table:table-cell office:value-type="string">
            <text:p>cha</text:p>
          </table:table-cell>
          <table:table-cell office:value-type="string">
            <text:p>Y</text:p>
          </table:table-cell>
          <table:table-cell office:value-type="string">
            <text:p>+2 cha</text:p>
          </table:table-cell>
          <table:table-cell table:number-columns-repeated="12"/>
        </table:table-row>
        <table:table-row table:style-name="ro1" table:visibility="filter">
          <table:table-cell office:value-type="string">
            <text:p>fantasy</text:p>
          </table:table-cell>
          <table:table-cell office:value-type="string">
            <text:p>angelo</text:p>
          </table:table-cell>
          <table:table-cell office:value-type="string">
            <text:p>goliath</text:p>
          </table:table-cell>
          <table:table-cell office:value-type="string">
            <text:p>120k</text:p>
          </table:table-cell>
          <table:table-cell office:value-type="string">
            <text:p>armour of the dragon</text:p>
          </table:table-cell>
          <table:table-cell office:value-type="string">
            <text:p>str</text:p>
          </table:table-cell>
          <table:table-cell office:value-type="string">
            <text:p>Y</text:p>
          </table:table-cell>
          <table:table-cell office:value-type="string">
            <text:p>+3 str</text:p>
          </table:table-cell>
          <table:table-cell table:number-columns-repeated="12"/>
        </table:table-row>
        <table:table-row table:style-name="ro1">
          <table:table-cell office:value-type="string">
            <text:p>fantasy</text:p>
          </table:table-cell>
          <table:table-cell office:value-type="string">
            <text:p>arcanarton</text:p>
          </table:table-cell>
          <table:table-cell office:value-type="string">
            <text:p>arcanarton</text:p>
          </table:table-cell>
          <table:table-cell office:value-type="string">
            <text:p>50k</text:p>
          </table:table-cell>
          <table:table-cell office:value-type="string">
            <text:p>n/a</text:p>
          </table:table-cell>
          <table:table-cell office:value-type="string">
            <text:p>int/wis</text:p>
          </table:table-cell>
          <table:table-cell office:value-type="string">
            <text:p>N</text:p>
          </table:table-cell>
          <table:table-cell office:value-type="string">
            <text:p>+3 int, +2 wis</text:p>
          </table:table-cell>
          <table:table-cell office:value-type="string">
            <text:p>read books in room</text:p>
          </table:table-cell>
          <table:table-cell table:number-columns-repeated="11"/>
        </table:table-row>
        <table:table-row table:style-name="ro1">
          <table:table-cell office:value-type="string">
            <text:p>fantasy</text:p>
          </table:table-cell>
          <table:table-cell office:value-type="string">
            <text:p>balooga falls</text:p>
          </table:table-cell>
          <table:table-cell office:value-type="string">
            <text:p>billirubin</text:p>
          </table:table-cell>
          <table:table-cell office:value-type="string">
            <text:p>90k</text:p>
          </table:table-cell>
          <table:table-cell office:value-type="string">
            <text:p>bracers of magical resistance</text:p>
          </table:table-cell>
          <table:table-cell office:value-type="string">
            <text:p>wis</text:p>
          </table:table-cell>
          <table:table-cell office:value-type="string">
            <text:p>Y</text:p>
          </table:table-cell>
          <table:table-cell office:value-type="string">
            <text:p>+1 wis</text:p>
          </table:table-cell>
          <table:table-cell table:number-columns-repeated="12"/>
        </table:table-row>
        <table:table-row table:style-name="ro1">
          <table:table-cell office:value-type="string">
            <text:p>fantasy</text:p>
          </table:table-cell>
          <table:table-cell office:value-type="string">
            <text:p>cavern</text:p>
          </table:table-cell>
          <table:table-cell office:value-type="string">
            <text:p>serpent dragon</text:p>
          </table:table-cell>
          <table:table-cell office:value-type="string">
            <text:p>30k</text:p>
          </table:table-cell>
          <table:table-cell office:value-type="string">
            <text:p>ring of heroism</text:p>
          </table:table-cell>
          <table:table-cell office:value-type="string">
            <text:p>dex/wis</text:p>
          </table:table-cell>
          <table:table-cell office:value-type="string">
            <text:p>Y</text:p>
          </table:table-cell>
          <table:table-cell office:value-type="string">
            <text:p>+1 dex, +1 wis</text:p>
          </table:table-cell>
          <table:table-cell table:number-columns-repeated="12"/>
        </table:table-row>
        <table:table-row table:style-name="ro1">
          <table:table-cell office:value-type="string">
            <text:p>fantasy</text:p>
          </table:table-cell>
          <table:table-cell office:value-type="string">
            <text:p>ethereal tower</text:p>
          </table:table-cell>
          <table:table-cell table:number-columns-repeated="2" office:value-type="string">
            <text:p>n/a</text:p>
          </table:table-cell>
          <table:table-cell office:value-type="string">
            <text:p>ethereal potion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office:value-type="string">
            <text:p>+1 int</text:p>
          </table:table-cell>
          <table:table-cell table:number-columns-repeated="12"/>
        </table:table-row>
        <table:table-row table:style-name="ro1" table:visibility="filter">
          <table:table-cell office:value-type="string">
            <text:p>fantasy</text:p>
          </table:table-cell>
          <table:table-cell office:value-type="string">
            <text:p>great lighthouse</text:p>
          </table:table-cell>
          <table:table-cell office:value-type="string">
            <text:p>large bugbear</text:p>
          </table:table-cell>
          <table:table-cell/>
          <table:table-cell office:value-type="string">
            <text:p>boots of the bugbear</text:p>
          </table:table-cell>
          <table:table-cell office:value-type="string">
            <text:p>dex</text:p>
          </table:table-cell>
          <table:table-cell office:value-type="string">
            <text:p>Y</text:p>
          </table:table-cell>
          <table:table-cell office:value-type="string">
            <text:p>+1 dex</text:p>
          </table:table-cell>
          <table:table-cell table:number-columns-repeated="12"/>
        </table:table-row>
        <table:table-row table:style-name="ro1" table:visibility="filter">
          <table:table-cell office:value-type="string">
            <text:p>fantasy</text:p>
          </table:table-cell>
          <table:table-cell office:value-type="string">
            <text:p>great lighthouse</text:p>
          </table:table-cell>
          <table:table-cell office:value-type="string">
            <text:p>large bugbear</text:p>
          </table:table-cell>
          <table:table-cell office:value-type="string">
            <text:p>40k</text:p>
          </table:table-cell>
          <table:table-cell office:value-type="string">
            <text:p>gloves of the bugbear</text:p>
          </table:table-cell>
          <table:table-cell office:value-type="string">
            <text:p>str</text:p>
          </table:table-cell>
          <table:table-cell office:value-type="string">
            <text:p>Y</text:p>
          </table:table-cell>
          <table:table-cell office:value-type="string">
            <text:p>+1 str</text:p>
          </table:table-cell>
          <table:table-cell table:number-columns-repeated="12"/>
        </table:table-row>
        <table:table-row table:style-name="ro1">
          <table:table-cell office:value-type="string">
            <text:p>fantasy</text:p>
          </table:table-cell>
          <table:table-cell office:value-type="string">
            <text:p>island</text:p>
          </table:table-cell>
          <table:table-cell table:number-columns-repeated="2" office:value-type="string">
            <text:p>n/a</text:p>
          </table:table-cell>
          <table:table-cell office:value-type="string">
            <text:p>golden engagement ring</text:p>
          </table:table-cell>
          <table:table-cell office:value-type="string">
            <text:p>wis</text:p>
          </table:table-cell>
          <table:table-cell office:value-type="string">
            <text:p>Y</text:p>
          </table:table-cell>
          <table:table-cell office:value-type="string">
            <text:p>+2 wis</text:p>
          </table:table-cell>
          <table:table-cell office:value-type="string">
            <text:p>key is at seagulls, dig up corpse and pray over</text:p>
          </table:table-cell>
          <table:table-cell table:number-columns-repeated="11"/>
        </table:table-row>
        <table:table-row table:style-name="ro1">
          <table:table-cell office:value-type="string">
            <text:p>fantasy</text:p>
          </table:table-cell>
          <table:table-cell office:value-type="string">
            <text:p>kourlyn temple</text:p>
          </table:table-cell>
          <table:table-cell table:number-columns-repeated="2" office:value-type="string">
            <text:p>see notes</text:p>
          </table:table-cell>
          <table:table-cell office:value-type="string">
            <text:p>storm cloak</text:p>
          </table:table-cell>
          <table:table-cell office:value-type="string">
            <text:p>wis</text:p>
          </table:table-cell>
          <table:table-cell office:value-type="string">
            <text:p>Y</text:p>
          </table:table-cell>
          <table:table-cell office:value-type="string">
            <text:p>+3 wis</text:p>
          </table:table-cell>
          <table:table-cell office:value-type="string">
            <text:p>+3 wis, guarded by 3 mist wraiths (hit like 150ks)</text:p>
          </table:table-cell>
          <table:table-cell table:number-columns-repeated="11"/>
        </table:table-row>
        <table:table-row table:style-name="ro1">
          <table:table-cell office:value-type="string">
            <text:p>fantasy</text:p>
          </table:table-cell>
          <table:table-cell office:value-type="string">
            <text:p>mage tower</text:p>
          </table:table-cell>
          <table:table-cell office:value-type="string">
            <text:p>high colonic mage</text:p>
          </table:table-cell>
          <table:table-cell office:value-type="string">
            <text:p>200k</text:p>
          </table:table-cell>
          <table:table-cell office:value-type="string">
            <text:p>blue and yellow pointy hat</text:p>
          </table:table-cell>
          <table:table-cell office:value-type="string">
            <text:p>wis/int</text:p>
          </table:table-cell>
          <table:table-cell office:value-type="string">
            <text:p>N</text:p>
          </table:table-cell>
          <table:table-cell office:value-type="string">
            <text:p>+1 wis / int, -1 con / str</text:p>
          </table:table-cell>
          <table:table-cell office:value-type="string">
            <text:p>unknown</text:p>
          </table:table-cell>
          <table:table-cell table:number-columns-repeated="11"/>
        </table:table-row>
        <table:table-row table:style-name="ro1">
          <table:table-cell office:value-type="string">
            <text:p>fantasy</text:p>
          </table:table-cell>
          <table:table-cell office:value-type="string">
            <text:p>mount knivur</text:p>
          </table:table-cell>
          <table:table-cell office:value-type="string">
            <text:p>kaleen, high dwarf elder</text:p>
          </table:table-cell>
          <table:table-cell office:value-type="string">
            <text:p>62k</text:p>
          </table:table-cell>
          <table:table-cell office:value-type="string">
            <text:p>medallion of knivur</text:p>
          </table:table-cell>
          <table:table-cell office:value-type="string">
            <text:p>int</text:p>
          </table:table-cell>
          <table:table-cell office:value-type="string">
            <text:p>Y</text:p>
          </table:table-cell>
          <table:table-cell office:value-type="string">
            <text:p>+4 int</text:p>
          </table:table-cell>
          <table:table-cell table:number-columns-repeated="12"/>
        </table:table-row>
        <table:table-row table:style-name="ro1" table:visibility="filter">
          <table:table-cell office:value-type="string">
            <text:p>fantasy</text:p>
          </table:table-cell>
          <table:table-cell office:value-type="string">
            <text:p>murus faralain</text:p>
          </table:table-cell>
          <table:table-cell office:value-type="string">
            <text:p>random demon</text:p>
          </table:table-cell>
          <table:table-cell office:value-type="string">
            <text:p>40k</text:p>
          </table:table-cell>
          <table:table-cell office:value-type="string">
            <text:p>myril amulet</text:p>
          </table:table-cell>
          <table:table-cell office:value-type="string">
            <text:p>str</text:p>
          </table:table-cell>
          <table:table-cell office:value-type="string">
            <text:p>Y</text:p>
          </table:table-cell>
          <table:table-cell office:value-type="string">
            <text:p>+5 str</text:p>
          </table:table-cell>
          <table:table-cell table:number-columns-repeated="12"/>
        </table:table-row>
        <table:table-row table:style-name="ro1" table:visibility="filter">
          <table:table-cell office:value-type="string">
            <text:p>fantasy</text:p>
          </table:table-cell>
          <table:table-cell office:value-type="string">
            <text:p>murus faralain</text:p>
          </table:table-cell>
          <table:table-cell office:value-type="string">
            <text:p>random demon</text:p>
          </table:table-cell>
          <table:table-cell office:value-type="string">
            <text:p>40k</text:p>
          </table:table-cell>
          <table:table-cell office:value-type="string">
            <text:p>myril aura</text:p>
          </table:table-cell>
          <table:table-cell office:value-type="string">
            <text:p>dex</text:p>
          </table:table-cell>
          <table:table-cell office:value-type="string">
            <text:p>Y</text:p>
          </table:table-cell>
          <table:table-cell office:value-type="string">
            <text:p>+3 dex</text:p>
          </table:table-cell>
          <table:table-cell table:number-columns-repeated="12"/>
        </table:table-row>
        <table:table-row table:style-name="ro1">
          <table:table-cell office:value-type="string">
            <text:p>fantasy</text:p>
          </table:table-cell>
          <table:table-cell office:value-type="string">
            <text:p>murus faralain</text:p>
          </table:table-cell>
          <table:table-cell office:value-type="string">
            <text:p>random demon</text:p>
          </table:table-cell>
          <table:table-cell office:value-type="string">
            <text:p>40k</text:p>
          </table:table-cell>
          <table:table-cell office:value-type="string">
            <text:p>myril helmet</text:p>
          </table:table-cell>
          <table:table-cell office:value-type="string">
            <text:p>wis</text:p>
          </table:table-cell>
          <table:table-cell office:value-type="string">
            <text:p>Y</text:p>
          </table:table-cell>
          <table:table-cell office:value-type="string">
            <text:p>+3 wis</text:p>
          </table:table-cell>
          <table:table-cell table:number-columns-repeated="12"/>
        </table:table-row>
        <table:table-row table:style-name="ro1" table:visibility="filter">
          <table:table-cell office:value-type="string">
            <text:p>fantasy</text:p>
          </table:table-cell>
          <table:table-cell office:value-type="string">
            <text:p>murus faralain</text:p>
          </table:table-cell>
          <table:table-cell office:value-type="string">
            <text:p>random demon</text:p>
          </table:table-cell>
          <table:table-cell office:value-type="string">
            <text:p>40k</text:p>
          </table:table-cell>
          <table:table-cell office:value-type="string">
            <text:p>myril shield</text:p>
          </table:table-cell>
          <table:table-cell office:value-type="string">
            <text:p>con</text:p>
          </table:table-cell>
          <table:table-cell office:value-type="string">
            <text:p>Y</text:p>
          </table:table-cell>
          <table:table-cell office:value-type="string">
            <text:p>+4 con</text:p>
          </table:table-cell>
          <table:table-cell table:number-columns-repeated="12"/>
        </table:table-row>
        <table:table-row table:style-name="ro1" table:visibility="filter">
          <table:table-cell office:value-type="string">
            <text:p>fantasy</text:p>
          </table:table-cell>
          <table:table-cell office:value-type="string">
            <text:p>murus faralain</text:p>
          </table:table-cell>
          <table:table-cell office:value-type="string">
            <text:p>random demon</text:p>
          </table:table-cell>
          <table:table-cell office:value-type="string">
            <text:p>40k</text:p>
          </table:table-cell>
          <table:table-cell office:value-type="string">
            <text:p>myril boots</text:p>
          </table:table-cell>
          <table:table-cell office:value-type="string">
            <text:p>dex</text:p>
          </table:table-cell>
          <table:table-cell office:value-type="string">
            <text:p>Y</text:p>
          </table:table-cell>
          <table:table-cell office:value-type="string">
            <text:p>+4 dex</text:p>
          </table:table-cell>
          <table:table-cell table:number-columns-repeated="12"/>
        </table:table-row>
        <table:table-row table:style-name="ro1" table:visibility="filter">
          <table:table-cell office:value-type="string">
            <text:p>fantasy</text:p>
          </table:table-cell>
          <table:table-cell office:value-type="string">
            <text:p>murus faralain</text:p>
          </table:table-cell>
          <table:table-cell office:value-type="string">
            <text:p>random demon</text:p>
          </table:table-cell>
          <table:table-cell office:value-type="string">
            <text:p>40k</text:p>
          </table:table-cell>
          <table:table-cell office:value-type="string">
            <text:p>myril ring</text:p>
          </table:table-cell>
          <table:table-cell office:value-type="string">
            <text:p>cha</text:p>
          </table:table-cell>
          <table:table-cell office:value-type="string">
            <text:p>Y</text:p>
          </table:table-cell>
          <table:table-cell office:value-type="string">
            <text:p>+2 cha</text:p>
          </table:table-cell>
          <table:table-cell table:number-columns-repeated="12"/>
        </table:table-row>
        <table:table-row table:style-name="ro1">
          <table:table-cell office:value-type="string">
            <text:p>fantasy</text:p>
          </table:table-cell>
          <table:table-cell office:value-type="string">
            <text:p>rampage</text:p>
          </table:table-cell>
          <table:table-cell office:value-type="string">
            <text:p>black gargoyle</text:p>
          </table:table-cell>
          <table:table-cell office:value-type="string">
            <text:p>75k</text:p>
          </table:table-cell>
          <table:table-cell office:value-type="string">
            <text:p>matrix of intelligence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office:value-type="string">
            <text:p>+4 int</text:p>
          </table:table-cell>
          <table:table-cell office:value-type="string">
            <text:p>no drop, max 2 in inventory</text:p>
          </table:table-cell>
          <table:table-cell table:number-columns-repeated="11"/>
        </table:table-row>
        <table:table-row table:style-name="ro1">
          <table:table-cell office:value-type="string">
            <text:p>fantasy</text:p>
          </table:table-cell>
          <table:table-cell office:value-type="string">
            <text:p>rampage</text:p>
          </table:table-cell>
          <table:table-cell office:value-type="string">
            <text:p>green gargoyle</text:p>
          </table:table-cell>
          <table:table-cell office:value-type="string">
            <text:p>60k</text:p>
          </table:table-cell>
          <table:table-cell office:value-type="string">
            <text:p>matrix of wisdom</text:p>
          </table:table-cell>
          <table:table-cell office:value-type="string">
            <text:p>wis</text:p>
          </table:table-cell>
          <table:table-cell office:value-type="string">
            <text:p>N</text:p>
          </table:table-cell>
          <table:table-cell office:value-type="string">
            <text:p>+4 wis</text:p>
          </table:table-cell>
          <table:table-cell office:value-type="string">
            <text:p>no drop, max 2 in inventory</text:p>
          </table:table-cell>
          <table:table-cell table:number-columns-repeated="11"/>
        </table:table-row>
        <table:table-row table:style-name="ro1" table:visibility="filter">
          <table:table-cell office:value-type="string">
            <text:p>fantasy</text:p>
          </table:table-cell>
          <table:table-cell office:value-type="string">
            <text:p>random ring</text:p>
          </table:table-cell>
          <table:table-cell table:number-columns-repeated="2" office:value-type="string">
            <text:p>*</text:p>
          </table:table-cell>
          <table:table-cell office:value-type="string">
            <text:p>ring of influence</text:p>
          </table:table-cell>
          <table:table-cell office:value-type="string">
            <text:p>cha</text:p>
          </table:table-cell>
          <table:table-cell office:value-type="string">
            <text:p>Y</text:p>
          </table:table-cell>
          <table:table-cell office:value-type="string">
            <text:p>+5 cha</text:p>
          </table:table-cell>
          <table:table-cell table:number-columns-repeated="12"/>
        </table:table-row>
        <table:table-row table:style-name="ro1" table:visibility="filter">
          <table:table-cell office:value-type="string">
            <text:p>fantasy</text:p>
          </table:table-cell>
          <table:table-cell office:value-type="string">
            <text:p>serinth</text:p>
          </table:table-cell>
          <table:table-cell office:value-type="string">
            <text:p>brytex</text:p>
          </table:table-cell>
          <table:table-cell office:value-type="string">
            <text:p>70k</text:p>
          </table:table-cell>
          <table:table-cell office:value-type="string">
            <text:p>pale blue potion, 'giant'</text:p>
          </table:table-cell>
          <table:table-cell office:value-type="string">
            <text:p>str</text:p>
          </table:table-cell>
          <table:table-cell office:value-type="string">
            <text:p>N</text:p>
          </table:table-cell>
          <table:table-cell office:value-type="string">
            <text:p>+5 str</text:p>
          </table:table-cell>
          <table:table-cell office:value-type="string">
            <text:p>duration based (even though it's unlimited)</text:p>
          </table:table-cell>
          <table:table-cell table:number-columns-repeated="11"/>
        </table:table-row>
        <table:table-row table:style-name="ro1" table:visibility="filter">
          <table:table-cell office:value-type="string">
            <text:p>fantasy</text:p>
          </table:table-cell>
          <table:table-cell office:value-type="string">
            <text:p>troll bridge</text:p>
          </table:table-cell>
          <table:table-cell office:value-type="string">
            <text:p>gwillim</text:p>
          </table:table-cell>
          <table:table-cell office:value-type="string">
            <text:p>65k</text:p>
          </table:table-cell>
          <table:table-cell office:value-type="string">
            <text:p>troll hide</text:p>
          </table:table-cell>
          <table:table-cell office:value-type="string">
            <text:p>str/con</text:p>
          </table:table-cell>
          <table:table-cell office:value-type="string">
            <text:p>Y</text:p>
          </table:table-cell>
          <table:table-cell office:value-type="string">
            <text:p>+3 str/con</text:p>
          </table:table-cell>
          <table:table-cell office:value-type="string">
            <text:p>+3 str/con, regens hps, does dmg, can't remove, -2 wis, -4 cha multi</text:p>
          </table:table-cell>
          <table:table-cell table:number-columns-repeated="11"/>
        </table:table-row>
        <table:table-row table:style-name="ro1">
          <table:table-cell office:value-type="string">
            <text:p>science</text:p>
          </table:table-cell>
          <table:table-cell office:value-type="string">
            <text:p>lost city</text:p>
          </table:table-cell>
          <table:table-cell office:value-type="string">
            <text:p>sung</text:p>
          </table:table-cell>
          <table:table-cell office:value-type="string">
            <text:p>143k</text:p>
          </table:table-cell>
          <table:table-cell office:value-type="string">
            <text:p>belt of wisdom</text:p>
          </table:table-cell>
          <table:table-cell office:value-type="string">
            <text:p>wis</text:p>
          </table:table-cell>
          <table:table-cell office:value-type="string">
            <text:p>Y</text:p>
          </table:table-cell>
          <table:table-cell office:value-type="string">
            <text:p>+2 wis</text:p>
          </table:table-cell>
          <table:table-cell table:number-columns-repeated="12"/>
        </table:table-row>
        <table:table-row table:style-name="ro1" table:visibility="filter">
          <table:table-cell office:value-type="string">
            <text:p>fantasy</text:p>
          </table:table-cell>
          <table:table-cell office:value-type="string">
            <text:p>rabbit hole</text:p>
          </table:table-cell>
          <table:table-cell office:value-type="string">
            <text:p>gendar cae</text:p>
          </table:table-cell>
          <table:table-cell office:value-type="string">
            <text:p>70k</text:p>
          </table:table-cell>
          <table:table-cell office:value-type="string">
            <text:p>black potion with yellow floaties</text:p>
          </table:table-cell>
          <table:table-cell office:value-type="string">
            <text:p>str</text:p>
          </table:table-cell>
          <table:table-cell office:value-type="string">
            <text:p>N</text:p>
          </table:table-cell>
          <table:table-cell office:value-type="string">
            <text:p>+5-10 str</text:p>
          </table:table-cell>
          <table:table-cell table:number-columns-repeated="12"/>
        </table:table-row>
        <table:table-row table:style-name="ro1" table:visibility="filter">
          <table:table-cell office:value-type="string">
            <text:p>science</text:p>
          </table:table-cell>
          <table:table-cell office:value-type="string">
            <text:p>voodoo scavengers</text:p>
          </table:table-cell>
          <table:table-cell table:number-columns-repeated="2" office:value-type="string">
            <text:p>n/a</text:p>
          </table:table-cell>
          <table:table-cell office:value-type="string">
            <text:p>give leaf to laveau</text:p>
          </table:table-cell>
          <table:table-cell/>
          <table:table-cell office:value-type="string">
            <text:p>N</text:p>
          </table:table-cell>
          <table:table-cell office:value-type="string">
            <text:p>+5 con</text:p>
          </table:table-cell>
          <table:table-cell office:value-type="string">
            <text:p>book of ritual, give leaf to laveau, trace shield, drink goblet</text:p>
          </table:table-cell>
          <table:table-cell table:number-columns-repeated="11"/>
        </table:table-row>
        <table:table-row table:style-name="ro1" table:visibility="filter">
          <table:table-cell office:value-type="string">
            <text:p>science</text:p>
          </table:table-cell>
          <table:table-cell office:value-type="string">
            <text:p>voodoo scavengers</text:p>
          </table:table-cell>
          <table:table-cell table:number-columns-repeated="2" office:value-type="string">
            <text:p>n/a</text:p>
          </table:table-cell>
          <table:table-cell office:value-type="string">
            <text:p>give water to laveau</text:p>
          </table:table-cell>
          <table:table-cell/>
          <table:table-cell office:value-type="string">
            <text:p>N</text:p>
          </table:table-cell>
          <table:table-cell office:value-type="string">
            <text:p>+5 dex</text:p>
          </table:table-cell>
          <table:table-cell office:value-type="string">
            <text:p>book of ritual, give water to laveau, trace stream, drink goblet</text:p>
          </table:table-cell>
          <table:table-cell table:number-columns-repeated="11"/>
        </table:table-row>
        <table:table-row table:style-name="ro1" table:visibility="filter">
          <table:table-cell office:value-type="string">
            <text:p>science</text:p>
          </table:table-cell>
          <table:table-cell office:value-type="string">
            <text:p>voodoo scavengers</text:p>
          </table:table-cell>
          <table:table-cell table:number-columns-repeated="2" office:value-type="string">
            <text:p>n/a</text:p>
          </table:table-cell>
          <table:table-cell office:value-type="string">
            <text:p>give sword from ozando to laveau</text:p>
          </table:table-cell>
          <table:table-cell/>
          <table:table-cell office:value-type="string">
            <text:p>N</text:p>
          </table:table-cell>
          <table:table-cell office:value-type="string">
            <text:p>+5 str</text:p>
          </table:table-cell>
          <table:table-cell office:value-type="string">
            <text:p>book of ritual, give sword to laveau, trace sword, drink goblet</text:p>
          </table:table-cell>
          <table:table-cell table:number-columns-repeated="11"/>
        </table:table-row>
        <table:table-row table:style-name="ro1" table:visibility="filter">
          <table:table-cell office:value-type="string">
            <text:p>science</text:p>
          </table:table-cell>
          <table:table-cell office:value-type="string">
            <text:p>voodoo scavengers</text:p>
          </table:table-cell>
          <table:table-cell table:number-columns-repeated="2" office:value-type="string">
            <text:p>n/a</text:p>
          </table:table-cell>
          <table:table-cell office:value-type="string">
            <text:p>give prism to laveau</text:p>
          </table:table-cell>
          <table:table-cell/>
          <table:table-cell office:value-type="string">
            <text:p>N</text:p>
          </table:table-cell>
          <table:table-cell office:value-type="string">
            <text:p>+5 cha</text:p>
          </table:table-cell>
          <table:table-cell office:value-type="string">
            <text:p>book of ritual, give prism to laveau, trace rainbow, drink goblet</text:p>
          </table:table-cell>
          <table:table-cell table:number-columns-repeated="11"/>
        </table:table-row>
        <table:table-row table:style-name="ro1">
          <table:table-cell office:value-type="string">
            <text:p>science</text:p>
          </table:table-cell>
          <table:table-cell office:value-type="string">
            <text:p>voodoo scavengers</text:p>
          </table:table-cell>
          <table:table-cell table:number-columns-repeated="2" office:value-type="string">
            <text:p>n/a</text:p>
          </table:table-cell>
          <table:table-cell office:value-type="string">
            <text:p>give snake? to laveau...</text:p>
          </table:table-cell>
          <table:table-cell/>
          <table:table-cell office:value-type="string">
            <text:p>N</text:p>
          </table:table-cell>
          <table:table-cell office:value-type="string">
            <text:p>+5 wis?</text:p>
          </table:table-cell>
          <table:table-cell office:value-type="string">
            <text:p>book of ritual, give ? to laveau, trace snake, drink goblet</text:p>
          </table:table-cell>
          <table:table-cell table:number-columns-repeated="11"/>
        </table:table-row>
        <table:table-row table:style-name="ro1">
          <table:table-cell office:value-type="string">
            <text:p>science</text:p>
          </table:table-cell>
          <table:table-cell office:value-type="string">
            <text:p>voodoo scavengers</text:p>
          </table:table-cell>
          <table:table-cell table:number-columns-repeated="2" office:value-type="string">
            <text:p>n/a</text:p>
          </table:table-cell>
          <table:table-cell office:value-type="string">
            <text:p>give red microchip to laveau</text:p>
          </table:table-cell>
          <table:table-cell/>
          <table:table-cell office:value-type="string">
            <text:p>N</text:p>
          </table:table-cell>
          <table:table-cell office:value-type="string">
            <text:p>+5 int?</text:p>
          </table:table-cell>
          <table:table-cell office:value-type="string">
            <text:p>book of ritual, give microchip to laveau, trace moon, drink goblet</text:p>
          </table:table-cell>
          <table:table-cell table:number-columns-repeated="11"/>
        </table:table-row>
        <table:table-row table:style-name="ro1" table:visibility="filter">
          <table:table-cell office:value-type="string">
            <text:p>science</text:p>
          </table:table-cell>
          <table:table-cell office:value-type="string">
            <text:p>silicon wraiths</text:p>
          </table:table-cell>
          <table:table-cell table:number-columns-repeated="2" office:value-type="string">
            <text:p>n/a</text:p>
          </table:table-cell>
          <table:table-cell office:value-type="string">
            <text:p>lift weights</text:p>
          </table:table-cell>
          <table:table-cell office:value-type="string">
            <text:p>str</text:p>
          </table:table-cell>
          <table:table-cell office:value-type="string">
            <text:p>N</text:p>
          </table:table-cell>
          <table:table-cell office:value-type="string">
            <text:p>+1 str</text:p>
          </table:table-cell>
          <table:table-cell table:number-columns-repeated="12"/>
        </table:table-row>
        <table:table-row table:style-name="ro1">
          <table:table-cell office:value-type="string">
            <text:p>fantasy</text:p>
          </table:table-cell>
          <table:table-cell office:value-type="string">
            <text:p>drow kingdom of fer...</text:p>
          </table:table-cell>
          <table:table-cell office:value-type="string">
            <text:p>duergar</text:p>
          </table:table-cell>
          <table:table-cell office:value-type="float" office:value="300">
            <text:p>300</text:p>
          </table:table-cell>
          <table:table-cell office:value-type="string">
            <text:p>mission: down with duergar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office:value-type="string">
            <text:p>+1 int</text:p>
          </table:table-cell>
          <table:table-cell office:value-type="string">
            <text:p>1 hour of +1 int</text:p>
          </table:table-cell>
          <table:table-cell table:number-columns-repeated="11"/>
        </table:table-row>
        <table:table-row table:style-name="ro1" table:visibility="filter">
          <table:table-cell office:value-type="string">
            <text:p>fantasy</text:p>
          </table:table-cell>
          <table:table-cell office:value-type="string">
            <text:p>tower of pak-tor</text:p>
          </table:table-cell>
          <table:table-cell table:number-columns-repeated="2" office:value-type="string">
            <text:p>*</text:p>
          </table:table-cell>
          <table:table-cell office:value-type="string">
            <text:p>mssion: free hamsel</text:p>
          </table:table-cell>
          <table:table-cell office:value-type="string">
            <text:p>con</text:p>
          </table:table-cell>
          <table:table-cell office:value-type="string">
            <text:p>N</text:p>
          </table:table-cell>
          <table:table-cell office:value-type="string">
            <text:p>+2 con</text:p>
          </table:table-cell>
          <table:table-cell table:number-columns-repeated="12"/>
        </table:table-row>
        <table:table-row table:style-name="ro1" table:visibility="filter">
          <table:table-cell office:value-type="string">
            <text:p>fantasy</text:p>
          </table:table-cell>
          <table:table-cell office:value-type="string">
            <text:p>deep mountain</text:p>
          </table:table-cell>
          <table:table-cell office:value-type="string">
            <text:p>random drow</text:p>
          </table:table-cell>
          <table:table-cell office:value-type="string">
            <text:p>*</text:p>
          </table:table-cell>
          <table:table-cell office:value-type="string">
            <text:p>mission: damn the drow</text:p>
          </table:table-cell>
          <table:table-cell office:value-type="string">
            <text:p>str</text:p>
          </table:table-cell>
          <table:table-cell office:value-type="string">
            <text:p>N</text:p>
          </table:table-cell>
          <table:table-cell office:value-type="string">
            <text:p>+1 str</text:p>
          </table:table-cell>
          <table:table-cell office:value-type="string">
            <text:p>1 hour of +1 str</text:p>
          </table:table-cell>
          <table:table-cell table:number-columns-repeated="11"/>
        </table:table-row>
        <table:table-row table:style-name="ro1">
          <table:table-cell office:value-type="string">
            <text:p>chaos</text:p>
          </table:table-cell>
          <table:table-cell office:value-type="string">
            <text:p>alphabet land</text:p>
          </table:table-cell>
          <table:table-cell table:number-columns-repeated="2" office:value-type="string">
            <text:p>*</text:p>
          </table:table-cell>
          <table:table-cell office:value-type="string">
            <text:p>mission: jocks</text:p>
          </table:table-cell>
          <table:table-cell office:value-type="string">
            <text:p>int</text:p>
          </table:table-cell>
          <table:table-cell office:value-type="string">
            <text:p>N</text:p>
          </table:table-cell>
          <table:table-cell office:value-type="string">
            <text:p>+1 int</text:p>
          </table:table-cell>
          <table:table-cell office:value-type="string">
            <text:p>48 hours of 1 int</text:p>
          </table:table-cell>
          <table:table-cell table:number-columns-repeated="11"/>
        </table:table-row>
        <table:table-row table:style-name="ro1" table:visibility="filter">
          <table:table-cell office:value-type="string">
            <text:p>chaos</text:p>
          </table:table-cell>
          <table:table-cell office:value-type="string">
            <text:p>alphabet land</text:p>
          </table:table-cell>
          <table:table-cell table:number-columns-repeated="2" office:value-type="string">
            <text:p>*</text:p>
          </table:table-cell>
          <table:table-cell office:value-type="string">
            <text:p>mission: goats</text:p>
          </table:table-cell>
          <table:table-cell office:value-type="string">
            <text:p>cha</text:p>
          </table:table-cell>
          <table:table-cell office:value-type="string">
            <text:p>N</text:p>
          </table:table-cell>
          <table:table-cell office:value-type="string">
            <text:p>+1 cha</text:p>
          </table:table-cell>
          <table:table-cell office:value-type="string">
            <text:p>48 hours of 1 cha</text:p>
          </table:table-cell>
          <table:table-cell table:number-columns-repeated="11"/>
        </table:table-row>
        <table:table-row table:style-name="ro1" table:visibility="filter">
          <table:table-cell office:value-type="string">
            <text:p>chaos</text:p>
          </table:table-cell>
          <table:table-cell office:value-type="string">
            <text:p>alphabet land</text:p>
          </table:table-cell>
          <table:table-cell table:number-columns-repeated="2" office:value-type="string">
            <text:p>*</text:p>
          </table:table-cell>
          <table:table-cell office:value-type="string">
            <text:p>mission: girls</text:p>
          </table:table-cell>
          <table:table-cell office:value-type="string">
            <text:p>con</text:p>
          </table:table-cell>
          <table:table-cell office:value-type="string">
            <text:p>N</text:p>
          </table:table-cell>
          <table:table-cell office:value-type="string">
            <text:p>+1 con</text:p>
          </table:table-cell>
          <table:table-cell office:value-type="string">
            <text:p>48 hours duration</text:p>
          </table:table-cell>
          <table:table-cell table:number-columns-repeated="11"/>
        </table:table-row>
        <table:table-row table:style-name="ro1" table:visibility="filter">
          <table:table-cell office:value-type="string">
            <text:p>chaos</text:p>
          </table:table-cell>
          <table:table-cell office:value-type="string">
            <text:p>alphabet land</text:p>
          </table:table-cell>
          <table:table-cell table:number-columns-repeated="2" office:value-type="string">
            <text:p>*</text:p>
          </table:table-cell>
          <table:table-cell office:value-type="string">
            <text:p>mission: nerds</text:p>
          </table:table-cell>
          <table:table-cell office:value-type="string">
            <text:p>str</text:p>
          </table:table-cell>
          <table:table-cell office:value-type="string">
            <text:p>N</text:p>
          </table:table-cell>
          <table:table-cell office:value-type="string">
            <text:p>+1 str</text:p>
          </table:table-cell>
          <table:table-cell office:value-type="string">
            <text:p>48 hours duration</text:p>
          </table:table-cell>
          <table:table-cell table:number-columns-repeated="11"/>
        </table:table-row>
        <table:table-row table:style-name="ro1">
          <table:table-cell office:value-type="string">
            <text:p>chaos</text:p>
          </table:table-cell>
          <table:table-cell office:value-type="string">
            <text:p>alphabet land</text:p>
          </table:table-cell>
          <table:table-cell table:number-columns-repeated="2" office:value-type="string">
            <text:p>*</text:p>
          </table:table-cell>
          <table:table-cell office:value-type="string">
            <text:p>mission: wolves</text:p>
          </table:table-cell>
          <table:table-cell office:value-type="string">
            <text:p>wis</text:p>
          </table:table-cell>
          <table:table-cell office:value-type="string">
            <text:p>N</text:p>
          </table:table-cell>
          <table:table-cell office:value-type="string">
            <text:p>+1 wis</text:p>
          </table:table-cell>
          <table:table-cell office:value-type="string">
            <text:p>48 hours duration</text:p>
          </table:table-cell>
          <table:table-cell table:number-columns-repeated="11"/>
        </table:table-row>
        <table:table-row table:style-name="ro1" table:visibility="filter">
          <table:table-cell office:value-type="string">
            <text:p>chaos</text:p>
          </table:table-cell>
          <table:table-cell office:value-type="string">
            <text:p>alphabet land</text:p>
          </table:table-cell>
          <table:table-cell table:number-columns-repeated="2" office:value-type="string">
            <text:p>*</text:p>
          </table:table-cell>
          <table:table-cell office:value-type="string">
            <text:p>mission: ambidextrous</text:p>
          </table:table-cell>
          <table:table-cell office:value-type="string">
            <text:p>dex</text:p>
          </table:table-cell>
          <table:table-cell office:value-type="string">
            <text:p>N</text:p>
          </table:table-cell>
          <table:table-cell office:value-type="string">
            <text:p>+2 dex</text:p>
          </table:table-cell>
          <table:table-cell office:value-type="string">
            <text:p>48 hours duration</text:p>
          </table:table-cell>
          <table:table-cell table:number-columns-repeated="11"/>
        </table:table-row>
        <table:table-row table:style-name="ro1" table:visibility="filter">
          <table:table-cell office:value-type="string">
            <text:p>fatnasy</text:p>
          </table:table-cell>
          <table:table-cell office:value-type="string">
            <text:p>drow kingdom of fer...</text:p>
          </table:table-cell>
          <table:table-cell office:value-type="string">
            <text:p>princess</text:p>
          </table:table-cell>
          <table:table-cell office:value-type="string">
            <text:p>200k | 2M</text:p>
          </table:table-cell>
          <table:table-cell office:value-type="string">
            <text:p>dark green cloak</text:p>
          </table:table-cell>
          <table:table-cell office:value-type="string">
            <text:p>cha</text:p>
          </table:table-cell>
          <table:table-cell office:value-type="string">
            <text:p>Y</text:p>
          </table:table-cell>
          <table:table-cell office:value-type="string">
            <text:p>+9 cha</text:p>
          </table:table-cell>
          <table:table-cell table:number-columns-repeated="12"/>
        </table:table-row>
        <table:table-row table:style-name="ro1">
          <table:table-cell office:value-type="string">
            <text:p>fatnasy</text:p>
          </table:table-cell>
          <table:table-cell office:value-type="string">
            <text:p>drow kingdom of fer...</text:p>
          </table:table-cell>
          <table:table-cell office:value-type="string">
            <text:p>princess</text:p>
          </table:table-cell>
          <table:table-cell office:value-type="string">
            <text:p>200k | 2M</text:p>
          </table:table-cell>
          <table:table-cell office:value-type="string">
            <text:p>dark green cloak</text:p>
          </table:table-cell>
          <table:table-cell office:value-type="string">
            <text:p>wis</text:p>
          </table:table-cell>
          <table:table-cell office:value-type="string">
            <text:p>Y</text:p>
          </table:table-cell>
          <table:table-cell office:value-type="string">
            <text:p>+9 wis</text:p>
          </table:table-cell>
          <table:table-cell table:number-columns-repeated="12"/>
        </table:table-row>
        <table:table-row table:style-name="ro1">
          <table:table-cell office:value-type="string">
            <text:p>chaos</text:p>
          </table:table-cell>
          <table:table-cell office:value-type="string">
            <text:p>death taco</text:p>
          </table:table-cell>
          <table:table-cell office:value-type="string">
            <text:p>veggie taco</text:p>
          </table:table-cell>
          <table:table-cell office:value-type="string">
            <text:p>60k</text:p>
          </table:table-cell>
          <table:table-cell office:value-type="string">
            <text:p>limp veggie taco</text:p>
          </table:table-cell>
          <table:table-cell office:value-type="string">
            <text:p>wis</text:p>
          </table:table-cell>
          <table:table-cell office:value-type="string">
            <text:p>N</text:p>
          </table:table-cell>
          <table:table-cell office:value-type="string">
            <text:p>+1 wis</text:p>
          </table:table-cell>
          <table:table-cell table:number-columns-repeated="12"/>
        </table:table-row>
        <table:table-row table:style-name="ro1">
          <table:table-cell office:value-type="string">
            <text:p>fantasy</text:p>
          </table:table-cell>
          <table:table-cell office:value-type="string">
            <text:p>isle of ao</text:p>
          </table:table-cell>
          <table:table-cell office:value-type="string">
            <text:p>pooki maya</text:p>
          </table:table-cell>
          <table:table-cell office:value-type="string">
            <text:p>n/a</text:p>
          </table:table-cell>
          <table:table-cell office:value-type="string">
            <text:p>bow pooki</text:p>
          </table:table-cell>
          <table:table-cell office:value-type="string">
            <text:p>wis</text:p>
          </table:table-cell>
          <table:table-cell office:value-type="string">
            <text:p>Y</text:p>
          </table:table-cell>
          <table:table-cell office:value-type="string">
            <text:p>+1 wis</text:p>
          </table:table-cell>
          <table:table-cell table:number-columns-repeated="12"/>
        </table:table-row>
        <table:table-row table:style-name="ro1" table:visibility="filter">
          <table:table-cell office:value-type="string">
            <text:p>chaos</text:p>
          </table:table-cell>
          <table:table-cell office:value-type="string">
            <text:p>midgard &amp; valhalla</text:p>
          </table:table-cell>
          <table:table-cell office:value-type="string">
            <text:p>freja</text:p>
          </table:table-cell>
          <table:table-cell office:value-type="string">
            <text:p>60k</text:p>
          </table:table-cell>
          <table:table-cell office:value-type="string">
            <text:p>freja's necklace</text:p>
          </table:table-cell>
          <table:table-cell office:value-type="string">
            <text:p>cha</text:p>
          </table:table-cell>
          <table:table-cell office:value-type="string">
            <text:p>Y</text:p>
          </table:table-cell>
          <table:table-cell office:value-type="string">
            <text:p>+3 cha</text:p>
          </table:table-cell>
          <table:table-cell table:number-columns-repeated="12"/>
        </table:table-row>
        <table:table-row table:style-name="ro1" table:number-rows-repeated="10">
          <table:table-cell table:number-columns-repeated="20"/>
        </table:table-row>
        <table:table-row table:style-name="ro1">
          <table:table-cell/>
          <table:table-cell office:value-type="string">
            <text:p>No item boost</text:p>
          </table:table-cell>
          <table:table-cell office:value-type="string">
            <text:p>totals based on notes</text:p>
          </table:table-cell>
          <table:table-cell office:value-type="string">
            <text:p>w/ floaties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str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dex</text:p>
          </table:table-cell>
          <table:table-cell office:value-type="float" office:value="7">
            <text:p>7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wis</text:p>
          </table:table-cell>
          <table:table-cell office:value-type="float" office:value="8">
            <text:p>8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int</text:p>
          </table:table-cell>
          <table:table-cell office:value-type="float" office:value="16">
            <text:p>16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con</text:p>
          </table:table-cell>
          <table:table-cell office:value-type="float" office:value="9">
            <text:p>9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cha</text:p>
          </table:table-cell>
          <table:table-cell office:value-type="float" office:value="6">
            <text:p>6</text:p>
          </table:table-cell>
          <table:table-cell table:number-columns-repeated="17"/>
        </table:table-row>
      </table:table>
      <table:table table:name="healing" table:style-name="ta4" table:print="false">
        <office:forms form:automatic-focus="false" form:apply-design-mode="false"/>
        <table:table-column table:style-name="co18" table:default-cell-style-name="Default"/>
        <table:table-column table:style-name="co41" table:default-cell-style-name="Default"/>
        <table:table-column table:style-name="co74" table:default-cell-style-name="Default"/>
        <table:table-column table:style-name="co4" table:default-cell-style-name="Default"/>
        <table:table-column table:style-name="co75" table:default-cell-style-name="Default"/>
        <table:table-column table:style-name="co78" table:default-cell-style-name="Default"/>
        <table:table-column table:style-name="co79" table:default-cell-style-name="Default"/>
        <table:table-row table:style-name="ro9">
          <table:table-cell table:style-name="ce2" office:value-type="string">
            <text:p>Realm</text:p>
          </table:table-cell>
          <table:table-cell table:style-name="ce2" office:value-type="string">
            <text:p>Area</text:p>
          </table:table-cell>
          <table:table-cell table:style-name="ce2" office:value-type="string">
            <text:p>Mob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Notes</text:p>
          </table:table-cell>
        </table:table-row>
        <table:table-row table:style-name="ro9">
          <table:table-cell office:value-type="string">
            <text:p>fantasy</text:p>
          </table:table-cell>
          <table:table-cell office:value-type="string">
            <text:p>enchanted spring</text:p>
          </table:table-cell>
          <table:table-cell office:value-type="string">
            <text:p>tashara</text:p>
          </table:table-cell>
          <table:table-cell office:value-type="string">
            <text:p>33k</text:p>
          </table:table-cell>
          <table:table-cell office:value-type="string">
            <text:p>bag of herbs</text:p>
          </table:table-cell>
          <table:table-cell office:value-type="string">
            <text:p>hp</text:p>
          </table:table-cell>
          <table:table-cell office:value-type="string">
            <text:p>rub herbs on wounds for healing</text:p>
          </table:table-cell>
        </table:table-row>
        <table:table-row table:style-name="ro9">
          <table:table-cell office:value-type="string">
            <text:p>chaos</text:p>
          </table:table-cell>
          <table:table-cell office:value-type="string">
            <text:p>land</text:p>
          </table:table-cell>
          <table:table-cell office:value-type="string">
            <text:p>n/a</text:p>
          </table:table-cell>
          <table:table-cell/>
          <table:table-cell office:value-type="string">
            <text:p>aliantha berry</text:p>
          </table:table-cell>
          <table:table-cell office:value-type="string">
            <text:p>both</text:p>
          </table:table-cell>
          <table:table-cell office:value-type="string">
            <text:p>pick berry from bushes, heals 40 sps</text:p>
          </table:table-cell>
        </table:table-row>
        <table:table-row table:style-name="ro9">
          <table:table-cell office:value-type="string">
            <text:p>fantasy</text:p>
          </table:table-cell>
          <table:table-cell office:value-type="string">
            <text:p>troll alliance</text:p>
          </table:table-cell>
          <table:table-cell table:number-columns-repeated="2" office:value-type="string">
            <text:p>n/a</text:p>
          </table:table-cell>
          <table:table-cell office:value-type="string">
            <text:p>dark spotted mushroom</text:p>
          </table:table-cell>
          <table:table-cell office:value-type="string">
            <text:p>hp</text:p>
          </table:table-cell>
          <table:table-cell/>
        </table:table-row>
        <table:table-row table:style-name="ro9">
          <table:table-cell office:value-type="string">
            <text:p>chaos</text:p>
          </table:table-cell>
          <table:table-cell office:value-type="string">
            <text:p>the sausage dimension</text:p>
          </table:table-cell>
          <table:table-cell office:value-type="string">
            <text:p>carcass</text:p>
          </table:table-cell>
          <table:table-cell office:value-type="string">
            <text:p>3k</text:p>
          </table:table-cell>
          <table:table-cell office:value-type="string">
            <text:p>wiggly piece of meat</text:p>
          </table:table-cell>
          <table:table-cell office:value-type="string">
            <text:p>hp</text:p>
          </table:table-cell>
          <table:table-cell office:value-type="string">
            <text:p>Heals 30 hps or so</text:p>
          </table:table-cell>
        </table:table-row>
        <table:table-row table:style-name="ro9">
          <table:table-cell office:value-type="string">
            <text:p>fantasy</text:p>
          </table:table-cell>
          <table:table-cell office:value-type="string">
            <text:p>troll den</text:p>
          </table:table-cell>
          <table:table-cell office:value-type="string">
            <text:p>troll</text:p>
          </table:table-cell>
          <table:table-cell office:value-type="string">
            <text:p>5k</text:p>
          </table:table-cell>
          <table:table-cell office:value-type="string">
            <text:p>healing scroll</text:p>
          </table:table-cell>
          <table:table-cell office:value-type="string">
            <text:p>hp</text:p>
          </table:table-cell>
          <table:table-cell office:value-type="string">
            <text:p>search bones in eastern room</text:p>
          </table:table-cell>
        </table:table-row>
        <table:table-row table:style-name="ro9">
          <table:table-cell office:value-type="string">
            <text:p>chaos</text:p>
          </table:table-cell>
          <table:table-cell office:value-type="string">
            <text:p>magic the gathering</text:p>
          </table:table-cell>
          <table:table-cell office:value-type="string">
            <text:p>shivan dragon</text:p>
          </table:table-cell>
          <table:table-cell office:value-type="string">
            <text:p>60k</text:p>
          </table:table-cell>
          <table:table-cell office:value-type="string">
            <text:p>mana vault</text:p>
          </table:table-cell>
          <table:table-cell office:value-type="string">
            <text:p>sp</text:p>
          </table:table-cell>
          <table:table-cell office:value-type="string">
            <text:p>tap vault, heals 100 immediately but then drains hps while it's tapped; takes 150 sps to untap</text:p>
          </table:table-cell>
        </table:table-row>
        <table:table-row table:style-name="ro9">
          <table:table-cell office:value-type="string">
            <text:p>fantasy</text:p>
          </table:table-cell>
          <table:table-cell office:value-type="string">
            <text:p>overlands</text:p>
          </table:table-cell>
          <table:table-cell office:value-type="string">
            <text:p>sinjun songsinger</text:p>
          </table:table-cell>
          <table:table-cell office:value-type="string">
            <text:p>140k</text:p>
          </table:table-cell>
          <table:table-cell office:value-type="string">
            <text:p>hags heart</text:p>
          </table:table-cell>
          <table:table-cell office:value-type="string">
            <text:p>sp</text:p>
          </table:table-cell>
          <table:table-cell office:value-type="string">
            <text:p>transfer sps to another, MOB HITS HARD!</text:p>
          </table:table-cell>
        </table:table-row>
        <table:table-row table:style-name="ro9">
          <table:table-cell office:value-type="string">
            <text:p>chaos</text:p>
          </table:table-cell>
          <table:table-cell office:value-type="string">
            <text:p>Plant with the most soul bar</text:p>
          </table:table-cell>
          <table:table-cell office:value-type="string">
            <text:p>n/a</text:p>
          </table:table-cell>
          <table:table-cell/>
          <table:table-cell office:value-type="string">
            <text:p>insecticide</text:p>
          </table:table-cell>
          <table:table-cell office:value-type="string">
            <text:p>sp</text:p>
          </table:table-cell>
          <table:table-cell office:value-type="string">
            <text:p>Heals 20 sps</text:p>
          </table:table-cell>
        </table:table-row>
        <table:table-row table:style-name="ro9">
          <table:table-cell office:value-type="string">
            <text:p>chaos</text:p>
          </table:table-cell>
          <table:table-cell office:value-type="string">
            <text:p>The para-elemental plane of soy</text:p>
          </table:table-cell>
          <table:table-cell office:value-type="string">
            <text:p>*</text:p>
          </table:table-cell>
          <table:table-cell office:value-type="string">
            <text:p>40k</text:p>
          </table:table-cell>
          <table:table-cell office:value-type="string">
            <text:p>tofu</text:p>
          </table:table-cell>
          <table:table-cell office:value-type="string">
            <text:p>sp</text:p>
          </table:table-cell>
          <table:table-cell office:value-type="string">
            <text:p>Heals 20 sps</text:p>
          </table:table-cell>
        </table:table-row>
        <table:table-row table:style-name="ro9">
          <table:table-cell office:value-type="string">
            <text:p>chaos</text:p>
          </table:table-cell>
          <table:table-cell office:value-type="string">
            <text:p>simpsons</text:p>
          </table:table-cell>
          <table:table-cell office:value-type="string">
            <text:p>bee</text:p>
          </table:table-cell>
          <table:table-cell office:value-type="string">
            <text:p>25k</text:p>
          </table:table-cell>
          <table:table-cell office:value-type="string">
            <text:p>honeycomb</text:p>
          </table:table-cell>
          <table:table-cell office:value-type="string">
            <text:p>sp</text:p>
          </table:table-cell>
          <table:table-cell office:value-type="string">
            <text:p>big sp heal, at least 100</text:p>
          </table:table-cell>
        </table:table-row>
        <table:table-row table:style-name="ro9">
          <table:table-cell office:value-type="string">
            <text:p>science</text:p>
          </table:table-cell>
          <table:table-cell office:value-type="string">
            <text:p>USS Enterprise (TNG)</text:p>
          </table:table-cell>
          <table:table-cell office:value-type="string">
            <text:p>captain riker</text:p>
          </table:table-cell>
          <table:table-cell office:value-type="string">
            <text:p>2k</text:p>
          </table:table-cell>
          <table:table-cell office:value-type="string">
            <text:p>hormones</text:p>
          </table:table-cell>
          <table:table-cell office:value-type="string">
            <text:p>hp</text:p>
          </table:table-cell>
          <table:table-cell/>
        </table:table-row>
        <table:table-row table:style-name="ro9">
          <table:table-cell office:value-type="string">
            <text:p>chaos</text:p>
          </table:table-cell>
          <table:table-cell office:value-type="string">
            <text:p>princess bride</text:p>
          </table:table-cell>
          <table:table-cell office:value-type="string">
            <text:p>miracle max</text:p>
          </table:table-cell>
          <table:table-cell office:value-type="string">
            <text:p>160k</text:p>
          </table:table-cell>
          <table:table-cell office:value-type="string">
            <text:p>resurrection pill</text:p>
          </table:table-cell>
          <table:table-cell office:value-type="string">
            <text:p>hp</text:p>
          </table:table-cell>
          <table:table-cell/>
        </table:table-row>
        <table:table-row table:style-name="ro9">
          <table:table-cell office:value-type="string">
            <text:p>chaos</text:p>
          </table:table-cell>
          <table:table-cell office:value-type="string">
            <text:p>chaos laundry</text:p>
          </table:table-cell>
          <table:table-cell table:number-columns-repeated="2" office:value-type="string">
            <text:p>n/a</text:p>
          </table:table-cell>
          <table:table-cell office:value-type="string">
            <text:p>lint</text:p>
          </table:table-cell>
          <table:table-cell office:value-type="string">
            <text:p>hp</text:p>
          </table:table-cell>
          <table:table-cell/>
        </table:table-row>
        <table:table-row table:style-name="ro9">
          <table:table-cell office:value-type="string">
            <text:p>chaos</text:p>
          </table:table-cell>
          <table:table-cell office:value-type="string">
            <text:p>monkeytown!</text:p>
          </table:table-cell>
          <table:table-cell table:number-columns-repeated="2" office:value-type="string">
            <text:p>n/a</text:p>
          </table:table-cell>
          <table:table-cell office:value-type="string">
            <text:p>fruit</text:p>
          </table:table-cell>
          <table:table-cell office:value-type="string">
            <text:p>?</text:p>
          </table:table-cell>
          <table:table-cell office:value-type="string">
            <text:p>pick fruit, banana, pomegrante, papaya; they eventually rot</text:p>
          </table:table-cell>
        </table:table-row>
        <table:table-row table:style-name="ro9">
          <table:table-cell office:value-type="string">
            <text:p>fantasy</text:p>
          </table:table-cell>
          <table:table-cell office:value-type="string">
            <text:p>ethereal tower</text:p>
          </table:table-cell>
          <table:table-cell table:number-columns-repeated="2" office:value-type="string">
            <text:p>n/a</text:p>
          </table:table-cell>
          <table:table-cell office:value-type="string">
            <text:p>ancient copper foil scroll</text:p>
          </table:table-cell>
          <table:table-cell office:value-type="string">
            <text:p>both</text:p>
          </table:table-cell>
          <table:table-cell office:value-type="string">
            <text:p>read scroll for heal x2</text:p>
          </table:table-cell>
        </table:table-row>
        <table:table-row table:style-name="ro9">
          <table:table-cell table:style-name="ce8" office:value-type="string">
            <text:p>fantasy</text:p>
          </table:table-cell>
          <table:table-cell table:style-name="ce8" office:value-type="string">
            <text:p>karak's hut</text:p>
          </table:table-cell>
          <table:table-cell table:style-name="ce8" office:value-type="string">
            <text:p>karak</text:p>
          </table:table-cell>
          <table:table-cell table:style-name="ce8" office:value-type="string">
            <text:p>100k</text:p>
          </table:table-cell>
          <table:table-cell table:style-name="ce8" office:value-type="string">
            <text:p>karak's cloak</text:p>
          </table:table-cell>
          <table:table-cell table:style-name="ce8" office:value-type="string">
            <text:p>both</text:p>
          </table:table-cell>
          <table:table-cell table:style-name="ce8" office:value-type="string">
            <text:p>randomly heals hp/sp</text:p>
          </table:table-cell>
        </table:table-row>
        <table:table-row table:style-name="ro9">
          <table:table-cell table:style-name="ce8" office:value-type="string">
            <text:p>fantasy</text:p>
          </table:table-cell>
          <table:table-cell table:style-name="ce8" office:value-type="string">
            <text:p>lost woods</text:p>
          </table:table-cell>
          <table:table-cell table:style-name="ce8" office:value-type="string">
            <text:p>celestian</text:p>
          </table:table-cell>
          <table:table-cell table:style-name="ce8" office:value-type="string">
            <text:p>75k</text:p>
          </table:table-cell>
          <table:table-cell table:style-name="ce8" office:value-type="string">
            <text:p>celestian's amulet of magic</text:p>
          </table:table-cell>
          <table:table-cell table:style-name="ce8" office:value-type="string">
            <text:p>regen</text:p>
          </table:table-cell>
          <table:table-cell table:style-name="ce8" office:value-type="string">
            <text:p>random hp/sp</text:p>
          </table:table-cell>
        </table:table-row>
        <table:table-row table:style-name="ro9">
          <table:table-cell office:value-type="string">
            <text:p>chaos</text:p>
          </table:table-cell>
          <table:table-cell office:value-type="string">
            <text:p>magic the gathering</text:p>
          </table:table-cell>
          <table:table-cell office:value-type="string">
            <text:p>the force of nature</text:p>
          </table:table-cell>
          <table:table-cell office:value-type="string">
            <text:p>50k</text:p>
          </table:table-cell>
          <table:table-cell office:value-type="string">
            <text:p>gauntlets of might</text:p>
          </table:table-cell>
          <table:table-cell office:value-type="string">
            <text:p>regen</text:p>
          </table:table-cell>
          <table:table-cell office:value-type="string">
            <text:p>with axl's card tapped gives 1/1</text:p>
          </table:table-cell>
        </table:table-row>
        <table:table-row table:style-name="ro9">
          <table:table-cell table:style-name="ce8" office:value-type="string">
            <text:p>fantasy</text:p>
          </table:table-cell>
          <table:table-cell table:style-name="ce8" office:value-type="string">
            <text:p>plane of fire</text:p>
          </table:table-cell>
          <table:table-cell table:style-name="ce8" office:value-type="string">
            <text:p>huge elemental</text:p>
          </table:table-cell>
          <table:table-cell table:style-name="ce8" office:value-type="string">
            <text:p>500k</text:p>
          </table:table-cell>
          <table:table-cell table:style-name="ce8" office:value-type="string">
            <text:p>amulet of fire</text:p>
          </table:table-cell>
          <table:table-cell table:style-name="ce8" office:value-type="string">
            <text:p>regen</text:p>
          </table:table-cell>
          <table:table-cell table:style-name="ce8" office:value-type="string">
            <text:p>sp regen</text:p>
          </table:table-cell>
        </table:table-row>
        <table:table-row table:style-name="ro9">
          <table:table-cell table:style-name="ce8" office:value-type="string">
            <text:p>chaos</text:p>
          </table:table-cell>
          <table:table-cell table:style-name="ce8" office:value-type="string">
            <text:p>wwf ring</text:p>
          </table:table-cell>
          <table:table-cell table:style-name="ce8" office:value-type="string">
            <text:p>andre the giant</text:p>
          </table:table-cell>
          <table:table-cell table:style-name="ce8" office:value-type="string">
            <text:p>70k</text:p>
          </table:table-cell>
          <table:table-cell table:style-name="ce8" office:value-type="string">
            <text:p>wwf heavyweight championship belt</text:p>
          </table:table-cell>
          <table:table-cell table:style-name="ce8" office:value-type="string">
            <text:p>regen</text:p>
          </table:table-cell>
          <table:table-cell table:style-name="ce13" office:value-type="string">
            <text:p>regen is 1/1</text:p>
          </table:table-cell>
        </table:table-row>
        <table:table-row table:style-name="ro9">
          <table:table-cell office:value-type="string">
            <text:p>chaos</text:p>
          </table:table-cell>
          <table:table-cell office:value-type="string">
            <text:p>wwf ring</text:p>
          </table:table-cell>
          <table:table-cell office:value-type="string">
            <text:p>whoever</text:p>
          </table:table-cell>
          <table:table-cell office:value-type="string">
            <text:p>30k</text:p>
          </table:table-cell>
          <table:table-cell office:value-type="string">
            <text:p>wwf intercontinental championship belt</text:p>
          </table:table-cell>
          <table:table-cell office:value-type="string">
            <text:p>regen</text:p>
          </table:table-cell>
          <table:table-cell office:value-type="string">
            <text:p>regen is 0/1 or 1/0</text:p>
          </table:table-cell>
        </table:table-row>
        <table:table-row table:style-name="ro9">
          <table:table-cell table:style-name="ce8" office:value-type="string">
            <text:p>fantasy</text:p>
          </table:table-cell>
          <table:table-cell table:style-name="ce8" office:value-type="string">
            <text:p>isle of vilanthia</text:p>
          </table:table-cell>
          <table:table-cell table:style-name="ce8" office:value-type="string">
            <text:p>vilanthia the witch</text:p>
          </table:table-cell>
          <table:table-cell table:style-name="ce8" office:value-type="string">
            <text:p>40k</text:p>
          </table:table-cell>
          <table:table-cell table:style-name="ce8" office:value-type="string">
            <text:p>blood crystal</text:p>
          </table:table-cell>
          <table:table-cell table:style-name="ce8" office:value-type="string">
            <text:p>hp</text:p>
          </table:table-cell>
          <table:table-cell table:style-name="ce8" office:value-type="string">
            <text:p>regens 32 hps a round</text:p>
          </table:table-cell>
        </table:table-row>
        <table:table-row table:style-name="ro9">
          <table:table-cell office:value-type="string">
            <text:p>science</text:p>
          </table:table-cell>
          <table:table-cell office:value-type="string">
            <text:p>swede research center</text:p>
          </table:table-cell>
          <table:table-cell office:value-type="string">
            <text:p>robot</text:p>
          </table:table-cell>
          <table:table-cell office:value-type="string">
            <text:p>10k</text:p>
          </table:table-cell>
          <table:table-cell office:value-type="string">
            <text:p>globe of pure energy</text:p>
          </table:table-cell>
          <table:table-cell office:value-type="string">
            <text:p>regen</text:p>
          </table:table-cell>
          <table:table-cell office:value-type="string">
            <text:p>1 sp per round</text:p>
          </table:table-cell>
        </table:table-row>
        <table:table-row table:style-name="ro9">
          <table:table-cell office:value-type="string">
            <text:p>fantasy</text:p>
          </table:table-cell>
          <table:table-cell office:value-type="string">
            <text:p>tower of the moon</text:p>
          </table:table-cell>
          <table:table-cell office:value-type="string">
            <text:p>akul the moon mage</text:p>
          </table:table-cell>
          <table:table-cell office:value-type="string">
            <text:p>45k</text:p>
          </table:table-cell>
          <table:table-cell office:value-type="string">
            <text:p>eye of azurin</text:p>
          </table:table-cell>
          <table:table-cell office:value-type="string">
            <text:p>regen</text:p>
          </table:table-cell>
          <table:table-cell office:value-type="string">
            <text:p>takes half int on insertion / removal, boosts sp regen; can kill/remove stat regularly</text:p>
          </table:table-cell>
        </table:table-row>
        <table:table-row table:style-name="ro9">
          <table:table-cell office:value-type="string">
            <text:p>chaos</text:p>
          </table:table-cell>
          <table:table-cell office:value-type="string">
            <text:p>winnie the pooh</text:p>
          </table:table-cell>
          <table:table-cell office:value-type="string">
            <text:p>eeyore</text:p>
          </table:table-cell>
          <table:table-cell office:value-type="string">
            <text:p>60k</text:p>
          </table:table-cell>
          <table:table-cell office:value-type="string">
            <text:p>eeyore's tail</text:p>
          </table:table-cell>
          <table:table-cell office:value-type="string">
            <text:p>sp</text:p>
          </table:table-cell>
          <table:table-cell office:value-type="string">
            <text:p>sp heal when it hits you</text:p>
          </table:table-cell>
        </table:table-row>
        <table:table-row table:style-name="ro9">
          <table:table-cell office:value-type="string">
            <text:p>chaos</text:p>
          </table:table-cell>
          <table:table-cell office:value-type="string">
            <text:p>the book nook</text:p>
          </table:table-cell>
          <table:table-cell office:value-type="string">
            <text:p>axl</text:p>
          </table:table-cell>
          <table:table-cell office:value-type="string">
            <text:p>60k</text:p>
          </table:table-cell>
          <table:table-cell office:value-type="string">
            <text:p>magic card</text:p>
          </table:table-cell>
          <table:table-cell office:value-type="string">
            <text:p>regen</text:p>
          </table:table-cell>
          <table:table-cell office:value-type="string">
            <text:p>axl comes back as 82k, wear with gauntlets of might for 1/1 regen</text:p>
          </table:table-cell>
        </table:table-row>
        <table:table-row table:style-name="ro9">
          <table:table-cell office:value-type="string">
            <text:p>fantasy</text:p>
          </table:table-cell>
          <table:table-cell office:value-type="string">
            <text:p>serinth</text:p>
          </table:table-cell>
          <table:table-cell office:value-type="string">
            <text:p>stone giants</text:p>
          </table:table-cell>
          <table:table-cell/>
          <table:table-cell office:value-type="string">
            <text:p>pale green potion, 'hero'</text:p>
          </table:table-cell>
          <table:table-cell office:value-type="string">
            <text:p>overheal</text:p>
          </table:table-cell>
          <table:table-cell office:value-type="string">
            <text:p>dragon isle and other places, 81 hps overheal</text:p>
          </table:table-cell>
        </table:table-row>
        <table:table-row table:style-name="ro9">
          <table:table-cell office:value-type="string">
            <text:p>fantasy</text:p>
          </table:table-cell>
          <table:table-cell office:value-type="string">
            <text:p>stormrock castle: dark forest</text:p>
          </table:table-cell>
          <table:table-cell office:value-type="string">
            <text:p>jenna dawnrunner</text:p>
          </table:table-cell>
          <table:table-cell office:value-type="string">
            <text:p>67k</text:p>
          </table:table-cell>
          <table:table-cell office:value-type="string">
            <text:p>sunfire emblem</text:p>
          </table:table-cell>
          <table:table-cell office:value-type="string">
            <text:p>overheal</text:p>
          </table:table-cell>
          <table:table-cell office:value-type="string">
            <text:p>100, 75, 50 overheal, resets, rub amulet, need to be at full hp, doesn't stack</text:p>
          </table:table-cell>
        </table:table-row>
        <table:table-row table:style-name="ro9">
          <table:table-cell office:value-type="string">
            <text:p>fantasy</text:p>
          </table:table-cell>
          <table:table-cell office:value-type="string">
            <text:p>a missionary camp</text:p>
          </table:table-cell>
          <table:table-cell office:value-type="string">
            <text:p>*</text:p>
          </table:table-cell>
          <table:table-cell office:value-type="string">
            <text:p>2k</text:p>
          </table:table-cell>
          <table:table-cell office:value-type="string">
            <text:p>priest &amp; priestess</text:p>
          </table:table-cell>
          <table:table-cell office:value-type="string">
            <text:p>overheal</text:p>
          </table:table-cell>
          <table:table-cell office:value-type="string">
            <text:p>must have hot mitts and ladle, open pot, eat stew 50 overmax hp</text:p>
          </table:table-cell>
        </table:table-row>
        <table:table-row table:style-name="ro9">
          <table:table-cell office:value-type="string">
            <text:p>fantasy</text:p>
          </table:table-cell>
          <table:table-cell office:value-type="string">
            <text:p>taslen</text:p>
          </table:table-cell>
          <table:table-cell office:value-type="string">
            <text:p>*</text:p>
          </table:table-cell>
          <table:table-cell office:value-type="string">
            <text:p>1k</text:p>
          </table:table-cell>
          <table:table-cell office:value-type="string">
            <text:p>white pearl</text:p>
          </table:table-cell>
          <table:table-cell office:value-type="string">
            <text:p>overheal</text:p>
          </table:table-cell>
          <table:table-cell office:value-type="string">
            <text:p>crush for hp overheal, in barrels on ship</text:p>
          </table:table-cell>
        </table:table-row>
        <table:table-row table:style-name="ro9">
          <table:table-cell office:value-type="string">
            <text:p>fantasy</text:p>
          </table:table-cell>
          <table:table-cell office:value-type="string">
            <text:p>desert nomads</text:p>
          </table:table-cell>
          <table:table-cell office:value-type="string">
            <text:p>man</text:p>
          </table:table-cell>
          <table:table-cell office:value-type="string">
            <text:p>45k</text:p>
          </table:table-cell>
          <table:table-cell office:value-type="string">
            <text:p>mirror of sending</text:p>
          </table:table-cell>
          <table:table-cell office:value-type="string">
            <text:p>both</text:p>
          </table:table-cell>
          <table:table-cell office:value-type="string">
            <text:p>lets you heal another player, bs for gentech sp heals</text:p>
          </table:table-cell>
        </table:table-row>
        <table:table-row table:style-name="ro9">
          <table:table-cell office:value-type="string">
            <text:p>fantasy</text:p>
          </table:table-cell>
          <table:table-cell office:value-type="string">
            <text:p>hell</text:p>
          </table:table-cell>
          <table:table-cell office:value-type="string">
            <text:p>devil prince(s)</text:p>
          </table:table-cell>
          <table:table-cell office:value-type="string">
            <text:p>50k</text:p>
          </table:table-cell>
          <table:table-cell office:value-type="string">
            <text:p>jeweled sceptre</text:p>
          </table:table-cell>
          <table:table-cell office:value-type="string">
            <text:p>sp</text:p>
          </table:table-cell>
          <table:table-cell office:value-type="string">
            <text:p>heals sps randomly in combat</text:p>
          </table:table-cell>
        </table:table-row>
        <table:table-row table:style-name="ro9">
          <table:table-cell office:value-type="string">
            <text:p>fantasy</text:p>
          </table:table-cell>
          <table:table-cell office:value-type="string">
            <text:p>hell</text:p>
          </table:table-cell>
          <table:table-cell office:value-type="string">
            <text:p>devil lord(s)</text:p>
          </table:table-cell>
          <table:table-cell office:value-type="string">
            <text:p>110k</text:p>
          </table:table-cell>
          <table:table-cell office:value-type="string">
            <text:p>sapphire studded sceptre</text:p>
          </table:table-cell>
          <table:table-cell office:value-type="string">
            <text:p>sp</text:p>
          </table:table-cell>
          <table:table-cell office:value-type="string">
            <text:p>heals sps randomly more in combat</text:p>
          </table:table-cell>
        </table:table-row>
        <table:table-row table:style-name="ro9">
          <table:table-cell office:value-type="string">
            <text:p>fantasy</text:p>
          </table:table-cell>
          <table:table-cell office:value-type="string">
            <text:p>enchanted spring</text:p>
          </table:table-cell>
          <table:table-cell table:number-columns-repeated="2" office:value-type="string">
            <text:p>n/a</text:p>
          </table:table-cell>
          <table:table-cell/>
          <table:table-cell office:value-type="string">
            <text:p>overheal</text:p>
          </table:table-cell>
          <table:table-cell office:value-type="string">
            <text:p>pray for sol for overheal hps, also heals sps and hps</text:p>
          </table:table-cell>
        </table:table-row>
        <table:table-row table:style-name="ro9">
          <table:table-cell office:value-type="string">
            <text:p>science</text:p>
          </table:table-cell>
          <table:table-cell office:value-type="string">
            <text:p>alien ship</text:p>
          </table:table-cell>
          <table:table-cell table:number-columns-repeated="2" office:value-type="string">
            <text:p>*</text:p>
          </table:table-cell>
          <table:table-cell office:value-type="string">
            <text:p>power bar</text:p>
          </table:table-cell>
          <table:table-cell office:value-type="string">
            <text:p>hp</text:p>
          </table:table-cell>
          <table:table-cell office:value-type="string">
            <text:p>heals 25 hps</text:p>
          </table:table-cell>
        </table:table-row>
        <table:table-row table:style-name="ro9">
          <table:table-cell office:value-type="string">
            <text:p>chaos</text:p>
          </table:table-cell>
          <table:table-cell office:value-type="string">
            <text:p>stranger's treehouse</text:p>
          </table:table-cell>
          <table:table-cell table:number-columns-repeated="2" office:value-type="string">
            <text:p>n/a</text:p>
          </table:table-cell>
          <table:table-cell office:value-type="string">
            <text:p>bag of cheese-pizza combos</text:p>
          </table:table-cell>
          <table:table-cell office:value-type="string">
            <text:p>?</text:p>
          </table:table-cell>
          <table:table-cell office:value-type="string">
            <text:p>hork a combo discharges one to inventory, eat combo</text:p>
          </table:table-cell>
        </table:table-row>
        <table:table-row table:style-name="ro9">
          <table:table-cell table:style-name="ce8" office:value-type="string">
            <text:p>fantasy</text:p>
          </table:table-cell>
          <table:table-cell table:style-name="ce8" office:value-type="string">
            <text:p>lonely keep</text:p>
          </table:table-cell>
          <table:table-cell table:style-name="ce8" office:value-type="string">
            <text:p>honorable knight</text:p>
          </table:table-cell>
          <table:table-cell table:style-name="ce8" office:value-type="string">
            <text:p>506k</text:p>
          </table:table-cell>
          <table:table-cell table:style-name="ce8" office:value-type="string">
            <text:p>talisman of honor</text:p>
          </table:table-cell>
          <table:table-cell table:style-name="ce8" office:value-type="string">
            <text:p>both</text:p>
          </table:table-cell>
          <table:table-cell table:style-name="ce8" office:value-type="string">
            <text:p>hold talisman gives big hp heal and align boost</text:p>
          </table:table-cell>
        </table:table-row>
        <table:table-row table:style-name="ro9">
          <table:table-cell office:value-type="string">
            <text:p>fantasy</text:p>
          </table:table-cell>
          <table:table-cell office:value-type="string">
            <text:p>mine (overlands)</text:p>
          </table:table-cell>
          <table:table-cell office:value-type="string">
            <text:p>blood knight</text:p>
          </table:table-cell>
          <table:table-cell office:value-type="string">
            <text:p>110k</text:p>
          </table:table-cell>
          <table:table-cell office:value-type="string">
            <text:p>panacea plants (5)</text:p>
          </table:table-cell>
          <table:table-cell office:value-type="string">
            <text:p>hp</text:p>
          </table:table-cell>
          <table:table-cell office:value-type="string">
            <text:p>heal hp a decent amount, tough fight</text:p>
          </table:table-cell>
        </table:table-row>
        <table:table-row table:style-name="ro9">
          <table:table-cell table:style-name="ce8" office:value-type="string">
            <text:p>fantasy</text:p>
          </table:table-cell>
          <table:table-cell table:style-name="ce8" office:value-type="string">
            <text:p>roc nest (overlands)</text:p>
          </table:table-cell>
          <table:table-cell table:style-name="ce8" office:value-type="string">
            <text:p>ramia, the elsyian bird</text:p>
          </table:table-cell>
          <table:table-cell table:style-name="ce8"/>
          <table:table-cell table:style-name="ce8" office:value-type="string">
            <text:p>alabaster potion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heals 200 sps</text:p>
          </table:table-cell>
        </table:table-row>
        <table:table-row table:style-name="ro9">
          <table:table-cell office:value-type="string">
            <text:p>fantasy</text:p>
          </table:table-cell>
          <table:table-cell office:value-type="string">
            <text:p>casaria</text:p>
          </table:table-cell>
          <table:table-cell table:number-columns-repeated="2" office:value-type="string">
            <text:p>n/a</text:p>
          </table:table-cell>
          <table:table-cell office:value-type="string">
            <text:p>ryanth</text:p>
          </table:table-cell>
          <table:table-cell office:value-type="string">
            <text:p>hp</text:p>
          </table:table-cell>
          <table:table-cell office:value-type="string">
            <text:p>heals 20 hps</text:p>
          </table:table-cell>
        </table:table-row>
        <table:table-row table:style-name="ro9">
          <table:table-cell office:value-type="string">
            <text:p>fantasy</text:p>
          </table:table-cell>
          <table:table-cell office:value-type="string">
            <text:p>casaria</text:p>
          </table:table-cell>
          <table:table-cell table:number-columns-repeated="2" office:value-type="string">
            <text:p>n/a</text:p>
          </table:table-cell>
          <table:table-cell office:value-type="string">
            <text:p>sysiop</text:p>
          </table:table-cell>
          <table:table-cell office:value-type="string">
            <text:p>sp</text:p>
          </table:table-cell>
          <table:table-cell office:value-type="string">
            <text:p>heals sps</text:p>
          </table:table-cell>
        </table:table-row>
        <table:table-row table:style-name="ro9">
          <table:table-cell office:value-type="string">
            <text:p>fantasy</text:p>
          </table:table-cell>
          <table:table-cell office:value-type="string">
            <text:p>casaria</text:p>
          </table:table-cell>
          <table:table-cell table:number-columns-repeated="2" office:value-type="string">
            <text:p>n/a</text:p>
          </table:table-cell>
          <table:table-cell office:value-type="string">
            <text:p>panacea potion</text:p>
          </table:table-cell>
          <table:table-cell office:value-type="string">
            <text:p>both</text:p>
          </table:table-cell>
          <table:table-cell office:value-type="string">
            <text:p>heals 30 of each?</text:p>
          </table:table-cell>
        </table:table-row>
        <table:table-row table:style-name="ro9">
          <table:table-cell table:style-name="ce8" office:value-type="string">
            <text:p>science</text:p>
          </table:table-cell>
          <table:table-cell table:style-name="ce8" office:value-type="string">
            <text:p>camazots</text:p>
          </table:table-cell>
          <table:table-cell table:number-columns-repeated="2" table:style-name="ce8" office:value-type="string">
            <text:p>n/a</text:p>
          </table:table-cell>
          <table:table-cell table:style-name="ce8" office:value-type="string">
            <text:p>camazots shooter</text:p>
          </table:table-cell>
          <table:table-cell table:style-name="ce8" office:value-type="string">
            <text:p>both</text:p>
          </table:table-cell>
          <table:table-cell table:style-name="ce8" office:value-type="string">
            <text:p>heals 80 hp/sps</text:p>
          </table:table-cell>
        </table:table-row>
        <table:table-row table:style-name="ro9">
          <table:table-cell office:value-type="string">
            <text:p>science</text:p>
          </table:table-cell>
          <table:table-cell office:value-type="string">
            <text:p>bomb shelter</text:p>
          </table:table-cell>
          <table:table-cell office:value-type="string">
            <text:p>man</text:p>
          </table:table-cell>
          <table:table-cell office:value-type="string">
            <text:p>n/a</text:p>
          </table:table-cell>
          <table:table-cell office:value-type="string">
            <text:p>can of food</text:p>
          </table:table-cell>
          <table:table-cell office:value-type="string">
            <text:p>both</text:p>
          </table:table-cell>
          <table:table-cell office:value-type="string">
            <text:p>heals about 15/15</text:p>
          </table:table-cell>
        </table:table-row>
        <table:table-row table:style-name="ro9">
          <table:table-cell office:value-type="string">
            <text:p>science</text:p>
          </table:table-cell>
          <table:table-cell office:value-type="string">
            <text:p>oasis in the badlands</text:p>
          </table:table-cell>
          <table:table-cell office:value-type="string">
            <text:p>sludge monster</text:p>
          </table:table-cell>
          <table:table-cell office:value-type="string">
            <text:p>8k</text:p>
          </table:table-cell>
          <table:table-cell office:value-type="string">
            <text:p>radioactive sludge</text:p>
          </table:table-cell>
          <table:table-cell table:number-columns-repeated="2"/>
        </table:table-row>
        <table:table-row table:style-name="ro9">
          <table:table-cell table:style-name="ce8" office:value-type="string">
            <text:p>chaos</text:p>
          </table:table-cell>
          <table:table-cell table:style-name="ce8" office:value-type="string">
            <text:p>oj cow</text:p>
          </table:table-cell>
          <table:table-cell table:style-name="ce8" office:value-type="string">
            <text:p>orange juice cow</text:p>
          </table:table-cell>
          <table:table-cell table:style-name="ce8" office:value-type="string">
            <text:p>70k</text:p>
          </table:table-cell>
          <table:table-cell table:style-name="ce8" office:value-type="string">
            <text:p>Fantabulous Dixie Cup Full of Orange Juice</text:p>
          </table:table-cell>
          <table:table-cell table:style-name="ce8" office:value-type="string">
            <text:p>regen</text:p>
          </table:table-cell>
          <table:table-cell table:style-name="ce8" office:value-type="string">
            <text:p>1/1 regen for an hour or so</text:p>
          </table:table-cell>
        </table:table-row>
        <table:table-row table:style-name="ro9">
          <table:table-cell office:value-type="string">
            <text:p>fantasy</text:p>
          </table:table-cell>
          <table:table-cell office:value-type="string">
            <text:p>angelo</text:p>
          </table:table-cell>
          <table:table-cell office:value-type="string">
            <text:p>wzeliven the arch mage</text:p>
          </table:table-cell>
          <table:table-cell/>
          <table:table-cell office:value-type="string">
            <text:p>black robes of wzeliven</text:p>
          </table:table-cell>
          <table:table-cell office:value-type="string">
            <text:p>sp</text:p>
          </table:table-cell>
          <table:table-cell office:value-type="string">
            <text:p>with staff all ac is boosted, heals sps</text:p>
          </table:table-cell>
        </table:table-row>
        <table:table-row table:style-name="ro9">
          <table:table-cell office:value-type="string">
            <text:p>fantasy</text:p>
          </table:table-cell>
          <table:table-cell office:value-type="string">
            <text:p>treant forest</text:p>
          </table:table-cell>
          <table:table-cell office:value-type="string">
            <text:p>adult treant</text:p>
          </table:table-cell>
          <table:table-cell office:value-type="string">
            <text:p>200k</text:p>
          </table:table-cell>
          <table:table-cell office:value-type="string">
            <text:p>shard of treant bark</text:p>
          </table:table-cell>
          <table:table-cell office:value-type="string">
            <text:p>sp</text:p>
          </table:table-cell>
          <table:table-cell office:value-type="string">
            <text:p>heals about 20 sps</text:p>
          </table:table-cell>
        </table:table-row>
        <table:table-row table:style-name="ro9">
          <table:table-cell table:style-name="ce8" office:value-type="string">
            <text:p>fantasy</text:p>
          </table:table-cell>
          <table:table-cell table:style-name="ce8" office:value-type="string">
            <text:p>mage tower</text:p>
          </table:table-cell>
          <table:table-cell table:style-name="ce8" office:value-type="string">
            <text:p>high colonic mage</text:p>
          </table:table-cell>
          <table:table-cell table:style-name="ce8" office:value-type="string">
            <text:p>200k</text:p>
          </table:table-cell>
          <table:table-cell table:style-name="ce8" office:value-type="string">
            <text:p>potion of regeneration</text:p>
          </table:table-cell>
          <table:table-cell table:style-name="ce8" office:value-type="string">
            <text:p>regen</text:p>
          </table:table-cell>
          <table:table-cell table:style-name="ce8" office:value-type="string">
            <text:p>kind of random with a 2/2 max, -10 dex</text:p>
          </table:table-cell>
        </table:table-row>
        <table:table-row table:style-name="ro9">
          <table:table-cell office:value-type="string">
            <text:p>fantasy</text:p>
          </table:table-cell>
          <table:table-cell office:value-type="string">
            <text:p>tower of frost</text:p>
          </table:table-cell>
          <table:table-cell office:value-type="string">
            <text:p>skananeth</text:p>
          </table:table-cell>
          <table:table-cell office:value-type="string">
            <text:p>40k</text:p>
          </table:table-cell>
          <table:table-cell office:value-type="string">
            <text:p>ring of winter</text:p>
          </table:table-cell>
          <table:table-cell office:value-type="string">
            <text:p>regen</text:p>
          </table:table-cell>
          <table:table-cell office:value-type="string">
            <text:p>random sp regen in combat; mob is really hard to dmg/hit</text:p>
          </table:table-cell>
        </table:table-row>
        <table:table-row table:style-name="ro9">
          <table:table-cell table:style-name="ce8" office:value-type="string">
            <text:p>fantasy</text:p>
          </table:table-cell>
          <table:table-cell table:style-name="ce8"/>
          <table:table-cell table:style-name="ce8" office:value-type="string">
            <text:p>?</text:p>
          </table:table-cell>
          <table:table-cell table:style-name="ce8"/>
          <table:table-cell table:style-name="ce8" office:value-type="string">
            <text:p>crevelere</text:p>
          </table:table-cell>
          <table:table-cell table:style-name="ce8" office:value-type="string">
            <text:p>regen</text:p>
          </table:table-cell>
          <table:table-cell table:style-name="ce8" office:value-type="string">
            <text:p>3/3 regen</text:p>
          </table:table-cell>
        </table:table-row>
        <table:table-row table:style-name="ro9">
          <table:table-cell table:style-name="ce8" office:value-type="string">
            <text:p>chaos</text:p>
          </table:table-cell>
          <table:table-cell table:style-name="ce8" office:value-type="string">
            <text:p>magic the gathering</text:p>
          </table:table-cell>
          <table:table-cell table:style-name="ce8" office:value-type="string">
            <text:p>were penguin</text:p>
          </table:table-cell>
          <table:table-cell table:style-name="ce8" office:value-type="string">
            <text:p>90k</text:p>
          </table:table-cell>
          <table:table-cell table:style-name="ce8" office:value-type="string">
            <text:p>ivory pendant</text:p>
          </table:table-cell>
          <table:table-cell table:style-name="ce8" office:value-type="string">
            <text:p>regen</text:p>
          </table:table-cell>
          <table:table-cell table:style-name="ce8" office:value-type="string">
            <text:p>1/0 regen</text:p>
          </table:table-cell>
        </table:table-row>
        <table:table-row table:style-name="ro9">
          <table:table-cell table:style-name="ce8" office:value-type="string">
            <text:p>chaos</text:p>
          </table:table-cell>
          <table:table-cell table:style-name="ce8" office:value-type="string">
            <text:p>death taco</text:p>
          </table:table-cell>
          <table:table-cell table:style-name="ce8" office:value-type="string">
            <text:p>veggie taco</text:p>
          </table:table-cell>
          <table:table-cell table:style-name="ce8" office:value-type="string">
            <text:p>60k</text:p>
          </table:table-cell>
          <table:table-cell table:style-name="ce8" office:value-type="string">
            <text:p>limp veggie taco</text:p>
          </table:table-cell>
          <table:table-cell table:style-name="ce8" office:value-type="string">
            <text:p>overheal</text:p>
          </table:table-cell>
          <table:table-cell table:style-name="ce8" office:value-type="string">
            <text:p>+120 hps</text:p>
          </table:table-cell>
        </table:table-row>
        <table:table-row table:style-name="ro9">
          <table:table-cell table:style-name="ce8" office:value-type="string">
            <text:p>chaos</text:p>
          </table:table-cell>
          <table:table-cell table:style-name="ce8" office:value-type="string">
            <text:p>land 1.0</text:p>
          </table:table-cell>
          <table:table-cell table:style-name="ce8" office:value-type="string">
            <text:p>binas</text:p>
          </table:table-cell>
          <table:table-cell table:style-name="ce8" office:value-type="string">
            <text:p>22k</text:p>
          </table:table-cell>
          <table:table-cell table:style-name="ce8" office:value-type="string">
            <text:p>unfettered staff</text:p>
          </table:table-cell>
          <table:table-cell table:style-name="ce8" office:value-type="string">
            <text:p>heal</text:p>
          </table:table-cell>
          <table:table-cell table:style-name="ce8" office:value-type="string">
            <text:p>with orcrest from trell heals hps</text:p>
          </table:table-cell>
        </table:table-row>
        <table:table-row table:style-name="ro9">
          <table:table-cell table:style-name="ce8" office:value-type="string">
            <text:p>fantasy</text:p>
          </table:table-cell>
          <table:table-cell table:style-name="ce8" office:value-type="string">
            <text:p>tower (eek)</text:p>
          </table:table-cell>
          <table:table-cell table:style-name="ce8" office:value-type="string">
            <text:p>the grand sumoner</text:p>
          </table:table-cell>
          <table:table-cell table:style-name="ce8" office:value-type="string">
            <text:p>75k</text:p>
          </table:table-cell>
          <table:table-cell table:style-name="ce8" office:value-type="string">
            <text:p>robes of the archmage</text:p>
          </table:table-cell>
          <table:table-cell table:style-name="ce8" office:value-type="string">
            <text:p>regen</text:p>
          </table:table-cell>
          <table:table-cell table:style-name="ce8" office:value-type="string">
            <text:p>1 sp a round</text:p>
          </table:table-cell>
        </table:table-row>
        <table:table-row table:style-name="ro9">
          <table:table-cell office:value-type="string">
            <text:p>fantasy</text:p>
          </table:table-cell>
          <table:table-cell office:value-type="string">
            <text:p>necromancer lair</text:p>
          </table:table-cell>
          <table:table-cell office:value-type="string">
            <text:p>lijak</text:p>
          </table:table-cell>
          <table:table-cell/>
          <table:table-cell office:value-type="string">
            <text:p>crown of death</text:p>
          </table:table-cell>
          <table:table-cell office:value-type="string">
            <text:p>regen</text:p>
          </table:table-cell>
          <table:table-cell office:value-type="string">
            <text:p>2sp a round</text:p>
          </table:table-cell>
        </table:table-row>
        <table:table-row table:style-name="ro9">
          <table:table-cell office:value-type="string">
            <text:p>chaos</text:p>
          </table:table-cell>
          <table:table-cell office:value-type="string">
            <text:p>midgard and valhalla</text:p>
          </table:table-cell>
          <table:table-cell office:value-type="string">
            <text:p>oden</text:p>
          </table:table-cell>
          <table:table-cell office:value-type="string">
            <text:p>600k</text:p>
          </table:table-cell>
          <table:table-cell office:value-type="string">
            <text:p>ichor of oden</text:p>
          </table:table-cell>
          <table:table-cell office:value-type="string">
            <text:p>heal</text:p>
          </table:table-cell>
          <table:table-cell office:value-type="string">
            <text:p>2000/1000 heal</text:p>
          </table:table-cell>
        </table:table-row>
        <table:table-row table:style-name="ro9">
          <table:table-cell office:value-type="string">
            <text:p>chaos</text:p>
          </table:table-cell>
          <table:table-cell office:value-type="string">
            <text:p>midgard and valhalla</text:p>
          </table:table-cell>
          <table:table-cell office:value-type="string">
            <text:p>oden</text:p>
          </table:table-cell>
          <table:table-cell office:value-type="string">
            <text:p>600k</text:p>
          </table:table-cell>
          <table:table-cell office:value-type="string">
            <text:p>eye of oden ?</text:p>
          </table:table-cell>
          <table:table-cell table:number-columns-repeated="2"/>
        </table:table-row>
        <table:table-row table:style-name="ro9">
          <table:table-cell office:value-type="string">
            <text:p>fantasy</text:p>
          </table:table-cell>
          <table:table-cell office:value-type="string">
            <text:p>kourlyn temple</text:p>
          </table:table-cell>
          <table:table-cell office:value-type="string">
            <text:p>misc</text:p>
          </table:table-cell>
          <table:table-cell office:value-type="string">
            <text:p>20k</text:p>
          </table:table-cell>
          <table:table-cell office:value-type="string">
            <text:p>clear blue potion</text:p>
          </table:table-cell>
          <table:table-cell office:value-type="string">
            <text:p>hp heal</text:p>
          </table:table-cell>
          <table:table-cell office:value-type="string">
            <text:p>45 hp heal</text:p>
          </table:table-cell>
        </table:table-row>
        <table:table-row table:style-name="ro12">
          <table:table-cell office:value-type="string">
            <text:p>fantasy</text:p>
          </table:table-cell>
          <table:table-cell office:value-type="string">
            <text:p>kourlyn temple</text:p>
          </table:table-cell>
          <table:table-cell office:value-type="string">
            <text:p>misc</text:p>
          </table:table-cell>
          <table:table-cell office:value-type="string">
            <text:p>20k</text:p>
          </table:table-cell>
          <table:table-cell office:value-type="string">
            <text:p>deep green potion</text:p>
          </table:table-cell>
          <table:table-cell office:value-type="string">
            <text:p>both</text:p>
          </table:table-cell>
          <table:table-cell office:value-type="string">
            <text:p>50 hp heal, 50 sp heal?</text:p>
          </table:table-cell>
        </table:table-row>
      </table:table>
      <table:table table:name="sci" table:style-name="ta9" table:print="false">
        <office:forms form:automatic-focus="false" form:apply-design-mode="false"/>
        <table:table-column table:style-name="co55" table:default-cell-style-name="Default"/>
        <table:table-column table:style-name="co87" table:default-cell-style-name="Default"/>
        <table:table-column table:style-name="co4" table:default-cell-style-name="Default"/>
        <table:table-column table:style-name="co88" table:default-cell-style-name="Default"/>
        <table:table-column table:style-name="co89" table:default-cell-style-name="Default"/>
        <table:table-row table:style-name="ro1">
          <table:table-cell table:style-name="ce9" office:value-type="string">
            <text:p>Area</text:p>
          </table:table-cell>
          <table:table-cell table:style-name="ce9" office:value-type="string">
            <text:p>Mob</text:p>
          </table:table-cell>
          <table:table-cell table:style-name="ce9" office:value-type="string">
            <text:p>Class</text:p>
          </table:table-cell>
          <table:table-cell table:style-name="ce9" office:value-type="string">
            <text:p>Name</text:p>
          </table:table-cell>
          <table:table-cell table:style-name="ce9" office:value-type="string">
            <text:p>Notes</text:p>
          </table:table-cell>
        </table:table-row>
        <table:table-row table:style-name="ro1">
          <table:table-cell office:value-type="string">
            <text:p>dune</text:p>
          </table:table-cell>
          <table:table-cell office:value-type="string">
            <text:p>baron vladamir harkonnen</text:p>
          </table:table-cell>
          <table:table-cell office:value-type="string">
            <text:p>35k</text:p>
          </table:table-cell>
          <table:table-cell office:value-type="string">
            <text:p>anti-gravity module</text:p>
          </table:table-cell>
          <table:table-cell office:value-type="string">
            <text:p>lowers encumbrance</text:p>
          </table:table-cell>
        </table:table-row>
        <table:table-row table:style-name="ro1">
          <table:table-cell office:value-type="string">
            <text:p>bombreak's abbey</text:p>
          </table:table-cell>
          <table:table-cell office:value-type="string">
            <text:p>worshipper</text:p>
          </table:table-cell>
          <table:table-cell/>
          <table:table-cell office:value-type="string">
            <text:p>chunk of depleted uranium</text:p>
          </table:table-cell>
          <table:table-cell/>
        </table:table-row>
        <table:table-row table:style-name="ro1">
          <table:table-cell office:value-type="string">
            <text:p>bombreak's abbey</text:p>
          </table:table-cell>
          <table:table-cell office:value-type="string">
            <text:p>police chief bailey</text:p>
          </table:table-cell>
          <table:table-cell/>
          <table:table-cell office:value-type="string">
            <text:p>antique colt 45 pistol</text:p>
          </table:table-cell>
          <table:table-cell/>
        </table:table-row>
        <table:table-row table:style-name="ro1">
          <table:table-cell office:value-type="string">
            <text:p>gencorps</text:p>
          </table:table-cell>
          <table:table-cell office:value-type="string">
            <text:p>gencorps sergeant</text:p>
          </table:table-cell>
          <table:table-cell/>
          <table:table-cell office:value-type="string">
            <text:p>passcard</text:p>
          </table:table-cell>
          <table:table-cell/>
        </table:table-row>
        <table:table-row table:style-name="ro1">
          <table:table-cell office:value-type="string">
            <text:p>hamilton plant</text:p>
          </table:table-cell>
          <table:table-cell office:value-type="string">
            <text:p>processing plant guard</text:p>
          </table:table-cell>
          <table:table-cell/>
          <table:table-cell office:value-type="string">
            <text:p>kc-480 rifle shells</text:p>
          </table:table-cell>
          <table:table-cell/>
        </table:table-row>
        <table:table-row table:style-name="ro1">
          <table:table-cell office:value-type="string">
            <text:p>hamilton plant</text:p>
          </table:table-cell>
          <table:table-cell office:value-type="string">
            <text:p>warehouse supervisor</text:p>
          </table:table-cell>
          <table:table-cell/>
          <table:table-cell office:value-type="string">
            <text:p>pair of geek glasses</text:p>
          </table:table-cell>
          <table:table-cell/>
        </table:table-row>
        <table:table-row table:style-name="ro1">
          <table:table-cell office:value-type="string">
            <text:p>hamilton plant</text:p>
          </table:table-cell>
          <table:table-cell office:value-type="string">
            <text:p>warehouse supervisor</text:p>
          </table:table-cell>
          <table:table-cell/>
          <table:table-cell office:value-type="string">
            <text:p>clipboard</text:p>
          </table:table-cell>
          <table:table-cell/>
        </table:table-row>
        <table:table-row table:style-name="ro1">
          <table:table-cell office:value-type="string">
            <text:p>pittsburgh</text:p>
          </table:table-cell>
          <table:table-cell office:value-type="string">
            <text:p>Fred, A survivalist friend of Al's</text:p>
          </table:table-cell>
          <table:table-cell/>
          <table:table-cell office:value-type="string">
            <text:p>explosive ammo clip</text:p>
          </table:table-cell>
          <table:table-cell/>
        </table:table-row>
        <table:table-row table:style-name="ro1">
          <table:table-cell office:value-type="string">
            <text:p>pittsburgh</text:p>
          </table:table-cell>
          <table:table-cell office:value-type="string">
            <text:p>pittbull</text:p>
          </table:table-cell>
          <table:table-cell/>
          <table:table-cell office:value-type="string">
            <text:p>operations manual for SPITFIRE battle armor</text:p>
          </table:table-cell>
          <table:table-cell/>
        </table:table-row>
        <table:table-row table:style-name="ro1">
          <table:table-cell office:value-type="string">
            <text:p>solchem</text:p>
          </table:table-cell>
          <table:table-cell office:value-type="string">
            <text:p>dmr leader</text:p>
          </table:table-cell>
          <table:table-cell/>
          <table:table-cell office:value-type="string">
            <text:p>level beta entry card</text:p>
          </table:table-cell>
          <table:table-cell/>
        </table:table-row>
        <table:table-row table:style-name="ro1">
          <table:table-cell office:value-type="string">
            <text:p>solchem</text:p>
          </table:table-cell>
          <table:table-cell office:value-type="string">
            <text:p>rager leader</text:p>
          </table:table-cell>
          <table:table-cell/>
          <table:table-cell office:value-type="string">
            <text:p>level alpha entry card</text:p>
          </table:table-cell>
          <table:table-cell/>
        </table:table-row>
        <table:table-row table:style-name="ro1">
          <table:table-cell office:value-type="string">
            <text:p>air force base</text:p>
          </table:table-cell>
          <table:table-cell table:number-columns-repeated="2"/>
          <table:table-cell office:value-type="string">
            <text:p>ancient pair of sunglasses</text:p>
          </table:table-cell>
          <table:table-cell office:value-type="string">
            <text:p>eastern part of map in plane</text:p>
          </table:table-cell>
        </table:table-row>
        <table:table-row table:style-name="ro1">
          <table:table-cell office:value-type="string">
            <text:p>air force base</text:p>
          </table:table-cell>
          <table:table-cell table:number-columns-repeated="2"/>
          <table:table-cell office:value-type="string">
            <text:p>cracked gyro compass</text:p>
          </table:table-cell>
          <table:table-cell office:value-type="string">
            <text:p>in main hanger, up, search</text:p>
          </table:table-cell>
        </table:table-row>
        <table:table-row table:style-name="ro1">
          <table:table-cell office:value-type="string">
            <text:p>antimammonist vault</text:p>
          </table:table-cell>
          <table:table-cell office:value-type="string">
            <text:p>warden</text:p>
          </table:table-cell>
          <table:table-cell office:value-type="string">
            <text:p>71k</text:p>
          </table:table-cell>
          <table:table-cell office:value-type="string">
            <text:p>data pad</text:p>
          </table:table-cell>
          <table:table-cell/>
        </table:table-row>
        <table:table-row table:style-name="ro1">
          <table:table-cell office:value-type="string">
            <text:p>bomb shelter</text:p>
          </table:table-cell>
          <table:table-cell table:number-columns-repeated="2"/>
          <table:table-cell office:value-type="string">
            <text:p>can opener</text:p>
          </table:table-cell>
          <table:table-cell office:value-type="string">
            <text:p>search something...why didn't I mark this?</text:p>
          </table:table-cell>
        </table:table-row>
        <table:table-row table:style-name="ro1">
          <table:table-cell office:value-type="string">
            <text:p>bombfreak's abbey</text:p>
          </table:table-cell>
          <table:table-cell office:value-type="string">
            <text:p>chief bailey</text:p>
          </table:table-cell>
          <table:table-cell office:value-type="string">
            <text:p>33k</text:p>
          </table:table-cell>
          <table:table-cell office:value-type="string">
            <text:p>antique colt 45 pistol</text:p>
          </table:table-cell>
          <table:table-cell/>
        </table:table-row>
        <table:table-row table:style-name="ro1">
          <table:table-cell office:value-type="string">
            <text:p>bombfreak's abbey</text:p>
          </table:table-cell>
          <table:table-cell office:value-type="string">
            <text:p>radiation god</text:p>
          </table:table-cell>
          <table:table-cell office:value-type="string">
            <text:p>45k</text:p>
          </table:table-cell>
          <table:table-cell office:value-type="string">
            <text:p>chunk of uranium</text:p>
          </table:table-cell>
          <table:table-cell office:value-type="string">
            <text:p>search barrels again</text:p>
          </table:table-cell>
        </table:table-row>
        <table:table-row table:style-name="ro1">
          <table:table-cell office:value-type="string">
            <text:p>gencorps</text:p>
          </table:table-cell>
          <table:table-cell office:value-type="string">
            <text:p>compound guard</text:p>
          </table:table-cell>
          <table:table-cell office:value-type="string">
            <text:p>15k</text:p>
          </table:table-cell>
          <table:table-cell office:value-type="string">
            <text:p>ion beam emitter (enchanted)</text:p>
          </table:table-cell>
          <table:table-cell/>
        </table:table-row>
        <table:table-row table:style-name="ro1">
          <table:table-cell office:value-type="string">
            <text:p>gencorps</text:p>
          </table:table-cell>
          <table:table-cell office:value-type="string">
            <text:p>compound guard</text:p>
          </table:table-cell>
          <table:table-cell office:value-type="string">
            <text:p>15k</text:p>
          </table:table-cell>
          <table:table-cell office:value-type="string">
            <text:p>gencorp body armour</text:p>
          </table:table-cell>
          <table:table-cell/>
        </table:table-row>
        <table:table-row table:style-name="ro1">
          <table:table-cell office:value-type="string">
            <text:p>gencorps</text:p>
          </table:table-cell>
          <table:table-cell office:value-type="string">
            <text:p>gencorps officer</text:p>
          </table:table-cell>
          <table:table-cell office:value-type="string">
            <text:p>20k</text:p>
          </table:table-cell>
          <table:table-cell office:value-type="string">
            <text:p>kevlar bracers</text:p>
          </table:table-cell>
          <table:table-cell office:value-type="string">
            <text:p>they do non e/b dmg</text:p>
          </table:table-cell>
        </table:table-row>
        <table:table-row table:style-name="ro1">
          <table:table-cell office:value-type="string">
            <text:p>gencorps</text:p>
          </table:table-cell>
          <table:table-cell office:value-type="string">
            <text:p>gencorps officer</text:p>
          </table:table-cell>
          <table:table-cell office:value-type="string">
            <text:p>20k</text:p>
          </table:table-cell>
          <table:table-cell office:value-type="string">
            <text:p>psi shield</text:p>
          </table:table-cell>
          <table:table-cell office:value-type="string">
            <text:p>they do non e/b dmg</text:p>
          </table:table-cell>
        </table:table-row>
        <table:table-row table:style-name="ro1">
          <table:table-cell office:value-type="string">
            <text:p>gencorps</text:p>
          </table:table-cell>
          <table:table-cell office:value-type="string">
            <text:p>gencorps officer</text:p>
          </table:table-cell>
          <table:table-cell office:value-type="string">
            <text:p>20k</text:p>
          </table:table-cell>
          <table:table-cell office:value-type="string">
            <text:p>shock helmet</text:p>
          </table:table-cell>
          <table:table-cell office:value-type="string">
            <text:p>they do non e/b dmg</text:p>
          </table:table-cell>
        </table:table-row>
        <table:table-row table:style-name="ro1">
          <table:table-cell office:value-type="string">
            <text:p>gencorps</text:p>
          </table:table-cell>
          <table:table-cell office:value-type="string">
            <text:p>gencorps officer</text:p>
          </table:table-cell>
          <table:table-cell office:value-type="string">
            <text:p>20k</text:p>
          </table:table-cell>
          <table:table-cell office:value-type="string">
            <text:p>neuronal armour</text:p>
          </table:table-cell>
          <table:table-cell office:value-type="string">
            <text:p>they do non e/b dmg</text:p>
          </table:table-cell>
        </table:table-row>
        <table:table-row table:style-name="ro1">
          <table:table-cell office:value-type="string">
            <text:p>gencorps</text:p>
          </table:table-cell>
          <table:table-cell office:value-type="string">
            <text:p>gencorps officer</text:p>
          </table:table-cell>
          <table:table-cell office:value-type="string">
            <text:p>20k</text:p>
          </table:table-cell>
          <table:table-cell office:value-type="string">
            <text:p>spaser</text:p>
          </table:table-cell>
          <table:table-cell office:value-type="string">
            <text:p>they do non e/b dmg</text:p>
          </table:table-cell>
        </table:table-row>
        <table:table-row table:style-name="ro1">
          <table:table-cell office:value-type="string">
            <text:p>genlab</text:p>
          </table:table-cell>
          <table:table-cell office:value-type="string">
            <text:p>professor bramatin</text:p>
          </table:table-cell>
          <table:table-cell office:value-type="string">
            <text:p>n/a</text:p>
          </table:table-cell>
          <table:table-cell office:value-type="string">
            <text:p>comlink</text:p>
          </table:table-cell>
          <table:table-cell office:value-type="string">
            <text:p>say comlink</text:p>
          </table:table-cell>
        </table:table-row>
        <table:table-row table:style-name="ro1">
          <table:table-cell office:value-type="string">
            <text:p>o'hare international airport</text:p>
          </table:table-cell>
          <table:table-cell table:number-columns-repeated="2" office:value-type="string">
            <text:p>n/a</text:p>
          </table:table-cell>
          <table:table-cell office:value-type="string">
            <text:p>dirty magazine</text:p>
          </table:table-cell>
          <table:table-cell office:value-type="string">
            <text:p>search baggage</text:p>
          </table:table-cell>
        </table:table-row>
        <table:table-row table:style-name="ro1">
          <table:table-cell office:value-type="string">
            <text:p>o'hare international airport</text:p>
          </table:table-cell>
          <table:table-cell office:value-type="string">
            <text:p>metal clipboard</text:p>
          </table:table-cell>
          <table:table-cell office:value-type="string">
            <text:p>20k</text:p>
          </table:table-cell>
          <table:table-cell office:value-type="string">
            <text:p>ticket agent</text:p>
          </table:table-cell>
          <table:table-cell/>
        </table:table-row>
        <table:table-row table:style-name="ro1">
          <table:table-cell office:value-type="string">
            <text:p>o'hare international airport</text:p>
          </table:table-cell>
          <table:table-cell office:value-type="string">
            <text:p>boarding pass</text:p>
          </table:table-cell>
          <table:table-cell table:number-columns-repeated="2" office:value-type="string">
            <text:p>n/a</text:p>
          </table:table-cell>
          <table:table-cell office:value-type="string">
            <text:p>kill agent and go east</text:p>
          </table:table-cell>
        </table:table-row>
        <table:table-row table:style-name="ro1">
          <table:table-cell office:value-type="string">
            <text:p>gencorps</text:p>
          </table:table-cell>
          <table:table-cell office:value-type="string">
            <text:p>gencorps officer</text:p>
          </table:table-cell>
          <table:table-cell office:value-type="string">
            <text:p>20k</text:p>
          </table:table-cell>
          <table:table-cell office:value-type="string">
            <text:p>neuronal armour</text:p>
          </table:table-cell>
          <table:table-cell/>
        </table:table-row>
        <table:table-row table:style-name="ro1">
          <table:table-cell office:value-type="string">
            <text:p>gencorps</text:p>
          </table:table-cell>
          <table:table-cell office:value-type="string">
            <text:p>compound guard</text:p>
          </table:table-cell>
          <table:table-cell office:value-type="string">
            <text:p>17k</text:p>
          </table:table-cell>
          <table:table-cell office:value-type="string">
            <text:p>gencorp body armour</text:p>
          </table:table-cell>
          <table:table-cell/>
        </table:table-row>
        <table:table-row table:style-name="ro1">
          <table:table-cell office:value-type="string">
            <text:p>air force base</text:p>
          </table:table-cell>
          <table:table-cell office:value-type="string">
            <text:p>security drone</text:p>
          </table:table-cell>
          <table:table-cell office:value-type="string">
            <text:p>24k</text:p>
          </table:table-cell>
          <table:table-cell office:value-type="string">
            <text:p>ares macrotech static suit</text:p>
          </table:table-cell>
          <table:table-cell/>
        </table:table-row>
        <table:table-row table:style-name="ro1">
          <table:table-cell office:value-type="string">
            <text:p>o'hare international airport</text:p>
          </table:table-cell>
          <table:table-cell office:value-type="string">
            <text:p>old man</text:p>
          </table:table-cell>
          <table:table-cell office:value-type="string">
            <text:p>20k</text:p>
          </table:table-cell>
          <table:table-cell office:value-type="string">
            <text:p>hawaiian shirt</text:p>
          </table:table-cell>
          <table:table-cell/>
        </table:table-row>
        <table:table-row table:style-name="ro1">
          <table:table-cell office:value-type="string">
            <text:p>silicon wraiths hq</text:p>
          </table:table-cell>
          <table:table-cell table:number-columns-repeated="2" office:value-type="string">
            <text:p>n/a</text:p>
          </table:table-cell>
          <table:table-cell office:value-type="string">
            <text:p>bottle of tequila</text:p>
          </table:table-cell>
          <table:table-cell office:value-type="string">
            <text:p>go to bar on first floor and search food</text:p>
          </table:table-cell>
        </table:table-row>
        <table:table-row table:style-name="ro1">
          <table:table-cell office:value-type="string">
            <text:p>outlaw train</text:p>
          </table:table-cell>
          <table:table-cell office:value-type="string">
            <text:p>lisa</text:p>
          </table:table-cell>
          <table:table-cell table:number-columns-repeated="3"/>
        </table:table-row>
        <table:table-row table:style-name="ro1">
          <table:table-cell office:value-type="string">
            <text:p>camazots</text:p>
          </table:table-cell>
          <table:table-cell table:number-columns-repeated="2" office:value-type="string">
            <text:p>n/a</text:p>
          </table:table-cell>
          <table:table-cell office:value-type="string">
            <text:p>chicago cubs cap</text:p>
          </table:table-cell>
          <table:table-cell office:value-type="string">
            <text:p>in the pub, check clothes, take cap</text:p>
          </table:table-cell>
        </table:table-row>
        <table:table-row table:style-name="ro1">
          <table:table-cell office:value-type="string">
            <text:p>camazots</text:p>
          </table:table-cell>
          <table:table-cell office:value-type="string">
            <text:p>one armed man</text:p>
          </table:table-cell>
          <table:table-cell/>
          <table:table-cell office:value-type="string">
            <text:p>vibrobat</text:p>
          </table:table-cell>
          <table:table-cell office:value-type="string">
            <text:p>mace</text:p>
          </table:table-cell>
        </table:table-row>
        <table:table-row table:style-name="ro1">
          <table:table-cell office:value-type="string">
            <text:p>ued installation</text:p>
          </table:table-cell>
          <table:table-cell office:value-type="string">
            <text:p>mineral mining equipment</text:p>
          </table:table-cell>
          <table:table-cell office:value-type="string">
            <text:p>n/a</text:p>
          </table:table-cell>
          <table:table-cell office:value-type="string">
            <text:p>gas mask</text:p>
          </table:table-cell>
          <table:table-cell office:value-type="string">
            <text:p>open cabinet in command center</text:p>
          </table:table-cell>
        </table:table-row>
        <table:table-row table:style-name="ro1">
          <table:table-cell office:value-type="string">
            <text:p>ued installation</text:p>
          </table:table-cell>
          <table:table-cell office:value-type="string">
            <text:p>gas mask</text:p>
          </table:table-cell>
          <table:table-cell office:value-type="string">
            <text:p>n/a</text:p>
          </table:table-cell>
          <table:table-cell office:value-type="string">
            <text:p>mineral mining equipment</text:p>
          </table:table-cell>
          <table:table-cell office:value-type="string">
            <text:p>open cabinet in command center</text:p>
          </table:table-cell>
        </table:table-row>
        <table:table-row table:style-name="ro1">
          <table:table-cell office:value-type="string">
            <text:p>abandoned building</text:p>
          </table:table-cell>
          <table:table-cell office:value-type="string">
            <text:p>vagrant</text:p>
          </table:table-cell>
          <table:table-cell office:value-type="string">
            <text:p>3k</text:p>
          </table:table-cell>
          <table:table-cell office:value-type="string">
            <text:p>a lunch box</text:p>
          </table:table-cell>
          <table:table-cell/>
        </table:table-row>
        <table:table-row table:style-name="ro1">
          <table:table-cell office:value-type="string">
            <text:p>oasis in the badlands</text:p>
          </table:table-cell>
          <table:table-cell table:number-columns-repeated="2" office:value-type="string">
            <text:p>n/a</text:p>
          </table:table-cell>
          <table:table-cell office:value-type="string">
            <text:p>blanket</text:p>
          </table:table-cell>
          <table:table-cell office:value-type="string">
            <text:p>search blankets in tent, get blanket</text:p>
          </table:table-cell>
        </table:table-row>
        <table:table-row table:style-name="ro1">
          <table:table-cell office:value-type="string">
            <text:p>oasis in the badlands</text:p>
          </table:table-cell>
          <table:table-cell office:value-type="string">
            <text:p>bandit</text:p>
          </table:table-cell>
          <table:table-cell office:value-type="string">
            <text:p>8k</text:p>
          </table:table-cell>
          <table:table-cell office:value-type="string">
            <text:p>visored helmet</text:p>
          </table:table-cell>
          <table:table-cell office:value-type="string">
            <text:p>search rack in armory</text:p>
          </table:table-cell>
        </table:table-row>
        <table:table-row table:style-name="ro1">
          <table:table-cell office:value-type="string">
            <text:p>oasis in the badlands</text:p>
          </table:table-cell>
          <table:table-cell office:value-type="string">
            <text:p>bandit</text:p>
          </table:table-cell>
          <table:table-cell office:value-type="string">
            <text:p>8k</text:p>
          </table:table-cell>
          <table:table-cell office:value-type="string">
            <text:p>large hunting knife</text:p>
          </table:table-cell>
          <table:table-cell/>
        </table:table-row>
      </table:table>
      <table:table table:name="cha" table:style-name="ta12" table:print="false">
        <office:forms form:automatic-focus="false" form:apply-design-mode="false"/>
        <table:table-column table:style-name="co86" table:default-cell-style-name="Default"/>
        <table:table-column table:style-name="co46" table:default-cell-style-name="Default"/>
        <table:table-column table:style-name="co4" table:default-cell-style-name="Default"/>
        <table:table-column table:style-name="co52" table:default-cell-style-name="Default"/>
        <table:table-column table:style-name="co90" table:default-cell-style-name="Default"/>
        <table:table-row table:style-name="ro1">
          <table:table-cell table:style-name="ce9" office:value-type="string">
            <text:p>Area</text:p>
          </table:table-cell>
          <table:table-cell table:style-name="ce9" office:value-type="string">
            <text:p>Mob</text:p>
          </table:table-cell>
          <table:table-cell table:style-name="ce9" office:value-type="string">
            <text:p>Class</text:p>
          </table:table-cell>
          <table:table-cell table:style-name="ce9" office:value-type="string">
            <text:p>Name</text:p>
          </table:table-cell>
          <table:table-cell table:style-name="ce9" office:value-type="string">
            <text:p>Notes</text:p>
          </table:table-cell>
        </table:table-row>
        <table:table-row table:style-name="ro1">
          <table:table-cell office:value-type="string">
            <text:p>veggie garden</text:p>
          </table:table-cell>
          <table:table-cell office:value-type="string">
            <text:p>cruel cabbage</text:p>
          </table:table-cell>
          <table:table-cell/>
          <table:table-cell office:value-type="string">
            <text:p>cruel cabbage shield</text:p>
          </table:table-cell>
          <table:table-cell/>
        </table:table-row>
        <table:table-row table:style-name="ro1">
          <table:table-cell office:value-type="string">
            <text:p>veggie garden</text:p>
          </table:table-cell>
          <table:table-cell office:value-type="string">
            <text:p>crazy carrot</text:p>
          </table:table-cell>
          <table:table-cell/>
          <table:table-cell office:value-type="string">
            <text:p>crazy carot top</text:p>
          </table:table-cell>
          <table:table-cell/>
        </table:table-row>
        <table:table-row table:style-name="ro1">
          <table:table-cell office:value-type="string">
            <text:p>veggie garden</text:p>
          </table:table-cell>
          <table:table-cell office:value-type="string">
            <text:p>carnivorous corn</text:p>
          </table:table-cell>
          <table:table-cell/>
          <table:table-cell office:value-type="string">
            <text:p>corn husk armor</text:p>
          </table:table-cell>
          <table:table-cell/>
        </table:table-row>
        <table:table-row table:style-name="ro1">
          <table:table-cell office:value-type="string">
            <text:p>darkmoore</text:p>
          </table:table-cell>
          <table:table-cell office:value-type="string">
            <text:p>shapeshifter</text:p>
          </table:table-cell>
          <table:table-cell/>
          <table:table-cell office:value-type="string">
            <text:p>amulet of the moon</text:p>
          </table:table-cell>
          <table:table-cell/>
        </table:table-row>
        <table:table-row table:style-name="ro1">
          <table:table-cell office:value-type="string">
            <text:p>darkmoore</text:p>
          </table:table-cell>
          <table:table-cell office:value-type="string">
            <text:p>berserk</text:p>
          </table:table-cell>
          <table:table-cell/>
          <table:table-cell office:value-type="string">
            <text:p>berserk carapace armour</text:p>
          </table:table-cell>
          <table:table-cell/>
        </table:table-row>
        <table:table-row table:style-name="ro1">
          <table:table-cell office:value-type="string">
            <text:p>darkmoore</text:p>
          </table:table-cell>
          <table:table-cell office:value-type="string">
            <text:p>berserk lord</text:p>
          </table:table-cell>
          <table:table-cell/>
          <table:table-cell office:value-type="string">
            <text:p>monstrous axe (enchanted)</text:p>
          </table:table-cell>
          <table:table-cell office:value-type="string">
            <text:p>buried deep in the darkmoore nightbreed area</text:p>
          </table:table-cell>
        </table:table-row>
        <table:table-row table:style-name="ro1">
          <table:table-cell office:value-type="string">
            <text:p>darkmoore</text:p>
          </table:table-cell>
          <table:table-cell table:number-columns-repeated="2"/>
          <table:table-cell office:value-type="string">
            <text:p>dark violet gem</text:p>
          </table:table-cell>
          <table:table-cell office:value-type="string">
            <text:p>east of berserk lord, see berserk lord</text:p>
          </table:table-cell>
        </table:table-row>
        <table:table-row table:style-name="ro1">
          <table:table-cell office:value-type="string">
            <text:p>darkmoore</text:p>
          </table:table-cell>
          <table:table-cell table:number-columns-repeated="2"/>
          <table:table-cell office:value-type="string">
            <text:p>large gold bar</text:p>
          </table:table-cell>
          <table:table-cell office:value-type="string">
            <text:p>east of berserk lord, see berserk lord</text:p>
          </table:table-cell>
        </table:table-row>
        <table:table-row table:style-name="ro1">
          <table:table-cell office:value-type="string">
            <text:p>darkmoore</text:p>
          </table:table-cell>
          <table:table-cell office:value-type="string">
            <text:p>cabal</text:p>
          </table:table-cell>
          <table:table-cell/>
          <table:table-cell office:value-type="string">
            <text:p>leather jacket</text:p>
          </table:table-cell>
          <table:table-cell/>
        </table:table-row>
        <table:table-row table:style-name="ro1">
          <table:table-cell office:value-type="string">
            <text:p>darkmoore</text:p>
          </table:table-cell>
          <table:table-cell office:value-type="string">
            <text:p>baphomet the baptiser</text:p>
          </table:table-cell>
          <table:table-cell/>
          <table:table-cell office:value-type="string">
            <text:p>blood of baphomet</text:p>
          </table:table-cell>
          <table:table-cell/>
        </table:table-row>
        <table:table-row table:style-name="ro1">
          <table:table-cell office:value-type="string">
            <text:p>seinfeld studio set</text:p>
          </table:table-cell>
          <table:table-cell office:value-type="string">
            <text:p>soup nazi</text:p>
          </table:table-cell>
          <table:table-cell/>
          <table:table-cell office:value-type="string">
            <text:p>crab bisque</text:p>
          </table:table-cell>
          <table:table-cell/>
        </table:table-row>
        <table:table-row table:style-name="ro1">
          <table:table-cell office:value-type="string">
            <text:p>r'lyeh</text:p>
          </table:table-cell>
          <table:table-cell office:value-type="string">
            <text:p>father dagon</text:p>
          </table:table-cell>
          <table:table-cell/>
          <table:table-cell office:value-type="string">
            <text:p>father dagon scales</text:p>
          </table:table-cell>
          <table:table-cell office:value-type="string">
            <text:p>can be shaped into main, cloak, shield, helmet, boots, gloves, breastplate, greaves</text:p>
          </table:table-cell>
        </table:table-row>
        <table:table-row table:style-name="ro1">
          <table:table-cell office:value-type="string">
            <text:p>r'lyeh</text:p>
          </table:table-cell>
          <table:table-cell office:value-type="string">
            <text:p>mother hydra</text:p>
          </table:table-cell>
          <table:table-cell/>
          <table:table-cell office:value-type="string">
            <text:p>mother hydra scales</text:p>
          </table:table-cell>
          <table:table-cell office:value-type="string">
            <text:p>can be shaped into main, cloak, shield, helmet, boots, gloves, breastplate, greaves</text:p>
          </table:table-cell>
        </table:table-row>
        <table:table-row table:style-name="ro1">
          <table:table-cell office:value-type="string">
            <text:p>diablo ii</text:p>
          </table:table-cell>
          <table:table-cell table:number-columns-repeated="2" office:value-type="string">
            <text:p>*</text:p>
          </table:table-cell>
          <table:table-cell office:value-type="string">
            <text:p>magic scroll</text:p>
          </table:table-cell>
          <table:table-cell office:value-type="string">
            <text:p>found a superheal scroll in normal herds</text:p>
          </table:table-cell>
        </table:table-row>
        <table:table-row table:style-name="ro1">
          <table:table-cell office:value-type="string">
            <text:p>the princess bride</text:p>
          </table:table-cell>
          <table:table-cell office:value-type="string">
            <text:p>shifty thief</text:p>
          </table:table-cell>
          <table:table-cell office:value-type="string">
            <text:p>50k</text:p>
          </table:table-cell>
          <table:table-cell office:value-type="string">
            <text:p>lantern</text:p>
          </table:table-cell>
          <table:table-cell office:value-type="string">
            <text:p>I think it just provides a light source</text:p>
          </table:table-cell>
        </table:table-row>
        <table:table-row table:style-name="ro1">
          <table:table-cell office:value-type="string">
            <text:p>crydee</text:p>
          </table:table-cell>
          <table:table-cell office:value-type="string">
            <text:p>merchants</text:p>
          </table:table-cell>
          <table:table-cell office:value-type="string">
            <text:p>&lt;1k</text:p>
          </table:table-cell>
          <table:table-cell office:value-type="string">
            <text:p>bag of holding</text:p>
          </table:table-cell>
          <table:table-cell office:value-type="string">
            <text:p>good bag</text:p>
          </table:table-cell>
        </table:table-row>
        <table:table-row table:style-name="ro1">
          <table:table-cell office:value-type="string">
            <text:p>smurfs</text:p>
          </table:table-cell>
          <table:table-cell office:value-type="string">
            <text:p>vanity smurf</text:p>
          </table:table-cell>
          <table:table-cell/>
          <table:table-cell office:value-type="string">
            <text:p>scissors</text:p>
          </table:table-cell>
          <table:table-cell office:value-type="string">
            <text:p>kill him and search room</text:p>
          </table:table-cell>
        </table:table-row>
        <table:table-row table:style-name="ro1">
          <table:table-cell office:value-type="string">
            <text:p>sin city</text:p>
          </table:table-cell>
          <table:table-cell office:value-type="string">
            <text:p>pride</text:p>
          </table:table-cell>
          <table:table-cell office:value-type="string">
            <text:p>7k</text:p>
          </table:table-cell>
          <table:table-cell office:value-type="string">
            <text:p>essence of pride</text:p>
          </table:table-cell>
          <table:table-cell/>
        </table:table-row>
        <table:table-row table:style-name="ro1">
          <table:table-cell office:value-type="string">
            <text:p>sin city</text:p>
          </table:table-cell>
          <table:table-cell office:value-type="string">
            <text:p>gluttony</text:p>
          </table:table-cell>
          <table:table-cell office:value-type="string">
            <text:p>7k</text:p>
          </table:table-cell>
          <table:table-cell office:value-type="string">
            <text:p>essence of gluttony</text:p>
          </table:table-cell>
          <table:table-cell/>
        </table:table-row>
        <table:table-row table:style-name="ro1">
          <table:table-cell office:value-type="string">
            <text:p>sin city</text:p>
          </table:table-cell>
          <table:table-cell office:value-type="string">
            <text:p>lust</text:p>
          </table:table-cell>
          <table:table-cell office:value-type="string">
            <text:p>7k</text:p>
          </table:table-cell>
          <table:table-cell office:value-type="string">
            <text:p>essence of lust</text:p>
          </table:table-cell>
          <table:table-cell/>
        </table:table-row>
        <table:table-row table:style-name="ro1">
          <table:table-cell office:value-type="string">
            <text:p>sin city</text:p>
          </table:table-cell>
          <table:table-cell office:value-type="string">
            <text:p>sloth</text:p>
          </table:table-cell>
          <table:table-cell office:value-type="string">
            <text:p>7k</text:p>
          </table:table-cell>
          <table:table-cell office:value-type="string">
            <text:p>essence of sloth</text:p>
          </table:table-cell>
          <table:table-cell/>
        </table:table-row>
        <table:table-row table:style-name="ro1">
          <table:table-cell office:value-type="string">
            <text:p>sin city</text:p>
          </table:table-cell>
          <table:table-cell office:value-type="string">
            <text:p>greed</text:p>
          </table:table-cell>
          <table:table-cell office:value-type="string">
            <text:p>7k</text:p>
          </table:table-cell>
          <table:table-cell office:value-type="string">
            <text:p>essence of greed</text:p>
          </table:table-cell>
          <table:table-cell/>
        </table:table-row>
        <table:table-row table:style-name="ro1">
          <table:table-cell office:value-type="string">
            <text:p>sin city</text:p>
          </table:table-cell>
          <table:table-cell office:value-type="string">
            <text:p>wrath</text:p>
          </table:table-cell>
          <table:table-cell office:value-type="string">
            <text:p>15k</text:p>
          </table:table-cell>
          <table:table-cell office:value-type="string">
            <text:p>essence of wrath</text:p>
          </table:table-cell>
          <table:table-cell/>
        </table:table-row>
        <table:table-row table:style-name="ro1">
          <table:table-cell office:value-type="string">
            <text:p>sin city</text:p>
          </table:table-cell>
          <table:table-cell office:value-type="string">
            <text:p>envy</text:p>
          </table:table-cell>
          <table:table-cell office:value-type="string">
            <text:p>7k</text:p>
          </table:table-cell>
          <table:table-cell office:value-type="string">
            <text:p>essence of envy</text:p>
          </table:table-cell>
          <table:table-cell/>
        </table:table-row>
        <table:table-row table:style-name="ro1">
          <table:table-cell office:value-type="string">
            <text:p>club chaos</text:p>
          </table:table-cell>
          <table:table-cell office:value-type="string">
            <text:p>kid</text:p>
          </table:table-cell>
          <table:table-cell/>
          <table:table-cell office:value-type="string">
            <text:p>dog collar</text:p>
          </table:table-cell>
          <table:table-cell/>
        </table:table-row>
        <table:table-row table:style-name="ro1">
          <table:table-cell office:value-type="string">
            <text:p>club chaos</text:p>
          </table:table-cell>
          <table:table-cell office:value-type="string">
            <text:p>bouncer</text:p>
          </table:table-cell>
          <table:table-cell/>
          <table:table-cell office:value-type="string">
            <text:p>magnum flashlight</text:p>
          </table:table-cell>
          <table:table-cell/>
        </table:table-row>
        <table:table-row table:style-name="ro1">
          <table:table-cell office:value-type="string">
            <text:p>club chaos</text:p>
          </table:table-cell>
          <table:table-cell office:value-type="string">
            <text:p>bootboy</text:p>
          </table:table-cell>
          <table:table-cell/>
          <table:table-cell office:value-type="string">
            <text:p>an old copy of “The Spirit of '69”</text:p>
          </table:table-cell>
          <table:table-cell/>
        </table:table-row>
        <table:table-row table:style-name="ro1">
          <table:table-cell office:value-type="string">
            <text:p>club chaos</text:p>
          </table:table-cell>
          <table:table-cell office:value-type="string">
            <text:p>will graham</text:p>
          </table:table-cell>
          <table:table-cell/>
          <table:table-cell office:value-type="string">
            <text:p>letter opener of death (enchanted)</text:p>
          </table:table-cell>
          <table:table-cell/>
        </table:table-row>
        <table:table-row table:style-name="ro1">
          <table:table-cell office:value-type="string">
            <text:p>beavis and butthead</text:p>
          </table:table-cell>
          <table:table-cell office:value-type="string">
            <text:p>butthead</text:p>
          </table:table-cell>
          <table:table-cell/>
          <table:table-cell office:value-type="string">
            <text:p>ac/dc shirt</text:p>
          </table:table-cell>
          <table:table-cell/>
        </table:table-row>
        <table:table-row table:style-name="ro1">
          <table:table-cell office:value-type="string">
            <text:p>beavis and butthead</text:p>
          </table:table-cell>
          <table:table-cell office:value-type="string">
            <text:p>stewart's mum</text:p>
          </table:table-cell>
          <table:table-cell/>
          <table:table-cell office:value-type="string">
            <text:p>dirty hanky</text:p>
          </table:table-cell>
          <table:table-cell/>
        </table:table-row>
        <table:table-row table:style-name="ro1">
          <table:table-cell office:value-type="string">
            <text:p>beavis and butthead</text:p>
          </table:table-cell>
          <table:table-cell office:value-type="string">
            <text:p>anderson</text:p>
          </table:table-cell>
          <table:table-cell/>
          <table:table-cell office:value-type="string">
            <text:p>anderson's glasses</text:p>
          </table:table-cell>
          <table:table-cell/>
        </table:table-row>
        <table:table-row table:style-name="ro1">
          <table:table-cell office:value-type="string">
            <text:p>gremlins</text:p>
          </table:table-cell>
          <table:table-cell office:value-type="string">
            <text:p>evil gremlin</text:p>
          </table:table-cell>
          <table:table-cell/>
          <table:table-cell office:value-type="string">
            <text:p>whiltshire kitchen knife (engremlined)</text:p>
          </table:table-cell>
          <table:table-cell/>
        </table:table-row>
        <table:table-row table:style-name="ro1">
          <table:table-cell office:value-type="string">
            <text:p>gremlins</text:p>
          </table:table-cell>
          <table:table-cell office:value-type="string">
            <text:p>punk gremlin</text:p>
          </table:table-cell>
          <table:table-cell/>
          <table:table-cell office:value-type="string">
            <text:p>the rainbow mowhawk</text:p>
          </table:table-cell>
          <table:table-cell/>
        </table:table-row>
        <table:table-row table:style-name="ro1">
          <table:table-cell office:value-type="string">
            <text:p>gamers house</text:p>
          </table:table-cell>
          <table:table-cell office:value-type="string">
            <text:p>hamper monster</text:p>
          </table:table-cell>
          <table:table-cell/>
          <table:table-cell office:value-type="string">
            <text:p>dirty shirt</text:p>
          </table:table-cell>
          <table:table-cell office:value-type="string">
            <text:p>open washer, put clothes in washer, put detergent in washer, close washer, run washer</text:p>
          </table:table-cell>
        </table:table-row>
        <table:table-row table:style-name="ro1">
          <table:table-cell office:value-type="string">
            <text:p>gamers house</text:p>
          </table:table-cell>
          <table:table-cell office:value-type="string">
            <text:p>hamper monster</text:p>
          </table:table-cell>
          <table:table-cell/>
          <table:table-cell office:value-type="string">
            <text:p>dirty shirt</text:p>
          </table:table-cell>
          <table:table-cell office:value-type="string">
            <text:p>open washer, open dryer, put clothesi n dryer, close dryer, run dryer, open dryer, put clothes in hamper</text:p>
          </table:table-cell>
        </table:table-row>
        <table:table-row table:style-name="ro1">
          <table:table-cell office:value-type="string">
            <text:p>gamers house</text:p>
          </table:table-cell>
          <table:table-cell office:value-type="string">
            <text:p>hamper monster</text:p>
          </table:table-cell>
          <table:table-cell/>
          <table:table-cell office:value-type="string">
            <text:p>ball of lint</text:p>
          </table:table-cell>
          <table:table-cell office:value-type="string">
            <text:p>get lint from dirty shirt</text:p>
          </table:table-cell>
        </table:table-row>
        <table:table-row table:style-name="ro1">
          <table:table-cell office:value-type="string">
            <text:p>gremlins</text:p>
          </table:table-cell>
          <table:table-cell office:value-type="string">
            <text:p>n/a</text:p>
          </table:table-cell>
          <table:table-cell/>
          <table:table-cell office:value-type="string">
            <text:p>secret camera</text:p>
          </table:table-cell>
          <table:table-cell office:value-type="string">
            <text:p>search se room, 'search camera', lets you take pictures of rooms and items/people?</text:p>
          </table:table-cell>
        </table:table-row>
        <table:table-row table:style-name="ro1">
          <table:table-cell office:value-type="string">
            <text:p>kandy mountain</text:p>
          </table:table-cell>
          <table:table-cell office:value-type="string">
            <text:p>n/a</text:p>
          </table:table-cell>
          <table:table-cell/>
          <table:table-cell office:value-type="string">
            <text:p>licorice</text:p>
          </table:table-cell>
          <table:table-cell office:value-type="string">
            <text:p>open doors in kount's castle</text:p>
          </table:table-cell>
        </table:table-row>
        <table:table-row table:style-name="ro1">
          <table:table-cell office:value-type="string">
            <text:p>linux fair</text:p>
          </table:table-cell>
          <table:table-cell office:value-type="string">
            <text:p>n/a</text:p>
          </table:table-cell>
          <table:table-cell/>
          <table:table-cell office:value-type="string">
            <text:p>linux*</text:p>
          </table:table-cell>
          <table:table-cell office:value-type="string">
            <text:p>gear in first room, smash glass, steal power</text:p>
          </table:table-cell>
        </table:table-row>
        <table:table-row table:style-name="ro1">
          <table:table-cell office:value-type="string">
            <text:p>r'lyeh</text:p>
          </table:table-cell>
          <table:table-cell office:value-type="string">
            <text:p>servitor</text:p>
          </table:table-cell>
          <table:table-cell office:value-type="string">
            <text:p>6k</text:p>
          </table:table-cell>
          <table:table-cell office:value-type="string">
            <text:p>strange, wooden flute</text:p>
          </table:table-cell>
          <table:table-cell/>
        </table:table-row>
        <table:table-row table:style-name="ro1">
          <table:table-cell office:value-type="string">
            <text:p>r'lyeh</text:p>
          </table:table-cell>
          <table:table-cell office:value-type="string">
            <text:p>llogotar</text:p>
          </table:table-cell>
          <table:table-cell/>
          <table:table-cell office:value-type="string">
            <text:p>black gem</text:p>
          </table:table-cell>
          <table:table-cell/>
        </table:table-row>
        <table:table-row table:style-name="ro1">
          <table:table-cell office:value-type="string">
            <text:p>r'lyeh</text:p>
          </table:table-cell>
          <table:table-cell office:value-type="string">
            <text:p>tiger shark</text:p>
          </table:table-cell>
          <table:table-cell/>
          <table:table-cell office:value-type="string">
            <text:p>fish gills</text:p>
          </table:table-cell>
          <table:table-cell/>
        </table:table-row>
        <table:table-row table:style-name="ro1">
          <table:table-cell office:value-type="string">
            <text:p>red creek</text:p>
          </table:table-cell>
          <table:table-cell table:number-columns-repeated="2" office:value-type="string">
            <text:p>n/a</text:p>
          </table:table-cell>
          <table:table-cell office:value-type="string">
            <text:p>bundle of spider silk</text:p>
          </table:table-cell>
          <table:table-cell office:value-type="string">
            <text:p>search pool in wormhole room, bag it! It dests...</text:p>
          </table:table-cell>
        </table:table-row>
        <table:table-row table:style-name="ro1">
          <table:table-cell office:value-type="string">
            <text:p>magic the gathering</text:p>
          </table:table-cell>
          <table:table-cell office:value-type="string">
            <text:p>flying man</text:p>
          </table:table-cell>
          <table:table-cell office:value-type="string">
            <text:p>9k</text:p>
          </table:table-cell>
          <table:table-cell office:value-type="string">
            <text:p>pair of multi colored pants</text:p>
          </table:table-cell>
          <table:table-cell/>
        </table:table-row>
        <table:table-row table:style-name="ro1">
          <table:table-cell office:value-type="string">
            <text:p>magic the gathering</text:p>
          </table:table-cell>
          <table:table-cell office:value-type="string">
            <text:p>mahamoti djinn</text:p>
          </table:table-cell>
          <table:table-cell office:value-type="string">
            <text:p>50k</text:p>
          </table:table-cell>
          <table:table-cell office:value-type="string">
            <text:p>richly embroidered vest</text:p>
          </table:table-cell>
          <table:table-cell/>
        </table:table-row>
        <table:table-row table:style-name="ro1">
          <table:table-cell office:value-type="string">
            <text:p>electric cave</text:p>
          </table:table-cell>
          <table:table-cell office:value-type="string">
            <text:p>shindrak the barbarian</text:p>
          </table:table-cell>
          <table:table-cell office:value-type="string">
            <text:p>27k</text:p>
          </table:table-cell>
          <table:table-cell office:value-type="string">
            <text:p>taragarth</text:p>
          </table:table-cell>
          <table:table-cell/>
        </table:table-row>
        <table:table-row table:style-name="ro11">
          <table:table-cell office:value-type="string">
            <text:p>larissa's funhouse</text:p>
          </table:table-cell>
          <table:table-cell office:value-type="string">
            <text:p>straw doormat</text:p>
          </table:table-cell>
          <table:table-cell office:value-type="string">
            <text:p>1.5k</text:p>
          </table:table-cell>
          <table:table-cell office:value-type="string">
            <text:p>straw doormat</text:p>
          </table:table-cell>
          <table:table-cell/>
        </table:table-row>
      </table:table>
      <table:table table:name="fan" table:style-name="ta7" table:print="false">
        <office:forms form:automatic-focus="false" form:apply-design-mode="false"/>
        <table:table-column table:style-name="co69" table:default-cell-style-name="Default"/>
        <table:table-column table:style-name="co55" table:default-cell-style-name="Default"/>
        <table:table-column table:style-name="co73" table:default-cell-style-name="Default"/>
        <table:table-column table:style-name="co77" table:default-cell-style-name="Default"/>
        <table:table-column table:style-name="co76" table:default-cell-style-name="Default"/>
        <table:table-column table:style-name="co81" table:default-cell-style-name="Default"/>
        <table:table-row table:style-name="ro1">
          <table:table-cell table:style-name="ce9" office:value-type="string">
            <text:p>Area</text:p>
          </table:table-cell>
          <table:table-cell table:style-name="ce9" office:value-type="string">
            <text:p>Mob</text:p>
          </table:table-cell>
          <table:table-cell table:style-name="ce9" office:value-type="string">
            <text:p>Class</text:p>
          </table:table-cell>
          <table:table-cell table:style-name="ce9" office:value-type="string">
            <text:p>Name</text:p>
          </table:table-cell>
          <table:table-cell table:style-name="ce9" office:value-type="string">
            <text:p>Notes</text:p>
          </table:table-cell>
          <table:table-cell/>
        </table:table-row>
        <table:table-row table:style-name="ro1">
          <table:table-cell office:value-type="string">
            <text:p>ao</text:p>
          </table:table-cell>
          <table:table-cell office:value-type="string">
            <text:p>krug</text:p>
          </table:table-cell>
          <table:table-cell/>
          <table:table-cell office:value-type="string">
            <text:p>goblin ale</text:p>
          </table:table-cell>
          <table:table-cell table:number-columns-repeated="2"/>
        </table:table-row>
        <table:table-row table:style-name="ro1">
          <table:table-cell office:value-type="string">
            <text:p>ao</text:p>
          </table:table-cell>
          <table:table-cell office:value-type="string">
            <text:p>zaubernuss</text:p>
          </table:table-cell>
          <table:table-cell office:value-type="string">
            <text:p>45k</text:p>
          </table:table-cell>
          <table:table-cell office:value-type="string">
            <text:p>a very small rock</text:p>
          </table:table-cell>
          <table:table-cell table:number-columns-repeated="2"/>
        </table:table-row>
        <table:table-row table:style-name="ro1">
          <table:table-cell office:value-type="string">
            <text:p>portal of life</text:p>
          </table:table-cell>
          <table:table-cell office:value-type="string">
            <text:p>cleric of cyric</text:p>
          </table:table-cell>
          <table:table-cell/>
          <table:table-cell office:value-type="string">
            <text:p>staff of twilight</text:p>
          </table:table-cell>
          <table:table-cell table:number-columns-repeated="2"/>
        </table:table-row>
        <table:table-row table:style-name="ro1">
          <table:table-cell office:value-type="string">
            <text:p>portal of life</text:p>
          </table:table-cell>
          <table:table-cell office:value-type="string">
            <text:p>cleric of cyric</text:p>
          </table:table-cell>
          <table:table-cell/>
          <table:table-cell office:value-type="string">
            <text:p>cloak of cyric</text:p>
          </table:table-cell>
          <table:table-cell table:number-columns-repeated="2"/>
        </table:table-row>
        <table:table-row table:style-name="ro1">
          <table:table-cell office:value-type="string">
            <text:p>portal of life</text:p>
          </table:table-cell>
          <table:table-cell office:value-type="string">
            <text:p>shadow guard</text:p>
          </table:table-cell>
          <table:table-cell/>
          <table:table-cell office:value-type="string">
            <text:p>shadow staff</text:p>
          </table:table-cell>
          <table:table-cell table:number-columns-repeated="2"/>
        </table:table-row>
        <table:table-row table:style-name="ro1">
          <table:table-cell office:value-type="string">
            <text:p>portal of life</text:p>
          </table:table-cell>
          <table:table-cell office:value-type="string">
            <text:p>evil templar</text:p>
          </table:table-cell>
          <table:table-cell/>
          <table:table-cell office:value-type="string">
            <text:p>templar helmet</text:p>
          </table:table-cell>
          <table:table-cell table:number-columns-repeated="2"/>
        </table:table-row>
        <table:table-row table:style-name="ro1">
          <table:table-cell office:value-type="string">
            <text:p>portal of life</text:p>
          </table:table-cell>
          <table:table-cell office:value-type="string">
            <text:p>wild stag</text:p>
          </table:table-cell>
          <table:table-cell/>
          <table:table-cell office:value-type="string">
            <text:p>stag antlers</text:p>
          </table:table-cell>
          <table:table-cell table:number-columns-repeated="2"/>
        </table:table-row>
        <table:table-row table:style-name="ro1">
          <table:table-cell office:value-type="string">
            <text:p>portal of life</text:p>
          </table:table-cell>
          <table:table-cell office:value-type="string">
            <text:p>baby dragon</text:p>
          </table:table-cell>
          <table:table-cell/>
          <table:table-cell office:value-type="string">
            <text:p>baby dragon talons</text:p>
          </table:table-cell>
          <table:table-cell table:number-columns-repeated="2"/>
        </table:table-row>
        <table:table-row table:style-name="ro1">
          <table:table-cell office:value-type="string">
            <text:p>portal of life</text:p>
          </table:table-cell>
          <table:table-cell office:value-type="string">
            <text:p>faerie lizard</text:p>
          </table:table-cell>
          <table:table-cell/>
          <table:table-cell office:value-type="string">
            <text:p>faerie lizard wings</text:p>
          </table:table-cell>
          <table:table-cell table:number-columns-repeated="2"/>
        </table:table-row>
        <table:table-row table:style-name="ro1">
          <table:table-cell office:value-type="string">
            <text:p>portal of life</text:p>
          </table:table-cell>
          <table:table-cell office:value-type="string">
            <text:p>rabid wolf</text:p>
          </table:table-cell>
          <table:table-cell/>
          <table:table-cell office:value-type="string">
            <text:p>wolf claws</text:p>
          </table:table-cell>
          <table:table-cell table:number-columns-repeated="2"/>
        </table:table-row>
        <table:table-row table:style-name="ro1">
          <table:table-cell office:value-type="string">
            <text:p>portal of life</text:p>
          </table:table-cell>
          <table:table-cell office:value-type="string">
            <text:p>sylvan elf</text:p>
          </table:table-cell>
          <table:table-cell/>
          <table:table-cell office:value-type="string">
            <text:p>sylvan sword</text:p>
          </table:table-cell>
          <table:table-cell table:number-columns-repeated="2"/>
        </table:table-row>
        <table:table-row table:style-name="ro1">
          <table:table-cell office:value-type="string">
            <text:p>portal of life</text:p>
          </table:table-cell>
          <table:table-cell table:number-columns-repeated="2"/>
          <table:table-cell office:value-type="string">
            <text:p>crystal key</text:p>
          </table:table-cell>
          <table:table-cell office:value-type="string">
            <text:p>north west nest, one on the right, search nest</text:p>
          </table:table-cell>
          <table:table-cell/>
        </table:table-row>
        <table:table-row table:style-name="ro1">
          <table:table-cell office:value-type="string">
            <text:p>portal of life</text:p>
          </table:table-cell>
          <table:table-cell office:value-type="string">
            <text:p>sylvan wizard</text:p>
          </table:table-cell>
          <table:table-cell/>
          <table:table-cell office:value-type="string">
            <text:p>rainbow amulet</text:p>
          </table:table-cell>
          <table:table-cell office:value-type="string">
            <text:p>inside a tree, north west of the area</text:p>
          </table:table-cell>
          <table:table-cell/>
        </table:table-row>
        <table:table-row table:style-name="ro1">
          <table:table-cell office:value-type="string">
            <text:p>portal of life</text:p>
          </table:table-cell>
          <table:table-cell table:number-columns-repeated="2"/>
          <table:table-cell office:value-type="string">
            <text:p>staff of the positive plane</text:p>
          </table:table-cell>
          <table:table-cell office:value-type="string">
            <text:p>southeast nest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 office:value-type="string">
            <text:p>tiburon</text:p>
          </table:table-cell>
          <table:table-cell/>
          <table:table-cell office:value-type="string">
            <text:p>shark jaw</text:p>
          </table:table-cell>
          <table:table-cell table:number-columns-repeated="2"/>
        </table:table-row>
        <table:table-row table:style-name="ro1">
          <table:table-cell office:value-type="string">
            <text:p>angelo</text:p>
          </table:table-cell>
          <table:table-cell table:number-columns-repeated="2"/>
          <table:table-cell office:value-type="string">
            <text:p>silver ring</text:p>
          </table:table-cell>
          <table:table-cell office:value-type="string">
            <text:p>in willow's house of wonders</text:p>
          </table:table-cell>
          <table:table-cell/>
        </table:table-row>
        <table:table-row table:style-name="ro1">
          <table:table-cell office:value-type="string">
            <text:p>troll bridge</text:p>
          </table:table-cell>
          <table:table-cell office:value-type="string">
            <text:p>gwillim the river-troll</text:p>
          </table:table-cell>
          <table:table-cell/>
          <table:table-cell office:value-type="string">
            <text:p>troll hide</text:p>
          </table:table-cell>
          <table:table-cell table:number-columns-repeated="2"/>
        </table:table-row>
        <table:table-row table:style-name="ro1">
          <table:table-cell office:value-type="string">
            <text:p>troll bridge</text:p>
          </table:table-cell>
          <table:table-cell office:value-type="string">
            <text:p>gwillim the river-troll</text:p>
          </table:table-cell>
          <table:table-cell/>
          <table:table-cell office:value-type="string">
            <text:p>troll corpse</text:p>
          </table:table-cell>
          <table:table-cell table:number-columns-repeated="2"/>
        </table:table-row>
        <table:table-row table:style-name="ro1">
          <table:table-cell office:value-type="string">
            <text:p>enchanted spring</text:p>
          </table:table-cell>
          <table:table-cell office:value-type="string">
            <text:p>silverwind</text:p>
          </table:table-cell>
          <table:table-cell office:value-type="string">
            <text:p>60k</text:p>
          </table:table-cell>
          <table:table-cell office:value-type="string">
            <text:p>gemstones</text:p>
          </table:table-cell>
          <table:table-cell office:value-type="string">
            <text:p>not sure what these do…</text:p>
          </table:table-cell>
          <table:table-cell/>
        </table:table-row>
        <table:table-row table:style-name="ro1">
          <table:table-cell office:value-type="string">
            <text:p>overlands</text:p>
          </table:table-cell>
          <table:table-cell office:value-type="string">
            <text:p>sinjun songsinger</text:p>
          </table:table-cell>
          <table:table-cell office:value-type="string">
            <text:p>140k</text:p>
          </table:table-cell>
          <table:table-cell office:value-type="string">
            <text:p>pommel</text:p>
          </table:table-cell>
          <table:table-cell office:value-type="string">
            <text:p>for a sword…?</text:p>
          </table:table-cell>
          <table:table-cell/>
        </table:table-row>
        <table:table-row table:style-name="ro1">
          <table:table-cell office:value-type="string">
            <text:p>taslen</text:p>
          </table:table-cell>
          <table:table-cell table:number-columns-repeated="2"/>
          <table:table-cell office:value-type="string">
            <text:p>mirrors</text:p>
          </table:table-cell>
          <table:table-cell office:value-type="string">
            <text:p>transfer sps to another</text:p>
          </table:table-cell>
          <table:table-cell/>
        </table:table-row>
        <table:table-row table:style-name="ro1">
          <table:table-cell office:value-type="string">
            <text:p>askar's manor</text:p>
          </table:table-cell>
          <table:table-cell office:value-type="string">
            <text:p>miranda</text:p>
          </table:table-cell>
          <table:table-cell/>
          <table:table-cell office:value-type="string">
            <text:p>scroll of enchant armour</text:p>
          </table:table-cell>
          <table:table-cell table:number-columns-repeated="2"/>
        </table:table-row>
        <table:table-row table:style-name="ro1">
          <table:table-cell office:value-type="string">
            <text:p>theatre of souls</text:p>
          </table:table-cell>
          <table:table-cell office:value-type="string">
            <text:p>n/a</text:p>
          </table:table-cell>
          <table:table-cell/>
          <table:table-cell office:value-type="string">
            <text:p>piece of green ribbon</text:p>
          </table:table-cell>
          <table:table-cell office:value-type="string">
            <text:p>upstairs, center room, search</text:p>
          </table:table-cell>
          <table:table-cell/>
        </table:table-row>
        <table:table-row table:style-name="ro1">
          <table:table-cell office:value-type="string">
            <text:p>theatre of souls</text:p>
          </table:table-cell>
          <table:table-cell office:value-type="string">
            <text:p>n/a</text:p>
          </table:table-cell>
          <table:table-cell/>
          <table:table-cell office:value-type="string">
            <text:p>timeworn journal</text:p>
          </table:table-cell>
          <table:table-cell office:value-type="string">
            <text:p>mens dressing room, search drawer after breaking lock</text:p>
          </table:table-cell>
          <table:table-cell/>
        </table:table-row>
        <table:table-row table:style-name="ro1">
          <table:table-cell office:value-type="string">
            <text:p>gnoll outpost</text:p>
          </table:table-cell>
          <table:table-cell table:number-columns-repeated="2"/>
          <table:table-cell office:value-type="string">
            <text:p>human rib bone</text:p>
          </table:table-cell>
          <table:table-cell office:value-type="string">
            <text:p>search pit in ne</text:p>
          </table:table-cell>
          <table:table-cell/>
        </table:table-row>
        <table:table-row table:style-name="ro1">
          <table:table-cell office:value-type="string">
            <text:p>arcanarton</text:p>
          </table:table-cell>
          <table:table-cell office:value-type="string">
            <text:p>n/a</text:p>
          </table:table-cell>
          <table:table-cell/>
          <table:table-cell office:value-type="string">
            <text:p>calculator</text:p>
          </table:table-cell>
          <table:table-cell office:value-type="string">
            <text:p>it's in a well on the east side of the tower, middle rooom</text:p>
          </table:table-cell>
          <table:table-cell/>
        </table:table-row>
        <table:table-row table:style-name="ro1">
          <table:table-cell office:value-type="string">
            <text:p>toy factory</text:p>
          </table:table-cell>
          <table:table-cell office:value-type="string">
            <text:p>santa claus</text:p>
          </table:table-cell>
          <table:table-cell/>
          <table:table-cell office:value-type="string">
            <text:p>magical bag</text:p>
          </table:table-cell>
          <table:table-cell office:value-type="string">
            <text:p>has gifts in it, open for coins, holds a decent amount</text:p>
          </table:table-cell>
          <table:table-cell/>
        </table:table-row>
        <table:table-row table:style-name="ro1">
          <table:table-cell office:value-type="string">
            <text:p>guiles forest</text:p>
          </table:table-cell>
          <table:table-cell office:value-type="string">
            <text:p>n/a</text:p>
          </table:table-cell>
          <table:table-cell/>
          <table:table-cell office:value-type="string">
            <text:p>blue blanket</text:p>
          </table:table-cell>
          <table:table-cell office:value-type="string">
            <text:p>nw corner of house, first floor in chest</text:p>
          </table:table-cell>
          <table:table-cell/>
        </table:table-row>
        <table:table-row table:style-name="ro1">
          <table:table-cell office:value-type="string">
            <text:p>serinth</text:p>
          </table:table-cell>
          <table:table-cell office:value-type="string">
            <text:p>electrapede</text:p>
          </table:table-cell>
          <table:table-cell office:value-type="string">
            <text:p>7k</text:p>
          </table:table-cell>
          <table:table-cell office:value-type="string">
            <text:p>royal blue exoskeleton</text:p>
          </table:table-cell>
          <table:table-cell office:value-type="string">
            <text:p>main</text:p>
          </table:table-cell>
          <table:table-cell/>
        </table:table-row>
        <table:table-row table:style-name="ro1">
          <table:table-cell office:value-type="string">
            <text:p>fort in the woods</text:p>
          </table:table-cell>
          <table:table-cell office:value-type="string">
            <text:p>large minotaur</text:p>
          </table:table-cell>
          <table:table-cell/>
          <table:table-cell office:value-type="string">
            <text:p>minotaur horns</text:p>
          </table:table-cell>
          <table:table-cell table:number-columns-repeated="2"/>
        </table:table-row>
        <table:table-row table:style-name="ro1">
          <table:table-cell office:value-type="string">
            <text:p>fort in the woods</text:p>
          </table:table-cell>
          <table:table-cell office:value-type="string">
            <text:p>large orc</text:p>
          </table:table-cell>
          <table:table-cell/>
          <table:table-cell office:value-type="string">
            <text:p>bandages</text:p>
          </table:table-cell>
          <table:table-cell table:number-columns-repeated="2"/>
        </table:table-row>
        <table:table-row table:style-name="ro1">
          <table:table-cell office:value-type="string">
            <text:p>fort in the woods</text:p>
          </table:table-cell>
          <table:table-cell office:value-type="string">
            <text:p>wizard</text:p>
          </table:table-cell>
          <table:table-cell/>
          <table:table-cell office:value-type="string">
            <text:p>purple wizard robes</text:p>
          </table:table-cell>
          <table:table-cell table:number-columns-repeated="2"/>
        </table:table-row>
        <table:table-row table:style-name="ro1">
          <table:table-cell office:value-type="string">
            <text:p>troll alliance</text:p>
          </table:table-cell>
          <table:table-cell table:number-columns-repeated="2" office:value-type="string">
            <text:p>n/a</text:p>
          </table:table-cell>
          <table:table-cell office:value-type="string">
            <text:p>dark spotted mushroom</text:p>
          </table:table-cell>
          <table:table-cell office:value-type="string">
            <text:p>room south of pub, pick mushroom</text:p>
          </table:table-cell>
          <table:table-cell/>
        </table:table-row>
        <table:table-row table:style-name="ro1">
          <table:table-cell office:value-type="string">
            <text:p>excavation site</text:p>
          </table:table-cell>
          <table:table-cell office:value-type="string">
            <text:p>dolo</text:p>
          </table:table-cell>
          <table:table-cell office:value-type="string">
            <text:p>54k</text:p>
          </table:table-cell>
          <table:table-cell office:value-type="string">
            <text:p>mummified dragon skull</text:p>
          </table:table-cell>
          <table:table-cell office:value-type="string">
            <text:p>?</text:p>
          </table:table-cell>
          <table:table-cell/>
        </table:table-row>
        <table:table-row table:style-name="ro1">
          <table:table-cell office:value-type="string">
            <text:p>troll hunter's village</text:p>
          </table:table-cell>
          <table:table-cell table:number-columns-repeated="2" office:value-type="string">
            <text:p>n/a</text:p>
          </table:table-cell>
          <table:table-cell office:value-type="string">
            <text:p>white stone</text:p>
          </table:table-cell>
          <table:table-cell table:number-columns-repeated="2"/>
        </table:table-row>
        <table:table-row table:style-name="ro1">
          <table:table-cell office:value-type="string">
            <text:p>troll hunter's village</text:p>
          </table:table-cell>
          <table:table-cell table:number-columns-repeated="2" office:value-type="string">
            <text:p>n/a</text:p>
          </table:table-cell>
          <table:table-cell office:value-type="string">
            <text:p>fish guts</text:p>
          </table:table-cell>
          <table:table-cell office:value-type="string">
            <text:p>at gord, search guts</text:p>
          </table:table-cell>
          <table:table-cell/>
        </table:table-row>
        <table:table-row table:style-name="ro1">
          <table:table-cell office:value-type="string">
            <text:p>troll hunter's village</text:p>
          </table:table-cell>
          <table:table-cell table:number-columns-repeated="2" office:value-type="string">
            <text:p>n/a</text:p>
          </table:table-cell>
          <table:table-cell office:value-type="string">
            <text:p>freshly tanned hide</text:p>
          </table:table-cell>
          <table:table-cell office:value-type="string">
            <text:p>search racks east of village</text:p>
          </table:table-cell>
          <table:table-cell office:value-type="string">
            <text:p>this is an unknown, for bsingers</text:p>
          </table:table-cell>
        </table:table-row>
        <table:table-row table:style-name="ro1">
          <table:table-cell office:value-type="string">
            <text:p>rampage (pegasus port)</text:p>
          </table:table-cell>
          <table:table-cell table:number-columns-repeated="2" office:value-type="string">
            <text:p>n/a</text:p>
          </table:table-cell>
          <table:table-cell office:value-type="string">
            <text:p>black rose</text:p>
          </table:table-cell>
          <table:table-cell office:value-type="string">
            <text:p>go to hidden norther exit and all west, pick rose</text:p>
          </table:table-cell>
          <table:table-cell/>
        </table:table-row>
        <table:table-row table:style-name="ro1">
          <table:table-cell office:value-type="string">
            <text:p>tunnels of the rohm giddor</text:p>
          </table:table-cell>
          <table:table-cell office:value-type="string">
            <text:p>fodohr</text:p>
          </table:table-cell>
          <table:table-cell/>
          <table:table-cell office:value-type="string">
            <text:p>cavascope</text:p>
          </table:table-cell>
          <table:table-cell table:number-columns-repeated="2"/>
        </table:table-row>
        <table:table-row table:style-name="ro1">
          <table:table-cell office:value-type="string">
            <text:p>dryad tree</text:p>
          </table:table-cell>
          <table:table-cell table:number-columns-repeated="2" office:value-type="string">
            <text:p>n/a</text:p>
          </table:table-cell>
          <table:table-cell office:value-type="string">
            <text:p>a bleached skull</text:p>
          </table:table-cell>
          <table:table-cell office:value-type="string">
            <text:p>top of tree</text:p>
          </table:table-cell>
          <table:table-cell/>
        </table:table-row>
        <table:table-row table:style-name="ro1">
          <table:table-cell office:value-type="string">
            <text:p>norgrith manor</text:p>
          </table:table-cell>
          <table:table-cell table:number-columns-repeated="2" office:value-type="string">
            <text:p>n/a</text:p>
          </table:table-cell>
          <table:table-cell office:value-type="string">
            <text:p>magnifying glass</text:p>
          </table:table-cell>
          <table:table-cell office:value-type="string">
            <text:p>search chair, ne library</text:p>
          </table:table-cell>
          <table:table-cell/>
        </table:table-row>
        <table:table-row table:style-name="ro1">
          <table:table-cell office:value-type="string">
            <text:p>catacombs (1)</text:p>
          </table:table-cell>
          <table:table-cell office:value-type="string">
            <text:p>huge skeleton</text:p>
          </table:table-cell>
          <table:table-cell office:value-type="string">
            <text:p>15k</text:p>
          </table:table-cell>
          <table:table-cell office:value-type="string">
            <text:p>white suit of armour</text:p>
          </table:table-cell>
          <table:table-cell table:number-columns-repeated="2"/>
        </table:table-row>
        <table:table-row table:style-name="ro1">
          <table:table-cell office:value-type="string">
            <text:p>fire giant lair</text:p>
          </table:table-cell>
          <table:table-cell office:value-type="string">
            <text:p>fire giant</text:p>
          </table:table-cell>
          <table:table-cell office:value-type="string">
            <text:p>18-30k</text:p>
          </table:table-cell>
          <table:table-cell office:value-type="string">
            <text:p>giant platemail</text:p>
          </table:table-cell>
          <table:table-cell table:number-columns-repeated="2"/>
        </table:table-row>
        <table:table-row table:style-name="ro1">
          <table:table-cell office:value-type="string">
            <text:p>durhal's ant caves</text:p>
          </table:table-cell>
          <table:table-cell office:value-type="string">
            <text:p>vagramon</text:p>
          </table:table-cell>
          <table:table-cell office:value-type="string">
            <text:p>15k</text:p>
          </table:table-cell>
          <table:table-cell office:value-type="string">
            <text:p>studded leather armour</text:p>
          </table:table-cell>
          <table:table-cell table:number-columns-repeated="2"/>
        </table:table-row>
        <table:table-row table:style-name="ro1">
          <table:table-cell office:value-type="string">
            <text:p>enchanted spring</text:p>
          </table:table-cell>
          <table:table-cell office:value-type="string">
            <text:p>remy</text:p>
          </table:table-cell>
          <table:table-cell office:value-type="string">
            <text:p>33k</text:p>
          </table:table-cell>
          <table:table-cell office:value-type="string">
            <text:p>iron breastplate</text:p>
          </table:table-cell>
          <table:table-cell table:number-columns-repeated="2"/>
        </table:table-row>
        <table:table-row table:style-name="ro1">
          <table:table-cell office:value-type="string">
            <text:p>Catacombs 1.0</text:p>
          </table:table-cell>
          <table:table-cell office:value-type="string">
            <text:p>duke of vampires</text:p>
          </table:table-cell>
          <table:table-cell office:value-type="string">
            <text:p>25k</text:p>
          </table:table-cell>
          <table:table-cell office:value-type="string">
            <text:p>golden platemail</text:p>
          </table:table-cell>
          <table:table-cell office:value-type="string">
            <text:p>good donate</text:p>
          </table:table-cell>
          <table:table-cell/>
        </table:table-row>
        <table:table-row table:style-name="ro1">
          <table:table-cell office:value-type="string">
            <text:p>Catacombs 1.0</text:p>
          </table:table-cell>
          <table:table-cell office:value-type="string">
            <text:p>vampire soldier</text:p>
          </table:table-cell>
          <table:table-cell office:value-type="string">
            <text:p>10k</text:p>
          </table:table-cell>
          <table:table-cell office:value-type="string">
            <text:p>silver platemail</text:p>
          </table:table-cell>
          <table:table-cell office:value-type="string">
            <text:p>good donate</text:p>
          </table:table-cell>
          <table:table-cell/>
        </table:table-row>
        <table:table-row table:style-name="ro1">
          <table:table-cell office:value-type="string">
            <text:p>Catacombs 1.0</text:p>
          </table:table-cell>
          <table:table-cell office:value-type="string">
            <text:p>vampire soldier</text:p>
          </table:table-cell>
          <table:table-cell office:value-type="string">
            <text:p>10k</text:p>
          </table:table-cell>
          <table:table-cell office:value-type="string">
            <text:p>silver slicer</text:p>
          </table:table-cell>
          <table:table-cell table:number-columns-repeated="2"/>
        </table:table-row>
        <table:table-row table:style-name="ro1">
          <table:table-cell office:value-type="string">
            <text:p>rampage (pegasus port)</text:p>
          </table:table-cell>
          <table:table-cell office:value-type="string">
            <text:p>ren ar</text:p>
          </table:table-cell>
          <table:table-cell office:value-type="string">
            <text:p>35k</text:p>
          </table:table-cell>
          <table:table-cell office:value-type="string">
            <text:p>sword of justice</text:p>
          </table:table-cell>
          <table:table-cell table:number-columns-repeated="2"/>
        </table:table-row>
        <table:table-row table:style-name="ro1">
          <table:table-cell office:value-type="string">
            <text:p>around the town of angelo</text:p>
          </table:table-cell>
          <table:table-cell office:value-type="string">
            <text:p>crystal guard</text:p>
          </table:table-cell>
          <table:table-cell office:value-type="string">
            <text:p>45k</text:p>
          </table:table-cell>
          <table:table-cell office:value-type="string">
            <text:p>crystal sword</text:p>
          </table:table-cell>
          <table:table-cell table:number-columns-repeated="2"/>
        </table:table-row>
        <table:table-row table:style-name="ro1">
          <table:table-cell office:value-type="string">
            <text:p>angelo</text:p>
          </table:table-cell>
          <table:table-cell office:value-type="string">
            <text:p>tower guard of the golden order</text:p>
          </table:table-cell>
          <table:table-cell office:value-type="string">
            <text:p>45k</text:p>
          </table:table-cell>
          <table:table-cell office:value-type="string">
            <text:p>golden sword</text:p>
          </table:table-cell>
          <table:table-cell table:number-columns-repeated="2"/>
        </table:table-row>
        <table:table-row table:style-name="ro1">
          <table:table-cell office:value-type="string">
            <text:p>orc village</text:p>
          </table:table-cell>
          <table:table-cell office:value-type="string">
            <text:p>orc soldier</text:p>
          </table:table-cell>
          <table:table-cell office:value-type="string">
            <text:p>46k</text:p>
          </table:table-cell>
          <table:table-cell office:value-type="string">
            <text:p>light leather armour</text:p>
          </table:table-cell>
          <table:table-cell table:number-columns-repeated="2"/>
        </table:table-row>
        <table:table-row table:style-name="ro1">
          <table:table-cell office:value-type="string">
            <text:p>orc village</text:p>
          </table:table-cell>
          <table:table-cell office:value-type="string">
            <text:p>orc soldier</text:p>
          </table:table-cell>
          <table:table-cell office:value-type="string">
            <text:p>46k</text:p>
          </table:table-cell>
          <table:table-cell office:value-type="string">
            <text:p>long, spiked club</text:p>
          </table:table-cell>
          <table:table-cell table:number-columns-repeated="2"/>
        </table:table-row>
        <table:table-row table:style-name="ro1">
          <table:table-cell office:value-type="string">
            <text:p>orc village</text:p>
          </table:table-cell>
          <table:table-cell office:value-type="string">
            <text:p>orc soldier</text:p>
          </table:table-cell>
          <table:table-cell office:value-type="string">
            <text:p>46k</text:p>
          </table:table-cell>
          <table:table-cell office:value-type="string">
            <text:p>pair of heavy leather boots</text:p>
          </table:table-cell>
          <table:table-cell table:number-columns-repeated="2"/>
        </table:table-row>
        <table:table-row table:style-name="ro1">
          <table:table-cell office:value-type="string">
            <text:p>orc village</text:p>
          </table:table-cell>
          <table:table-cell office:value-type="string">
            <text:p>burly orc</text:p>
          </table:table-cell>
          <table:table-cell office:value-type="string">
            <text:p>42k</text:p>
          </table:table-cell>
          <table:table-cell office:value-type="string">
            <text:p>pair of heavy leather boots</text:p>
          </table:table-cell>
          <table:table-cell table:number-columns-repeated="2"/>
        </table:table-row>
        <table:table-row table:style-name="ro1">
          <table:table-cell office:value-type="string">
            <text:p>orc village</text:p>
          </table:table-cell>
          <table:table-cell office:value-type="string">
            <text:p>burly orc</text:p>
          </table:table-cell>
          <table:table-cell office:value-type="string">
            <text:p>42k</text:p>
          </table:table-cell>
          <table:table-cell office:value-type="string">
            <text:p>long, spiked club</text:p>
          </table:table-cell>
          <table:table-cell table:number-columns-repeated="2"/>
        </table:table-row>
        <table:table-row table:style-name="ro1">
          <table:table-cell office:value-type="string">
            <text:p>orc village</text:p>
          </table:table-cell>
          <table:table-cell office:value-type="string">
            <text:p>orc commander</text:p>
          </table:table-cell>
          <table:table-cell office:value-type="string">
            <text:p>95k</text:p>
          </table:table-cell>
          <table:table-cell office:value-type="string">
            <text:p>sturdy leather armour</text:p>
          </table:table-cell>
          <table:table-cell table:number-columns-repeated="2"/>
        </table:table-row>
        <table:table-row table:style-name="ro1">
          <table:table-cell office:value-type="string">
            <text:p>orc village</text:p>
          </table:table-cell>
          <table:table-cell office:value-type="string">
            <text:p>orc commander</text:p>
          </table:table-cell>
          <table:table-cell office:value-type="string">
            <text:p>95k</text:p>
          </table:table-cell>
          <table:table-cell office:value-type="string">
            <text:p>large spear</text:p>
          </table:table-cell>
          <table:table-cell table:number-columns-repeated="2"/>
        </table:table-row>
        <table:table-row table:style-name="ro1">
          <table:table-cell office:value-type="string">
            <text:p>orc village</text:p>
          </table:table-cell>
          <table:table-cell office:value-type="string">
            <text:p>orc commander</text:p>
          </table:table-cell>
          <table:table-cell office:value-type="string">
            <text:p>95k</text:p>
          </table:table-cell>
          <table:table-cell office:value-type="string">
            <text:p>pair of heavy leather boots</text:p>
          </table:table-cell>
          <table:table-cell table:number-columns-repeated="2"/>
        </table:table-row>
        <table:table-row table:style-name="ro18">
          <table:table-cell office:value-type="string">
            <text:p>momentory keep</text:p>
          </table:table-cell>
          <table:table-cell office:value-type="string">
            <text:p>lord something...</text:p>
          </table:table-cell>
          <table:table-cell/>
          <table:table-cell office:value-type="string">
            <text:p>glowing cube</text:p>
          </table:table-cell>
          <table:table-cell table:number-columns-repeated="2"/>
        </table:table-row>
      </table:table>
      <table:table table:name="coins" table:style-name="ta4" table:print="false">
        <table:table-column table:style-name="co18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1" table:default-cell-style-name="ce7"/>
        <table:table-column table:style-name="co46" table:default-cell-style-name="Default"/>
        <table:table-row table:style-name="ro1">
          <table:table-cell table:style-name="ce2" office:value-type="string">
            <text:p>realm</text:p>
          </table:table-cell>
          <table:table-cell table:style-name="ce2" office:value-type="string">
            <text:p>area</text:p>
          </table:table-cell>
          <table:table-cell table:style-name="ce2" office:value-type="string">
            <text:p>mob(s)</text:p>
          </table:table-cell>
          <table:table-cell table:style-name="ce2" office:value-type="string">
            <text:p>item</text:p>
          </table:table-cell>
          <table:table-cell table:style-name="ce6" office:value-type="string">
            <text:p>Cha: 50</text:p>
          </table:table-cell>
          <table:table-cell/>
        </table:table-row>
        <table:table-row table:style-name="ro1">
          <table:table-cell office:value-type="string">
            <text:p>science</text:p>
          </table:table-cell>
          <table:table-cell office:value-type="string">
            <text:p>detroit</text:p>
          </table:table-cell>
          <table:table-cell office:value-type="string">
            <text:p>dealers/addicts</text:p>
          </table:table-cell>
          <table:table-cell office:value-type="string">
            <text:p>nuke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der'thalas</text:p>
          </table:table-cell>
          <table:table-cell office:value-type="string">
            <text:p>undead mobs</text:p>
          </table:table-cell>
          <table:table-cell office:value-type="string">
            <text:p>weapons</text:p>
          </table:table-cell>
          <table:table-cell office:value-type="float" office:value="600">
            <text:p>600</text:p>
          </table:table-cell>
          <table:table-cell office:value-type="string">
            <text:p>580-670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der'thalas</text:p>
          </table:table-cell>
          <table:table-cell office:value-type="string">
            <text:p>undead mobs</text:p>
          </table:table-cell>
          <table:table-cell office:value-type="string">
            <text:p>der'thalasian chainmail</text:p>
          </table:table-cell>
          <table:table-cell office:value-type="float" office:value="1000">
            <text:p>1,000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abbey</text:p>
          </table:table-cell>
          <table:table-cell office:value-type="string">
            <text:p>marcus</text:p>
          </table:table-cell>
          <table:table-cell office:value-type="string">
            <text:p>oathmaker</text:p>
          </table:table-cell>
          <table:table-cell office:value-type="float" office:value="1186">
            <text:p>1,186</text:p>
          </table:table-cell>
          <table:table-cell office:value-type="string">
            <text:p>by mistake, but good coins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abbey</text:p>
          </table:table-cell>
          <table:table-cell office:value-type="string">
            <text:p>knights</text:p>
          </table:table-cell>
          <table:table-cell office:value-type="string">
            <text:p>tranished eq</text:p>
          </table:table-cell>
          <table:table-cell office:value-type="float" office:value="600">
            <text:p>600</text:p>
          </table:table-cell>
          <table:table-cell office:value-type="string">
            <text:p>580-670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string">
            <text:p>xanth swamp</text:p>
          </table:table-cell>
          <table:table-cell office:value-type="string">
            <text:p>ogre mage</text:p>
          </table:table-cell>
          <table:table-cell office:value-type="string">
            <text:p>staff of the ogre mage</text:p>
          </table:table-cell>
          <table:table-cell office:value-type="float" office:value="950">
            <text:p>950</text:p>
          </table:table-cell>
          <table:table-cell/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database-ranges>
        <table:database-range table:name="__Anonymous_Sheet_DB__1" table:target-range-address="healing.A1:healing.G59" table:display-filter-buttons="true"/>
        <table:database-range table:name="__Anonymous_Sheet_DB__2" table:target-range-address="stats.A1:stats.I58" table:display-filter-buttons="true">
          <table:filter>
            <table:filter-or>
              <table:filter-condition table:field-number="7" table:value="wis" table:operator="contains"/>
              <table:filter-condition table:field-number="7" table:value="int" table:operator="contains"/>
            </table:filter-or>
          </table:filter>
        </table:database-range>
        <table:database-range table:target-range-address="tools.A1:tools.F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5P0" style:volatile="true">
      <number:number number:decimal-places="1" number:min-integer-digits="1" number:grouping="true"/>
      <number:text> </number:text>
    </number:number-style>
    <number:number-style style:name="N145P1" style:volatile="true">
      <number:text> (</number:text>
      <number:number number:decimal-places="1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1" number:min-integer-digits="1"/>
      <number:text>%</number:text>
    </number:percentage-style>
    <number:number-style style:name="N150P0" style:volatile="true">
      <number:number number:decimal-places="3" number:min-integer-digits="1" number:grouping="true"/>
      <number:text> </number:text>
    </number:number-style>
    <number:number-style style:name="N150P1" style:volatile="true">
      <number:text> (</number:text>
      <number:number number:decimal-places="3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number number:decimal-places="4" number:min-integer-digits="1" number:grouping="true"/>
      <number:text> </number:text>
    </number:number-style>
    <number:number-style style:name="N153P1" style:volatile="true">
      <number:text> (</number:text>
      <number:number number:decimal-places="4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5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8" number:min-integer-digits="1"/>
    </number:number-style>
    <number:number-style style:name="N157">
      <number:number number:decimal-places="7" number:min-integer-digits="1"/>
    </number:number-style>
    <number:number-style style:name="N158">
      <number:number number:decimal-places="6" number:min-integer-digits="1"/>
    </number:number-style>
    <number:number-style style:name="N159P0" style:volatile="true">
      <number:number number:decimal-places="0" number:min-integer-digits="1" number:grouping="true"/>
    </number:number-style>
    <number:number-style style:name="N159">
      <style:text-properties fo:color="#ff0000"/>
      <number:number number:decimal-places="0" number:min-integer-digits="1" number:grouping="true"/>
      <style:map style:condition="value()&gt;=0" style:apply-style-name="N159P0"/>
    </number:number-style>
    <number:number-style style:name="N160">
      <number:number number:decimal-places="1" number:min-integer-digits="1" number:grouping="true"/>
    </number:number-style>
    <number:number-style style:name="N161">
      <number:number number:decimal-places="3" number:min-integer-digits="1" number:grouping="true"/>
    </number:number-style>
    <number:number-style style:name="N162">
      <number:number number:decimal-places="4" number:min-integer-digits="1" number:grouping="true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5">12/25/2014</text:date>, <text:time>01:2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ands" style:display-name="PageStyle_wa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ves" style:display-name="PageStyle_stav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tions" style:display-name="PageStyle_po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" style:display-name="PageStyle_mis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i" style:display-name="PageStyle_sc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" style:display-name="PageStyle_ch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n" style:display-name="PageStyle_f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ddypants</meta:initial-creator>
    <meta:creation-date>2011-08-03T06:59:03</meta:creation-date>
    <dc:date>2014-12-25T01:26:08</dc:date>
    <meta:generator>OpenOffice/4.1.1$Unix OpenOffice.org_project/411m6$Build-9775</meta:generator>
    <meta:editing-duration>P1DT9H53M10S</meta:editing-duration>
    <meta:editing-cycles>413</meta:editing-cycles>
    <meta:document-statistic meta:table-count="12" meta:cell-count="2036" meta:object-count="0"/>
  </office:meta>
</office:document-meta>
</file>